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453.51pt" svg:height="255.09pt" svg:x="314.62pt" svg:y="36.74pt">
            <draw:object draw:notify-on-update-of-ranges="data.B1:data.B300 data.C1:data.C3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2.55111" calcext:value-type="float">
            <text:p>2.55111</text:p>
          </table:table-cell>
          <table:table-cell office:value-type="float" office:value="0.39198625" calcext:value-type="float">
            <text:p>0.39198625</text:p>
          </table:table-cell>
          <table:table-cell table:formula="of:=[.A1]" office:value-type="float" office:value="2.55111" calcext:value-type="float">
            <text:p>2.55111</text:p>
          </table:table-cell>
        </table:table-row>
        <table:table-row table:style-name="ro1">
          <table:table-cell office:value-type="float" office:value="0.7255055" calcext:value-type="float">
            <text:p>0.7255055</text:p>
          </table:table-cell>
          <table:table-cell office:value-type="float" office:value="1.3783493" calcext:value-type="float">
            <text:p>1.3783493</text:p>
          </table:table-cell>
          <table:table-cell table:formula="of:=[.C1]+[.A2]" office:value-type="float" office:value="3.2766155" calcext:value-type="float">
            <text:p>3.2766155</text:p>
          </table:table-cell>
        </table:table-row>
        <table:table-row table:style-name="ro1">
          <table:table-cell office:value-type="float" office:value="0.35394827" calcext:value-type="float">
            <text:p>0.35394827</text:p>
          </table:table-cell>
          <table:table-cell office:value-type="float" office:value="2.8252716" calcext:value-type="float">
            <text:p>2.8252716</text:p>
          </table:table-cell>
          <table:table-cell table:formula="of:=[.C2]+[.A3]" office:value-type="float" office:value="3.63056377" calcext:value-type="float">
            <text:p>3.63056377</text:p>
          </table:table-cell>
        </table:table-row>
        <table:table-row table:style-name="ro1">
          <table:table-cell office:value-type="float" office:value="0.20740062" calcext:value-type="float">
            <text:p>0.20740062</text:p>
          </table:table-cell>
          <table:table-cell office:value-type="float" office:value="4.821586" calcext:value-type="float">
            <text:p>4.821586</text:p>
          </table:table-cell>
          <table:table-cell table:formula="of:=[.C3]+[.A4]" office:value-type="float" office:value="3.83796439" calcext:value-type="float">
            <text:p>3.83796439</text:p>
          </table:table-cell>
        </table:table-row>
        <table:table-row table:style-name="ro1">
          <table:table-cell office:value-type="float" office:value="0.15120165" calcext:value-type="float">
            <text:p>0.15120165</text:p>
          </table:table-cell>
          <table:table-cell office:value-type="float" office:value="6.6136847" calcext:value-type="float">
            <text:p>6.6136847</text:p>
          </table:table-cell>
          <table:table-cell table:formula="of:=[.C4]+[.A5]" office:value-type="float" office:value="3.98916604" calcext:value-type="float">
            <text:p>3.98916604</text:p>
          </table:table-cell>
        </table:table-row>
        <table:table-row table:style-name="ro1">
          <table:table-cell office:value-type="float" office:value="0.123628594" calcext:value-type="float">
            <text:p>0.123628594</text:p>
          </table:table-cell>
          <table:table-cell office:value-type="float" office:value="8.088743" calcext:value-type="float">
            <text:p>8.088743</text:p>
          </table:table-cell>
          <table:table-cell table:formula="of:=[.C5]+[.A6]" office:value-type="float" office:value="4.112794634" calcext:value-type="float">
            <text:p>4.112794634</text:p>
          </table:table-cell>
        </table:table-row>
        <table:table-row table:style-name="ro1">
          <table:table-cell office:value-type="float" office:value="0.10827802" calcext:value-type="float">
            <text:p>0.10827802</text:p>
          </table:table-cell>
          <table:table-cell office:value-type="float" office:value="9.235485" calcext:value-type="float">
            <text:p>9.235485</text:p>
          </table:table-cell>
          <table:table-cell table:formula="of:=[.C6]+[.A7]" office:value-type="float" office:value="4.221072654" calcext:value-type="float">
            <text:p>4.221072654</text:p>
          </table:table-cell>
        </table:table-row>
        <table:table-row table:style-name="ro1">
          <table:table-cell office:value-type="float" office:value="0.099946596" calcext:value-type="float">
            <text:p>0.099946596</text:p>
          </table:table-cell>
          <table:table-cell office:value-type="float" office:value="10.005343" calcext:value-type="float">
            <text:p>10.005343</text:p>
          </table:table-cell>
          <table:table-cell table:formula="of:=[.C7]+[.A8]" office:value-type="float" office:value="4.32101925" calcext:value-type="float">
            <text:p>4.32101925</text:p>
          </table:table-cell>
        </table:table-row>
        <table:table-row table:style-name="ro1">
          <table:table-cell office:value-type="float" office:value="0.095231555" calcext:value-type="float">
            <text:p>0.095231555</text:p>
          </table:table-cell>
          <table:table-cell office:value-type="float" office:value="10.500721" calcext:value-type="float">
            <text:p>10.500721</text:p>
          </table:table-cell>
          <table:table-cell table:formula="of:=[.C8]+[.A9]" office:value-type="float" office:value="4.416250805" calcext:value-type="float">
            <text:p>4.416250805</text:p>
          </table:table-cell>
        </table:table-row>
        <table:table-row table:style-name="ro1">
          <table:table-cell office:value-type="float" office:value="0.09069963" calcext:value-type="float">
            <text:p>0.09069963</text:p>
          </table:table-cell>
          <table:table-cell office:value-type="float" office:value="11.025403" calcext:value-type="float">
            <text:p>11.025403</text:p>
          </table:table-cell>
          <table:table-cell table:formula="of:=[.C9]+[.A10]" office:value-type="float" office:value="4.506950435" calcext:value-type="float">
            <text:p>4.506950435</text:p>
          </table:table-cell>
        </table:table-row>
        <table:table-row table:style-name="ro1">
          <table:table-cell office:value-type="float" office:value="0.088960096" calcext:value-type="float">
            <text:p>0.088960096</text:p>
          </table:table-cell>
          <table:table-cell office:value-type="float" office:value="11.240995" calcext:value-type="float">
            <text:p>11.240995</text:p>
          </table:table-cell>
          <table:table-cell table:formula="of:=[.C10]+[.A11]" office:value-type="float" office:value="4.595910531" calcext:value-type="float">
            <text:p>4.595910531</text:p>
          </table:table-cell>
        </table:table-row>
        <table:table-row table:style-name="ro1">
          <table:table-cell office:value-type="float" office:value="0.08975357" calcext:value-type="float">
            <text:p>0.08975357</text:p>
          </table:table-cell>
          <table:table-cell office:value-type="float" office:value="11.141619" calcext:value-type="float">
            <text:p>11.141619</text:p>
          </table:table-cell>
          <table:table-cell table:formula="of:=[.C11]+[.A12]" office:value-type="float" office:value="4.685664101" calcext:value-type="float">
            <text:p>4.685664101</text:p>
          </table:table-cell>
        </table:table-row>
        <table:table-row table:style-name="ro1">
          <table:table-cell office:value-type="float" office:value="0.090608075" calcext:value-type="float">
            <text:p>0.090608075</text:p>
          </table:table-cell>
          <table:table-cell office:value-type="float" office:value="11.036543" calcext:value-type="float">
            <text:p>11.036543</text:p>
          </table:table-cell>
          <table:table-cell table:formula="of:=[.C12]+[.A13]" office:value-type="float" office:value="4.776272176" calcext:value-type="float">
            <text:p>4.776272176</text:p>
          </table:table-cell>
        </table:table-row>
        <table:table-row table:style-name="ro1">
          <table:table-cell office:value-type="float" office:value="0.091447316" calcext:value-type="float">
            <text:p>0.091447316</text:p>
          </table:table-cell>
          <table:table-cell office:value-type="float" office:value="10.935258" calcext:value-type="float">
            <text:p>10.935258</text:p>
          </table:table-cell>
          <table:table-cell table:formula="of:=[.C13]+[.A14]" office:value-type="float" office:value="4.867719492" calcext:value-type="float">
            <text:p>4.867719492</text:p>
          </table:table-cell>
        </table:table-row>
        <table:table-row table:style-name="ro1">
          <table:table-cell office:value-type="float" office:value="0.092271306" calcext:value-type="float">
            <text:p>0.092271306</text:p>
          </table:table-cell>
          <table:table-cell office:value-type="float" office:value="10.837605" calcext:value-type="float">
            <text:p>10.837605</text:p>
          </table:table-cell>
          <table:table-cell table:formula="of:=[.C14]+[.A15]" office:value-type="float" office:value="4.959990798" calcext:value-type="float">
            <text:p>4.959990798</text:p>
          </table:table-cell>
        </table:table-row>
        <table:table-row table:style-name="ro1">
          <table:table-cell office:value-type="float" office:value="0.09314107" calcext:value-type="float">
            <text:p>0.09314107</text:p>
          </table:table-cell>
          <table:table-cell office:value-type="float" office:value="10.7364025" calcext:value-type="float">
            <text:p>10.7364025</text:p>
          </table:table-cell>
          <table:table-cell table:formula="of:=[.C15]+[.A16]" office:value-type="float" office:value="5.053131868" calcext:value-type="float">
            <text:p>5.053131868</text:p>
          </table:table-cell>
        </table:table-row>
        <table:table-row table:style-name="ro1">
          <table:table-cell office:value-type="float" office:value="0.094026096" calcext:value-type="float">
            <text:p>0.094026096</text:p>
          </table:table-cell>
          <table:table-cell office:value-type="float" office:value="10.635345" calcext:value-type="float">
            <text:p>10.635345</text:p>
          </table:table-cell>
          <table:table-cell table:formula="of:=[.C16]+[.A17]" office:value-type="float" office:value="5.147157964" calcext:value-type="float">
            <text:p>5.147157964</text:p>
          </table:table-cell>
        </table:table-row>
        <table:table-row table:style-name="ro1">
          <table:table-cell office:value-type="float" office:value="0.09485008" calcext:value-type="float">
            <text:p>0.09485008</text:p>
          </table:table-cell>
          <table:table-cell office:value-type="float" office:value="10.5429535" calcext:value-type="float">
            <text:p>10.5429535</text:p>
          </table:table-cell>
          <table:table-cell table:formula="of:=[.C17]+[.A18]" office:value-type="float" office:value="5.242008044" calcext:value-type="float">
            <text:p>5.242008044</text:p>
          </table:table-cell>
        </table:table-row>
        <table:table-row table:style-name="ro1">
          <table:table-cell office:value-type="float" office:value="0.09575036" calcext:value-type="float">
            <text:p>0.09575036</text:p>
          </table:table-cell>
          <table:table-cell office:value-type="float" office:value="10.443825" calcext:value-type="float">
            <text:p>10.443825</text:p>
          </table:table-cell>
          <table:table-cell table:formula="of:=[.C18]+[.A19]" office:value-type="float" office:value="5.337758404" calcext:value-type="float">
            <text:p>5.337758404</text:p>
          </table:table-cell>
        </table:table-row>
        <table:table-row table:style-name="ro1">
          <table:table-cell office:value-type="float" office:value="0.096513316" calcext:value-type="float">
            <text:p>0.096513316</text:p>
          </table:table-cell>
          <table:table-cell office:value-type="float" office:value="10.361265" calcext:value-type="float">
            <text:p>10.361265</text:p>
          </table:table-cell>
          <table:table-cell table:formula="of:=[.C19]+[.A20]" office:value-type="float" office:value="5.43427172" calcext:value-type="float">
            <text:p>5.43427172</text:p>
          </table:table-cell>
        </table:table-row>
        <table:table-row table:style-name="ro1">
          <table:table-cell office:value-type="float" office:value="0.09719997" calcext:value-type="float">
            <text:p>0.09719997</text:p>
          </table:table-cell>
          <table:table-cell office:value-type="float" office:value="10.28807" calcext:value-type="float">
            <text:p>10.28807</text:p>
          </table:table-cell>
          <table:table-cell table:formula="of:=[.C20]+[.A21]" office:value-type="float" office:value="5.53147169" calcext:value-type="float">
            <text:p>5.53147169</text:p>
          </table:table-cell>
        </table:table-row>
        <table:table-row table:style-name="ro1">
          <table:table-cell office:value-type="float" office:value="0.09721523" calcext:value-type="float">
            <text:p>0.09721523</text:p>
          </table:table-cell>
          <table:table-cell office:value-type="float" office:value="10.286454" calcext:value-type="float">
            <text:p>10.286454</text:p>
          </table:table-cell>
          <table:table-cell table:formula="of:=[.C21]+[.A22]" office:value-type="float" office:value="5.62868692" calcext:value-type="float">
            <text:p>5.62868692</text:p>
          </table:table-cell>
        </table:table-row>
        <table:table-row table:style-name="ro1">
          <table:table-cell office:value-type="float" office:value="0.09643702" calcext:value-type="float">
            <text:p>0.09643702</text:p>
          </table:table-cell>
          <table:table-cell office:value-type="float" office:value="10.369462" calcext:value-type="float">
            <text:p>10.369462</text:p>
          </table:table-cell>
          <table:table-cell table:formula="of:=[.C22]+[.A23]" office:value-type="float" office:value="5.72512394" calcext:value-type="float">
            <text:p>5.72512394</text:p>
          </table:table-cell>
        </table:table-row>
        <table:table-row table:style-name="ro1">
          <table:table-cell office:value-type="float" office:value="0.09552148" calcext:value-type="float">
            <text:p>0.09552148</text:p>
          </table:table-cell>
          <table:table-cell office:value-type="float" office:value="10.468849" calcext:value-type="float">
            <text:p>10.468849</text:p>
          </table:table-cell>
          <table:table-cell table:formula="of:=[.C23]+[.A24]" office:value-type="float" office:value="5.82064542" calcext:value-type="float">
            <text:p>5.82064542</text:p>
          </table:table-cell>
        </table:table-row>
        <table:table-row table:style-name="ro1">
          <table:table-cell office:value-type="float" office:value="0.09553674" calcext:value-type="float">
            <text:p>0.09553674</text:p>
          </table:table-cell>
          <table:table-cell office:value-type="float" office:value="10.467177" calcext:value-type="float">
            <text:p>10.467177</text:p>
          </table:table-cell>
          <table:table-cell table:formula="of:=[.C24]+[.A25]" office:value-type="float" office:value="5.91618216" calcext:value-type="float">
            <text:p>5.91618216</text:p>
          </table:table-cell>
        </table:table-row>
        <table:table-row table:style-name="ro1">
          <table:table-cell office:value-type="float" office:value="0.09599451" calcext:value-type="float">
            <text:p>0.09599451</text:p>
          </table:table-cell>
          <table:table-cell office:value-type="float" office:value="10.417262" calcext:value-type="float">
            <text:p>10.417262</text:p>
          </table:table-cell>
          <table:table-cell table:formula="of:=[.C25]+[.A26]" office:value-type="float" office:value="6.01217667" calcext:value-type="float">
            <text:p>6.01217667</text:p>
          </table:table-cell>
        </table:table-row>
        <table:table-row table:style-name="ro1">
          <table:table-cell office:value-type="float" office:value="0.096299686" calcext:value-type="float">
            <text:p>0.096299686</text:p>
          </table:table-cell>
          <table:table-cell office:value-type="float" office:value="10.38425" calcext:value-type="float">
            <text:p>10.38425</text:p>
          </table:table-cell>
          <table:table-cell table:formula="of:=[.C26]+[.A27]" office:value-type="float" office:value="6.108476356" calcext:value-type="float">
            <text:p>6.108476356</text:p>
          </table:table-cell>
        </table:table-row>
        <table:table-row table:style-name="ro1">
          <table:table-cell office:value-type="float" office:value="0.09602503" calcext:value-type="float">
            <text:p>0.09602503</text:p>
          </table:table-cell>
          <table:table-cell office:value-type="float" office:value="10.413952" calcext:value-type="float">
            <text:p>10.413952</text:p>
          </table:table-cell>
          <table:table-cell table:formula="of:=[.C27]+[.A28]" office:value-type="float" office:value="6.204501386" calcext:value-type="float">
            <text:p>6.204501386</text:p>
          </table:table-cell>
        </table:table-row>
        <table:table-row table:style-name="ro1">
          <table:table-cell office:value-type="float" office:value="0.0958114" calcext:value-type="float">
            <text:p>0.0958114</text:p>
          </table:table-cell>
          <table:table-cell office:value-type="float" office:value="10.437172" calcext:value-type="float">
            <text:p>10.437172</text:p>
          </table:table-cell>
          <table:table-cell table:formula="of:=[.C28]+[.A29]" office:value-type="float" office:value="6.300312786" calcext:value-type="float">
            <text:p>6.300312786</text:p>
          </table:table-cell>
        </table:table-row>
        <table:table-row table:style-name="ro1">
          <table:table-cell office:value-type="float" office:value="0.096055545" calcext:value-type="float">
            <text:p>0.096055545</text:p>
          </table:table-cell>
          <table:table-cell office:value-type="float" office:value="10.410643" calcext:value-type="float">
            <text:p>10.410643</text:p>
          </table:table-cell>
          <table:table-cell table:formula="of:=[.C29]+[.A30]" office:value-type="float" office:value="6.396368331" calcext:value-type="float">
            <text:p>6.396368331</text:p>
          </table:table-cell>
        </table:table-row>
        <table:table-row table:style-name="ro1">
          <table:table-cell office:value-type="float" office:value="0.09639124" calcext:value-type="float">
            <text:p>0.09639124</text:p>
          </table:table-cell>
          <table:table-cell office:value-type="float" office:value="10.374387" calcext:value-type="float">
            <text:p>10.374387</text:p>
          </table:table-cell>
          <table:table-cell table:formula="of:=[.C30]+[.A31]" office:value-type="float" office:value="6.492759571" calcext:value-type="float">
            <text:p>6.492759571</text:p>
          </table:table-cell>
        </table:table-row>
        <table:table-row table:style-name="ro1">
          <table:table-cell office:value-type="float" office:value="0.09626917" calcext:value-type="float">
            <text:p>0.09626917</text:p>
          </table:table-cell>
          <table:table-cell office:value-type="float" office:value="10.387542" calcext:value-type="float">
            <text:p>10.387542</text:p>
          </table:table-cell>
          <table:table-cell table:formula="of:=[.C31]+[.A32]" office:value-type="float" office:value="6.589028741" calcext:value-type="float">
            <text:p>6.589028741</text:p>
          </table:table-cell>
        </table:table-row>
        <table:table-row table:style-name="ro1">
          <table:table-cell office:value-type="float" office:value="0.095704585" calcext:value-type="float">
            <text:p>0.095704585</text:p>
          </table:table-cell>
          <table:table-cell office:value-type="float" office:value="10.44882" calcext:value-type="float">
            <text:p>10.44882</text:p>
          </table:table-cell>
          <table:table-cell table:formula="of:=[.C32]+[.A33]" office:value-type="float" office:value="6.684733326" calcext:value-type="float">
            <text:p>6.684733326</text:p>
          </table:table-cell>
        </table:table-row>
        <table:table-row table:style-name="ro1">
          <table:table-cell office:value-type="float" office:value="0.09564355" calcext:value-type="float">
            <text:p>0.09564355</text:p>
          </table:table-cell>
          <table:table-cell office:value-type="float" office:value="10.455488" calcext:value-type="float">
            <text:p>10.455488</text:p>
          </table:table-cell>
          <table:table-cell table:formula="of:=[.C33]+[.A34]" office:value-type="float" office:value="6.780376876" calcext:value-type="float">
            <text:p>6.780376876</text:p>
          </table:table-cell>
        </table:table-row>
        <table:table-row table:style-name="ro1">
          <table:table-cell office:value-type="float" office:value="0.095826656" calcext:value-type="float">
            <text:p>0.095826656</text:p>
          </table:table-cell>
          <table:table-cell office:value-type="float" office:value="10.43551" calcext:value-type="float">
            <text:p>10.43551</text:p>
          </table:table-cell>
          <table:table-cell table:formula="of:=[.C34]+[.A35]" office:value-type="float" office:value="6.876203532" calcext:value-type="float">
            <text:p>6.876203532</text:p>
          </table:table-cell>
        </table:table-row>
        <table:table-row table:style-name="ro1">
          <table:table-cell office:value-type="float" office:value="0.09541466" calcext:value-type="float">
            <text:p>0.09541466</text:p>
          </table:table-cell>
          <table:table-cell office:value-type="float" office:value="10.48057" calcext:value-type="float">
            <text:p>10.48057</text:p>
          </table:table-cell>
          <table:table-cell table:formula="of:=[.C35]+[.A36]" office:value-type="float" office:value="6.971618192" calcext:value-type="float">
            <text:p>6.971618192</text:p>
          </table:table-cell>
        </table:table-row>
        <table:table-row table:style-name="ro1">
          <table:table-cell office:value-type="float" office:value="0.0948043" calcext:value-type="float">
            <text:p>0.0948043</text:p>
          </table:table-cell>
          <table:table-cell office:value-type="float" office:value="10.548044" calcext:value-type="float">
            <text:p>10.548044</text:p>
          </table:table-cell>
          <table:table-cell table:formula="of:=[.C36]+[.A37]" office:value-type="float" office:value="7.066422492" calcext:value-type="float">
            <text:p>7.066422492</text:p>
          </table:table-cell>
        </table:table-row>
        <table:table-row table:style-name="ro1">
          <table:table-cell office:value-type="float" office:value="0.09474327" calcext:value-type="float">
            <text:p>0.09474327</text:p>
          </table:table-cell>
          <table:table-cell office:value-type="float" office:value="10.554839" calcext:value-type="float">
            <text:p>10.554839</text:p>
          </table:table-cell>
          <table:table-cell table:formula="of:=[.C37]+[.A38]" office:value-type="float" office:value="7.161165762" calcext:value-type="float">
            <text:p>7.161165762</text:p>
          </table:table-cell>
        </table:table-row>
        <table:table-row table:style-name="ro1">
          <table:table-cell office:value-type="float" office:value="0.09507897" calcext:value-type="float">
            <text:p>0.09507897</text:p>
          </table:table-cell>
          <table:table-cell office:value-type="float" office:value="10.517573" calcext:value-type="float">
            <text:p>10.517573</text:p>
          </table:table-cell>
          <table:table-cell table:formula="of:=[.C38]+[.A39]" office:value-type="float" office:value="7.256244732" calcext:value-type="float">
            <text:p>7.256244732</text:p>
          </table:table-cell>
        </table:table-row>
        <table:table-row table:style-name="ro1">
          <table:table-cell office:value-type="float" office:value="0.09507897" calcext:value-type="float">
            <text:p>0.09507897</text:p>
          </table:table-cell>
          <table:table-cell office:value-type="float" office:value="10.517573" calcext:value-type="float">
            <text:p>10.517573</text:p>
          </table:table-cell>
          <table:table-cell table:formula="of:=[.C39]+[.A40]" office:value-type="float" office:value="7.351323702" calcext:value-type="float">
            <text:p>7.351323702</text:p>
          </table:table-cell>
        </table:table-row>
        <table:table-row table:style-name="ro1">
          <table:table-cell office:value-type="float" office:value="0.0946212" calcext:value-type="float">
            <text:p>0.0946212</text:p>
          </table:table-cell>
          <table:table-cell office:value-type="float" office:value="10.568456" calcext:value-type="float">
            <text:p>10.568456</text:p>
          </table:table-cell>
          <table:table-cell table:formula="of:=[.C40]+[.A41]" office:value-type="float" office:value="7.445944902" calcext:value-type="float">
            <text:p>7.445944902</text:p>
          </table:table-cell>
        </table:table-row>
        <table:table-row table:style-name="ro1">
          <table:table-cell office:value-type="float" office:value="0.09452964" calcext:value-type="float">
            <text:p>0.09452964</text:p>
          </table:table-cell>
          <table:table-cell office:value-type="float" office:value="10.5786915" calcext:value-type="float">
            <text:p>10.5786915</text:p>
          </table:table-cell>
          <table:table-cell table:formula="of:=[.C41]+[.A42]" office:value-type="float" office:value="7.540474542" calcext:value-type="float">
            <text:p>7.540474542</text:p>
          </table:table-cell>
        </table:table-row>
        <table:table-row table:style-name="ro1">
          <table:table-cell office:value-type="float" office:value="0.09471275" calcext:value-type="float">
            <text:p>0.09471275</text:p>
          </table:table-cell>
          <table:table-cell office:value-type="float" office:value="10.55824" calcext:value-type="float">
            <text:p>10.55824</text:p>
          </table:table-cell>
          <table:table-cell table:formula="of:=[.C42]+[.A43]" office:value-type="float" office:value="7.635187292" calcext:value-type="float">
            <text:p>7.635187292</text:p>
          </table:table-cell>
        </table:table-row>
        <table:table-row table:style-name="ro1">
          <table:table-cell office:value-type="float" office:value="0.09456016" calcext:value-type="float">
            <text:p>0.09456016</text:p>
          </table:table-cell>
          <table:table-cell office:value-type="float" office:value="10.575277" calcext:value-type="float">
            <text:p>10.575277</text:p>
          </table:table-cell>
          <table:table-cell table:formula="of:=[.C43]+[.A44]" office:value-type="float" office:value="7.729747452" calcext:value-type="float">
            <text:p>7.729747452</text:p>
          </table:table-cell>
        </table:table-row>
        <table:table-row table:style-name="ro1">
          <table:table-cell office:value-type="float" office:value="0.094300754" calcext:value-type="float">
            <text:p>0.094300754</text:p>
          </table:table-cell>
          <table:table-cell office:value-type="float" office:value="10.604369" calcext:value-type="float">
            <text:p>10.604369</text:p>
          </table:table-cell>
          <table:table-cell table:formula="of:=[.C44]+[.A45]" office:value-type="float" office:value="7.824048206" calcext:value-type="float">
            <text:p>7.824048206</text:p>
          </table:table-cell>
        </table:table-row>
        <table:table-row table:style-name="ro1">
          <table:table-cell office:value-type="float" office:value="0.09431601" calcext:value-type="float">
            <text:p>0.09431601</text:p>
          </table:table-cell>
          <table:table-cell office:value-type="float" office:value="10.6026535" calcext:value-type="float">
            <text:p>10.6026535</text:p>
          </table:table-cell>
          <table:table-cell table:formula="of:=[.C45]+[.A46]" office:value-type="float" office:value="7.918364216" calcext:value-type="float">
            <text:p>7.918364216</text:p>
          </table:table-cell>
        </table:table-row>
        <table:table-row table:style-name="ro1">
          <table:table-cell office:value-type="float" office:value="0.094499126" calcext:value-type="float">
            <text:p>0.094499126</text:p>
          </table:table-cell>
          <table:table-cell office:value-type="float" office:value="10.582108" calcext:value-type="float">
            <text:p>10.582108</text:p>
          </table:table-cell>
          <table:table-cell table:formula="of:=[.C46]+[.A47]" office:value-type="float" office:value="8.012863342" calcext:value-type="float">
            <text:p>8.012863342</text:p>
          </table:table-cell>
        </table:table-row>
        <table:table-row table:style-name="ro1">
          <table:table-cell office:value-type="float" office:value="0.09448387" calcext:value-type="float">
            <text:p>0.09448387</text:p>
          </table:table-cell>
          <table:table-cell office:value-type="float" office:value="10.583817" calcext:value-type="float">
            <text:p>10.583817</text:p>
          </table:table-cell>
          <table:table-cell table:formula="of:=[.C47]+[.A48]" office:value-type="float" office:value="8.107347212" calcext:value-type="float">
            <text:p>8.107347212</text:p>
          </table:table-cell>
        </table:table-row>
        <table:table-row table:style-name="ro1">
          <table:table-cell office:value-type="float" office:value="0.094407566" calcext:value-type="float">
            <text:p>0.094407566</text:p>
          </table:table-cell>
          <table:table-cell office:value-type="float" office:value="10.592371" calcext:value-type="float">
            <text:p>10.592371</text:p>
          </table:table-cell>
          <table:table-cell table:formula="of:=[.C48]+[.A49]" office:value-type="float" office:value="8.201754778" calcext:value-type="float">
            <text:p>8.201754778</text:p>
          </table:table-cell>
        </table:table-row>
        <table:table-row table:style-name="ro1">
          <table:table-cell office:value-type="float" office:value="0.09448387" calcext:value-type="float">
            <text:p>0.09448387</text:p>
          </table:table-cell>
          <table:table-cell office:value-type="float" office:value="10.583817" calcext:value-type="float">
            <text:p>10.583817</text:p>
          </table:table-cell>
          <table:table-cell table:formula="of:=[.C49]+[.A50]" office:value-type="float" office:value="8.296238648" calcext:value-type="float">
            <text:p>8.296238648</text:p>
          </table:table-cell>
        </table:table-row>
        <table:table-row table:style-name="ro1">
          <table:table-cell office:value-type="float" office:value="0.09452964" calcext:value-type="float">
            <text:p>0.09452964</text:p>
          </table:table-cell>
          <table:table-cell office:value-type="float" office:value="10.5786915" calcext:value-type="float">
            <text:p>10.5786915</text:p>
          </table:table-cell>
          <table:table-cell table:formula="of:=[.C50]+[.A51]" office:value-type="float" office:value="8.390768288" calcext:value-type="float">
            <text:p>8.390768288</text:p>
          </table:table-cell>
        </table:table-row>
        <table:table-row table:style-name="ro1">
          <table:table-cell office:value-type="float" office:value="0.09443808" calcext:value-type="float">
            <text:p>0.09443808</text:p>
          </table:table-cell>
          <table:table-cell office:value-type="float" office:value="10.588948" calcext:value-type="float">
            <text:p>10.588948</text:p>
          </table:table-cell>
          <table:table-cell table:formula="of:=[.C51]+[.A52]" office:value-type="float" office:value="8.485206368" calcext:value-type="float">
            <text:p>8.485206368</text:p>
          </table:table-cell>
        </table:table-row>
        <table:table-row table:style-name="ro1">
          <table:table-cell office:value-type="float" office:value="0.09452964" calcext:value-type="float">
            <text:p>0.09452964</text:p>
          </table:table-cell>
          <table:table-cell office:value-type="float" office:value="10.5786915" calcext:value-type="float">
            <text:p>10.5786915</text:p>
          </table:table-cell>
          <table:table-cell table:formula="of:=[.C52]+[.A53]" office:value-type="float" office:value="8.579736008" calcext:value-type="float">
            <text:p>8.579736008</text:p>
          </table:table-cell>
        </table:table-row>
        <table:table-row table:style-name="ro1">
          <table:table-cell office:value-type="float" office:value="0.09460594" calcext:value-type="float">
            <text:p>0.09460594</text:p>
          </table:table-cell>
          <table:table-cell office:value-type="float" office:value="10.570161" calcext:value-type="float">
            <text:p>10.570161</text:p>
          </table:table-cell>
          <table:table-cell table:formula="of:=[.C53]+[.A54]" office:value-type="float" office:value="8.674341948" calcext:value-type="float">
            <text:p>8.674341948</text:p>
          </table:table-cell>
        </table:table-row>
        <table:table-row table:style-name="ro1">
          <table:table-cell office:value-type="float" office:value="0.09459068" calcext:value-type="float">
            <text:p>0.09459068</text:p>
          </table:table-cell>
          <table:table-cell office:value-type="float" office:value="10.571866" calcext:value-type="float">
            <text:p>10.571866</text:p>
          </table:table-cell>
          <table:table-cell table:formula="of:=[.C54]+[.A55]" office:value-type="float" office:value="8.76893262799999" calcext:value-type="float">
            <text:p>8.76893262799999</text:p>
          </table:table-cell>
        </table:table-row>
        <table:table-row table:style-name="ro1">
          <table:table-cell office:value-type="float" office:value="0.09457542" calcext:value-type="float">
            <text:p>0.09457542</text:p>
          </table:table-cell>
          <table:table-cell office:value-type="float" office:value="10.573571" calcext:value-type="float">
            <text:p>10.573571</text:p>
          </table:table-cell>
          <table:table-cell table:formula="of:=[.C55]+[.A56]" office:value-type="float" office:value="8.86350804799999" calcext:value-type="float">
            <text:p>8.86350804799999</text:p>
          </table:table-cell>
        </table:table-row>
        <table:table-row table:style-name="ro1">
          <table:table-cell office:value-type="float" office:value="0.09468223" calcext:value-type="float">
            <text:p>0.09468223</text:p>
          </table:table-cell>
          <table:table-cell office:value-type="float" office:value="10.561644" calcext:value-type="float">
            <text:p>10.561644</text:p>
          </table:table-cell>
          <table:table-cell table:formula="of:=[.C56]+[.A57]" office:value-type="float" office:value="8.958190278" calcext:value-type="float">
            <text:p>8.958190278</text:p>
          </table:table-cell>
        </table:table-row>
        <table:table-row table:style-name="ro1">
          <table:table-cell office:value-type="float" office:value="0.09491111" calcext:value-type="float">
            <text:p>0.09491111</text:p>
          </table:table-cell>
          <table:table-cell office:value-type="float" office:value="10.536174" calcext:value-type="float">
            <text:p>10.536174</text:p>
          </table:table-cell>
          <table:table-cell table:formula="of:=[.C57]+[.A58]" office:value-type="float" office:value="9.05310138799999" calcext:value-type="float">
            <text:p>9.05310138799999</text:p>
          </table:table-cell>
        </table:table-row>
        <table:table-row table:style-name="ro1">
          <table:table-cell office:value-type="float" office:value="0.09520104" calcext:value-type="float">
            <text:p>0.09520104</text:p>
          </table:table-cell>
          <table:table-cell office:value-type="float" office:value="10.504087" calcext:value-type="float">
            <text:p>10.504087</text:p>
          </table:table-cell>
          <table:table-cell table:formula="of:=[.C58]+[.A59]" office:value-type="float" office:value="9.14830242799999" calcext:value-type="float">
            <text:p>9.14830242799999</text:p>
          </table:table-cell>
        </table:table-row>
        <table:table-row table:style-name="ro1">
          <table:table-cell office:value-type="float" office:value="0.09538414" calcext:value-type="float">
            <text:p>0.09538414</text:p>
          </table:table-cell>
          <table:table-cell office:value-type="float" office:value="10.483923" calcext:value-type="float">
            <text:p>10.483923</text:p>
          </table:table-cell>
          <table:table-cell table:formula="of:=[.C59]+[.A60]" office:value-type="float" office:value="9.24368656799999" calcext:value-type="float">
            <text:p>9.24368656799999</text:p>
          </table:table-cell>
        </table:table-row>
        <table:table-row table:style-name="ro1">
          <table:table-cell office:value-type="float" office:value="0.09567407" calcext:value-type="float">
            <text:p>0.09567407</text:p>
          </table:table-cell>
          <table:table-cell office:value-type="float" office:value="10.452153" calcext:value-type="float">
            <text:p>10.452153</text:p>
          </table:table-cell>
          <table:table-cell table:formula="of:=[.C60]+[.A61]" office:value-type="float" office:value="9.33936063799999" calcext:value-type="float">
            <text:p>9.33936063799999</text:p>
          </table:table-cell>
        </table:table-row>
        <table:table-row table:style-name="ro1">
          <table:table-cell office:value-type="float" office:value="0.09578088" calcext:value-type="float">
            <text:p>0.09578088</text:p>
          </table:table-cell>
          <table:table-cell office:value-type="float" office:value="10.440497" calcext:value-type="float">
            <text:p>10.440497</text:p>
          </table:table-cell>
          <table:table-cell table:formula="of:=[.C61]+[.A62]" office:value-type="float" office:value="9.43514151799999" calcext:value-type="float">
            <text:p>9.43514151799999</text:p>
          </table:table-cell>
        </table:table-row>
        <table:table-row table:style-name="ro1">
          <table:table-cell office:value-type="float" office:value="0.09597925" calcext:value-type="float">
            <text:p>0.09597925</text:p>
          </table:table-cell>
          <table:table-cell office:value-type="float" office:value="10.418919" calcext:value-type="float">
            <text:p>10.418919</text:p>
          </table:table-cell>
          <table:table-cell table:formula="of:=[.C62]+[.A63]" office:value-type="float" office:value="9.53112076799999" calcext:value-type="float">
            <text:p>9.53112076799999</text:p>
          </table:table-cell>
        </table:table-row>
        <table:table-row table:style-name="ro1">
          <table:table-cell office:value-type="float" office:value="0.09625391" calcext:value-type="float">
            <text:p>0.09625391</text:p>
          </table:table-cell>
          <table:table-cell office:value-type="float" office:value="10.389188" calcext:value-type="float">
            <text:p>10.389188</text:p>
          </table:table-cell>
          <table:table-cell table:formula="of:=[.C63]+[.A64]" office:value-type="float" office:value="9.62737467799999" calcext:value-type="float">
            <text:p>9.62737467799999</text:p>
          </table:table-cell>
        </table:table-row>
        <table:table-row table:style-name="ro1">
          <table:table-cell office:value-type="float" office:value="0.09639124" calcext:value-type="float">
            <text:p>0.09639124</text:p>
          </table:table-cell>
          <table:table-cell office:value-type="float" office:value="10.374387" calcext:value-type="float">
            <text:p>10.374387</text:p>
          </table:table-cell>
          <table:table-cell table:formula="of:=[.C64]+[.A65]" office:value-type="float" office:value="9.72376591799999" calcext:value-type="float">
            <text:p>9.72376591799999</text:p>
          </table:table-cell>
        </table:table-row>
        <table:table-row table:style-name="ro1">
          <table:table-cell office:value-type="float" office:value="0.09649806" calcext:value-type="float">
            <text:p>0.09649806</text:p>
          </table:table-cell>
          <table:table-cell office:value-type="float" office:value="10.362904" calcext:value-type="float">
            <text:p>10.362904</text:p>
          </table:table-cell>
          <table:table-cell table:formula="of:=[.C65]+[.A66]" office:value-type="float" office:value="9.82026397799999" calcext:value-type="float">
            <text:p>9.82026397799999</text:p>
          </table:table-cell>
        </table:table-row>
        <table:table-row table:style-name="ro1">
          <table:table-cell office:value-type="float" office:value="0.0964065" calcext:value-type="float">
            <text:p>0.0964065</text:p>
          </table:table-cell>
          <table:table-cell office:value-type="float" office:value="10.372745" calcext:value-type="float">
            <text:p>10.372745</text:p>
          </table:table-cell>
          <table:table-cell table:formula="of:=[.C66]+[.A67]" office:value-type="float" office:value="9.91667047799999" calcext:value-type="float">
            <text:p>9.91667047799999</text:p>
          </table:table-cell>
        </table:table-row>
        <table:table-row table:style-name="ro1">
          <table:table-cell office:value-type="float" office:value="0.09646754" calcext:value-type="float">
            <text:p>0.09646754</text:p>
          </table:table-cell>
          <table:table-cell office:value-type="float" office:value="10.366181" calcext:value-type="float">
            <text:p>10.366181</text:p>
          </table:table-cell>
          <table:table-cell table:formula="of:=[.C67]+[.A68]" office:value-type="float" office:value="10.013138018" calcext:value-type="float">
            <text:p>10.013138018</text:p>
          </table:table-cell>
        </table:table-row>
        <table:table-row table:style-name="ro1">
          <table:table-cell office:value-type="float" office:value="0.09660487" calcext:value-type="float">
            <text:p>0.09660487</text:p>
          </table:table-cell>
          <table:table-cell office:value-type="float" office:value="10.351446" calcext:value-type="float">
            <text:p>10.351446</text:p>
          </table:table-cell>
          <table:table-cell table:formula="of:=[.C68]+[.A69]" office:value-type="float" office:value="10.109742888" calcext:value-type="float">
            <text:p>10.109742888</text:p>
          </table:table-cell>
        </table:table-row>
        <table:table-row table:style-name="ro1">
          <table:table-cell office:value-type="float" office:value="0.09683375" calcext:value-type="float">
            <text:p>0.09683375</text:p>
          </table:table-cell>
          <table:table-cell office:value-type="float" office:value="10.326979" calcext:value-type="float">
            <text:p>10.326979</text:p>
          </table:table-cell>
          <table:table-cell table:formula="of:=[.C69]+[.A70]" office:value-type="float" office:value="10.206576638" calcext:value-type="float">
            <text:p>10.206576638</text:p>
          </table:table-cell>
        </table:table-row>
        <table:table-row table:style-name="ro1">
          <table:table-cell office:value-type="float" office:value="0.096894786" calcext:value-type="float">
            <text:p>0.096894786</text:p>
          </table:table-cell>
          <table:table-cell office:value-type="float" office:value="10.320474" calcext:value-type="float">
            <text:p>10.320474</text:p>
          </table:table-cell>
          <table:table-cell table:formula="of:=[.C70]+[.A71]" office:value-type="float" office:value="10.303471424" calcext:value-type="float">
            <text:p>10.303471424</text:p>
          </table:table-cell>
        </table:table-row>
        <table:table-row table:style-name="ro1">
          <table:table-cell office:value-type="float" office:value="0.09703212" calcext:value-type="float">
            <text:p>0.09703212</text:p>
          </table:table-cell>
          <table:table-cell office:value-type="float" office:value="10.305865" calcext:value-type="float">
            <text:p>10.305865</text:p>
          </table:table-cell>
          <table:table-cell table:formula="of:=[.C71]+[.A72]" office:value-type="float" office:value="10.400503544" calcext:value-type="float">
            <text:p>10.400503544</text:p>
          </table:table-cell>
        </table:table-row>
        <table:table-row table:style-name="ro1">
          <table:table-cell office:value-type="float" office:value="0.09723049" calcext:value-type="float">
            <text:p>0.09723049</text:p>
          </table:table-cell>
          <table:table-cell office:value-type="float" office:value="10.284841" calcext:value-type="float">
            <text:p>10.284841</text:p>
          </table:table-cell>
          <table:table-cell table:formula="of:=[.C72]+[.A73]" office:value-type="float" office:value="10.497734034" calcext:value-type="float">
            <text:p>10.497734034</text:p>
          </table:table-cell>
        </table:table-row>
        <table:table-row table:style-name="ro1">
          <table:table-cell office:value-type="float" office:value="0.09739833" calcext:value-type="float">
            <text:p>0.09739833</text:p>
          </table:table-cell>
          <table:table-cell office:value-type="float" office:value="10.267117" calcext:value-type="float">
            <text:p>10.267117</text:p>
          </table:table-cell>
          <table:table-cell table:formula="of:=[.C73]+[.A74]" office:value-type="float" office:value="10.595132364" calcext:value-type="float">
            <text:p>10.595132364</text:p>
          </table:table-cell>
        </table:table-row>
        <table:table-row table:style-name="ro1">
          <table:table-cell office:value-type="float" office:value="0.09739833" calcext:value-type="float">
            <text:p>0.09739833</text:p>
          </table:table-cell>
          <table:table-cell office:value-type="float" office:value="10.267117" calcext:value-type="float">
            <text:p>10.267117</text:p>
          </table:table-cell>
          <table:table-cell table:formula="of:=[.C74]+[.A75]" office:value-type="float" office:value="10.692530694" calcext:value-type="float">
            <text:p>10.692530694</text:p>
          </table:table-cell>
        </table:table-row>
        <table:table-row table:style-name="ro1">
          <table:table-cell office:value-type="float" office:value="0.09748989" calcext:value-type="float">
            <text:p>0.09748989</text:p>
          </table:table-cell>
          <table:table-cell office:value-type="float" office:value="10.257474" calcext:value-type="float">
            <text:p>10.257474</text:p>
          </table:table-cell>
          <table:table-cell table:formula="of:=[.C75]+[.A76]" office:value-type="float" office:value="10.790020584" calcext:value-type="float">
            <text:p>10.790020584</text:p>
          </table:table-cell>
        </table:table-row>
        <table:table-row table:style-name="ro1">
          <table:table-cell office:value-type="float" office:value="0.097734034" calcext:value-type="float">
            <text:p>0.097734034</text:p>
          </table:table-cell>
          <table:table-cell office:value-type="float" office:value="10.231851" calcext:value-type="float">
            <text:p>10.231851</text:p>
          </table:table-cell>
          <table:table-cell table:formula="of:=[.C76]+[.A77]" office:value-type="float" office:value="10.887754618" calcext:value-type="float">
            <text:p>10.887754618</text:p>
          </table:table-cell>
        </table:table-row>
        <table:table-row table:style-name="ro1">
          <table:table-cell office:value-type="float" office:value="0.09791715" calcext:value-type="float">
            <text:p>0.09791715</text:p>
          </table:table-cell>
          <table:table-cell office:value-type="float" office:value="10.212715" calcext:value-type="float">
            <text:p>10.212715</text:p>
          </table:table-cell>
          <table:table-cell table:formula="of:=[.C77]+[.A78]" office:value-type="float" office:value="10.985671768" calcext:value-type="float">
            <text:p>10.985671768</text:p>
          </table:table-cell>
        </table:table-row>
        <table:table-row table:style-name="ro1">
          <table:table-cell office:value-type="float" office:value="0.097734034" calcext:value-type="float">
            <text:p>0.097734034</text:p>
          </table:table-cell>
          <table:table-cell office:value-type="float" office:value="10.231851" calcext:value-type="float">
            <text:p>10.231851</text:p>
          </table:table-cell>
          <table:table-cell table:formula="of:=[.C78]+[.A79]" office:value-type="float" office:value="11.083405802" calcext:value-type="float">
            <text:p>11.083405802</text:p>
          </table:table-cell>
        </table:table-row>
        <table:table-row table:style-name="ro1">
          <table:table-cell office:value-type="float" office:value="0.097673" calcext:value-type="float">
            <text:p>0.097673</text:p>
          </table:table-cell>
          <table:table-cell office:value-type="float" office:value="10.238244" calcext:value-type="float">
            <text:p>10.238244</text:p>
          </table:table-cell>
          <table:table-cell table:formula="of:=[.C79]+[.A80]" office:value-type="float" office:value="11.181078802" calcext:value-type="float">
            <text:p>11.181078802</text:p>
          </table:table-cell>
        </table:table-row>
        <table:table-row table:style-name="ro1">
          <table:table-cell office:value-type="float" office:value="0.09799344" calcext:value-type="float">
            <text:p>0.09799344</text:p>
          </table:table-cell>
          <table:table-cell office:value-type="float" office:value="10.204764" calcext:value-type="float">
            <text:p>10.204764</text:p>
          </table:table-cell>
          <table:table-cell table:formula="of:=[.C80]+[.A81]" office:value-type="float" office:value="11.279072242" calcext:value-type="float">
            <text:p>11.279072242</text:p>
          </table:table-cell>
        </table:table-row>
        <table:table-row table:style-name="ro1">
          <table:table-cell office:value-type="float" office:value="0.09828336" calcext:value-type="float">
            <text:p>0.09828336</text:p>
          </table:table-cell>
          <table:table-cell office:value-type="float" office:value="10.174663" calcext:value-type="float">
            <text:p>10.174663</text:p>
          </table:table-cell>
          <table:table-cell table:formula="of:=[.C81]+[.A82]" office:value-type="float" office:value="11.377355602" calcext:value-type="float">
            <text:p>11.377355602</text:p>
          </table:table-cell>
        </table:table-row>
        <table:table-row table:style-name="ro1">
          <table:table-cell office:value-type="float" office:value="0.09787136" calcext:value-type="float">
            <text:p>0.09787136</text:p>
          </table:table-cell>
          <table:table-cell office:value-type="float" office:value="10.217493" calcext:value-type="float">
            <text:p>10.217493</text:p>
          </table:table-cell>
          <table:table-cell table:formula="of:=[.C82]+[.A83]" office:value-type="float" office:value="11.475226962" calcext:value-type="float">
            <text:p>11.475226962</text:p>
          </table:table-cell>
        </table:table-row>
        <table:table-row table:style-name="ro1">
          <table:table-cell office:value-type="float" office:value="0.09697109" calcext:value-type="float">
            <text:p>0.09697109</text:p>
          </table:table-cell>
          <table:table-cell office:value-type="float" office:value="10.312352" calcext:value-type="float">
            <text:p>10.312352</text:p>
          </table:table-cell>
          <table:table-cell table:formula="of:=[.C83]+[.A84]" office:value-type="float" office:value="11.572198052" calcext:value-type="float">
            <text:p>11.572198052</text:p>
          </table:table-cell>
        </table:table-row>
        <table:table-row table:style-name="ro1">
          <table:table-cell office:value-type="float" office:value="0.09701686" calcext:value-type="float">
            <text:p>0.09701686</text:p>
          </table:table-cell>
          <table:table-cell office:value-type="float" office:value="10.307487" calcext:value-type="float">
            <text:p>10.307487</text:p>
          </table:table-cell>
          <table:table-cell table:formula="of:=[.C84]+[.A85]" office:value-type="float" office:value="11.669214912" calcext:value-type="float">
            <text:p>11.669214912</text:p>
          </table:table-cell>
        </table:table-row>
        <table:table-row table:style-name="ro1">
          <table:table-cell office:value-type="float" office:value="0.09748989" calcext:value-type="float">
            <text:p>0.09748989</text:p>
          </table:table-cell>
          <table:table-cell office:value-type="float" office:value="10.257474" calcext:value-type="float">
            <text:p>10.257474</text:p>
          </table:table-cell>
          <table:table-cell table:formula="of:=[.C85]+[.A86]" office:value-type="float" office:value="11.766704802" calcext:value-type="float">
            <text:p>11.766704802</text:p>
          </table:table-cell>
        </table:table-row>
        <table:table-row table:style-name="ro1">
          <table:table-cell office:value-type="float" office:value="0.097459376" calcext:value-type="float">
            <text:p>0.097459376</text:p>
          </table:table-cell>
          <table:table-cell office:value-type="float" office:value="10.260686" calcext:value-type="float">
            <text:p>10.260686</text:p>
          </table:table-cell>
          <table:table-cell table:formula="of:=[.C86]+[.A87]" office:value-type="float" office:value="11.864164178" calcext:value-type="float">
            <text:p>11.864164178</text:p>
          </table:table-cell>
        </table:table-row>
        <table:table-row table:style-name="ro1">
          <table:table-cell office:value-type="float" office:value="0.09704738" calcext:value-type="float">
            <text:p>0.09704738</text:p>
          </table:table-cell>
          <table:table-cell office:value-type="float" office:value="10.304245" calcext:value-type="float">
            <text:p>10.304245</text:p>
          </table:table-cell>
          <table:table-cell table:formula="of:=[.C87]+[.A88]" office:value-type="float" office:value="11.961211558" calcext:value-type="float">
            <text:p>11.961211558</text:p>
          </table:table-cell>
        </table:table-row>
        <table:table-row table:style-name="ro1">
          <table:table-cell office:value-type="float" office:value="0.0970779" calcext:value-type="float">
            <text:p>0.0970779</text:p>
          </table:table-cell>
          <table:table-cell office:value-type="float" office:value="10.301006" calcext:value-type="float">
            <text:p>10.301006</text:p>
          </table:table-cell>
          <table:table-cell table:formula="of:=[.C88]+[.A89]" office:value-type="float" office:value="12.058289458" calcext:value-type="float">
            <text:p>12.058289458</text:p>
          </table:table-cell>
        </table:table-row>
        <table:table-row table:style-name="ro1">
          <table:table-cell office:value-type="float" office:value="0.097383074" calcext:value-type="float">
            <text:p>0.097383074</text:p>
          </table:table-cell>
          <table:table-cell office:value-type="float" office:value="10.268725" calcext:value-type="float">
            <text:p>10.268725</text:p>
          </table:table-cell>
          <table:table-cell table:formula="of:=[.C89]+[.A90]" office:value-type="float" office:value="12.155672532" calcext:value-type="float">
            <text:p>12.155672532</text:p>
          </table:table-cell>
        </table:table-row>
        <table:table-row table:style-name="ro1">
          <table:table-cell office:value-type="float" office:value="0.09753567" calcext:value-type="float">
            <text:p>0.09753567</text:p>
          </table:table-cell>
          <table:table-cell office:value-type="float" office:value="10.25266" calcext:value-type="float">
            <text:p>10.25266</text:p>
          </table:table-cell>
          <table:table-cell table:formula="of:=[.C90]+[.A91]" office:value-type="float" office:value="12.253208202" calcext:value-type="float">
            <text:p>12.253208202</text:p>
          </table:table-cell>
        </table:table-row>
        <table:table-row table:style-name="ro1">
          <table:table-cell office:value-type="float" office:value="0.09729152" calcext:value-type="float">
            <text:p>0.09729152</text:p>
          </table:table-cell>
          <table:table-cell office:value-type="float" office:value="10.278388" calcext:value-type="float">
            <text:p>10.278388</text:p>
          </table:table-cell>
          <table:table-cell table:formula="of:=[.C91]+[.A92]" office:value-type="float" office:value="12.350499722" calcext:value-type="float">
            <text:p>12.350499722</text:p>
          </table:table-cell>
        </table:table-row>
        <table:table-row table:style-name="ro1">
          <table:table-cell office:value-type="float" office:value="0.097138934" calcext:value-type="float">
            <text:p>0.097138934</text:p>
          </table:table-cell>
          <table:table-cell office:value-type="float" office:value="10.294534" calcext:value-type="float">
            <text:p>10.294534</text:p>
          </table:table-cell>
          <table:table-cell table:formula="of:=[.C92]+[.A93]" office:value-type="float" office:value="12.447638656" calcext:value-type="float">
            <text:p>12.447638656</text:p>
          </table:table-cell>
        </table:table-row>
        <table:table-row table:style-name="ro1">
          <table:table-cell office:value-type="float" office:value="0.09744412" calcext:value-type="float">
            <text:p>0.09744412</text:p>
          </table:table-cell>
          <table:table-cell office:value-type="float" office:value="10.262292" calcext:value-type="float">
            <text:p>10.262292</text:p>
          </table:table-cell>
          <table:table-cell table:formula="of:=[.C93]+[.A94]" office:value-type="float" office:value="12.545082776" calcext:value-type="float">
            <text:p>12.545082776</text:p>
          </table:table-cell>
        </table:table-row>
        <table:table-row table:style-name="ro1">
          <table:table-cell office:value-type="float" office:value="0.097673" calcext:value-type="float">
            <text:p>0.097673</text:p>
          </table:table-cell>
          <table:table-cell office:value-type="float" office:value="10.238244" calcext:value-type="float">
            <text:p>10.238244</text:p>
          </table:table-cell>
          <table:table-cell table:formula="of:=[.C94]+[.A95]" office:value-type="float" office:value="12.642755776" calcext:value-type="float">
            <text:p>12.642755776</text:p>
          </table:table-cell>
        </table:table-row>
        <table:table-row table:style-name="ro1">
          <table:table-cell office:value-type="float" office:value="0.09765774" calcext:value-type="float">
            <text:p>0.09765774</text:p>
          </table:table-cell>
          <table:table-cell office:value-type="float" office:value="10.239843" calcext:value-type="float">
            <text:p>10.239843</text:p>
          </table:table-cell>
          <table:table-cell table:formula="of:=[.C95]+[.A96]" office:value-type="float" office:value="12.740413516" calcext:value-type="float">
            <text:p>12.740413516</text:p>
          </table:table-cell>
        </table:table-row>
        <table:table-row table:style-name="ro1">
          <table:table-cell office:value-type="float" office:value="0.09765774" calcext:value-type="float">
            <text:p>0.09765774</text:p>
          </table:table-cell>
          <table:table-cell office:value-type="float" office:value="10.239843" calcext:value-type="float">
            <text:p>10.239843</text:p>
          </table:table-cell>
          <table:table-cell table:formula="of:=[.C96]+[.A97]" office:value-type="float" office:value="12.838071256" calcext:value-type="float">
            <text:p>12.838071256</text:p>
          </table:table-cell>
        </table:table-row>
        <table:table-row table:style-name="ro1">
          <table:table-cell office:value-type="float" office:value="0.09776455" calcext:value-type="float">
            <text:p>0.09776455</text:p>
          </table:table-cell>
          <table:table-cell office:value-type="float" office:value="10.228657" calcext:value-type="float">
            <text:p>10.228657</text:p>
          </table:table-cell>
          <table:table-cell table:formula="of:=[.C97]+[.A98]" office:value-type="float" office:value="12.935835806" calcext:value-type="float">
            <text:p>12.935835806</text:p>
          </table:table-cell>
        </table:table-row>
        <table:table-row table:style-name="ro1">
          <table:table-cell office:value-type="float" office:value="0.09788662" calcext:value-type="float">
            <text:p>0.09788662</text:p>
          </table:table-cell>
          <table:table-cell office:value-type="float" office:value="10.2159" calcext:value-type="float">
            <text:p>10.2159</text:p>
          </table:table-cell>
          <table:table-cell table:formula="of:=[.C98]+[.A99]" office:value-type="float" office:value="13.033722426" calcext:value-type="float">
            <text:p>13.033722426</text:p>
          </table:table-cell>
        </table:table-row>
        <table:table-row table:style-name="ro1">
          <table:table-cell office:value-type="float" office:value="0.09768826" calcext:value-type="float">
            <text:p>0.09768826</text:p>
          </table:table-cell>
          <table:table-cell office:value-type="float" office:value="10.236645" calcext:value-type="float">
            <text:p>10.236645</text:p>
          </table:table-cell>
          <table:table-cell table:formula="of:=[.C99]+[.A100]" office:value-type="float" office:value="13.131410686" calcext:value-type="float">
            <text:p>13.131410686</text:p>
          </table:table-cell>
        </table:table-row>
        <table:table-row table:style-name="ro1">
          <table:table-cell office:value-type="float" office:value="0.0973373" calcext:value-type="float">
            <text:p>0.0973373</text:p>
          </table:table-cell>
          <table:table-cell office:value-type="float" office:value="10.273555" calcext:value-type="float">
            <text:p>10.273555</text:p>
          </table:table-cell>
          <table:table-cell table:formula="of:=[.C100]+[.A101]" office:value-type="float" office:value="13.228747986" calcext:value-type="float">
            <text:p>13.228747986</text:p>
          </table:table-cell>
        </table:table-row>
        <table:table-row table:style-name="ro1">
          <table:table-cell office:value-type="float" office:value="0.09727626" calcext:value-type="float">
            <text:p>0.09727626</text:p>
          </table:table-cell>
          <table:table-cell office:value-type="float" office:value="10.280001" calcext:value-type="float">
            <text:p>10.280001</text:p>
          </table:table-cell>
          <table:table-cell table:formula="of:=[.C101]+[.A102]" office:value-type="float" office:value="13.326024246" calcext:value-type="float">
            <text:p>13.326024246</text:p>
          </table:table-cell>
        </table:table-row>
        <table:table-row table:style-name="ro1">
          <table:table-cell office:value-type="float" office:value="0.09744412" calcext:value-type="float">
            <text:p>0.09744412</text:p>
          </table:table-cell>
          <table:table-cell office:value-type="float" office:value="10.262292" calcext:value-type="float">
            <text:p>10.262292</text:p>
          </table:table-cell>
          <table:table-cell table:formula="of:=[.C102]+[.A103]" office:value-type="float" office:value="13.423468366" calcext:value-type="float">
            <text:p>13.423468366</text:p>
          </table:table-cell>
        </table:table-row>
        <table:table-row table:style-name="ro1">
          <table:table-cell office:value-type="float" office:value="0.09748989" calcext:value-type="float">
            <text:p>0.09748989</text:p>
          </table:table-cell>
          <table:table-cell office:value-type="float" office:value="10.257474" calcext:value-type="float">
            <text:p>10.257474</text:p>
          </table:table-cell>
          <table:table-cell table:formula="of:=[.C103]+[.A104]" office:value-type="float" office:value="13.520958256" calcext:value-type="float">
            <text:p>13.520958256</text:p>
          </table:table-cell>
        </table:table-row>
        <table:table-row table:style-name="ro1">
          <table:table-cell office:value-type="float" office:value="0.09748989" calcext:value-type="float">
            <text:p>0.09748989</text:p>
          </table:table-cell>
          <table:table-cell office:value-type="float" office:value="10.257474" calcext:value-type="float">
            <text:p>10.257474</text:p>
          </table:table-cell>
          <table:table-cell table:formula="of:=[.C104]+[.A105]" office:value-type="float" office:value="13.618448146" calcext:value-type="float">
            <text:p>13.618448146</text:p>
          </table:table-cell>
        </table:table-row>
        <table:table-row table:style-name="ro1">
          <table:table-cell office:value-type="float" office:value="0.09756619" calcext:value-type="float">
            <text:p>0.09756619</text:p>
          </table:table-cell>
          <table:table-cell office:value-type="float" office:value="10.249453" calcext:value-type="float">
            <text:p>10.249453</text:p>
          </table:table-cell>
          <table:table-cell table:formula="of:=[.C105]+[.A106]" office:value-type="float" office:value="13.716014336" calcext:value-type="float">
            <text:p>13.716014336</text:p>
          </table:table-cell>
        </table:table-row>
        <table:table-row table:style-name="ro1">
          <table:table-cell office:value-type="float" office:value="0.09781033" calcext:value-type="float">
            <text:p>0.09781033</text:p>
          </table:table-cell>
          <table:table-cell office:value-type="float" office:value="10.223869" calcext:value-type="float">
            <text:p>10.223869</text:p>
          </table:table-cell>
          <table:table-cell table:formula="of:=[.C106]+[.A107]" office:value-type="float" office:value="13.813824666" calcext:value-type="float">
            <text:p>13.813824666</text:p>
          </table:table-cell>
        </table:table-row>
        <table:table-row table:style-name="ro1">
          <table:table-cell office:value-type="float" office:value="0.098054476" calcext:value-type="float">
            <text:p>0.098054476</text:p>
          </table:table-cell>
          <table:table-cell office:value-type="float" office:value="10.198412" calcext:value-type="float">
            <text:p>10.198412</text:p>
          </table:table-cell>
          <table:table-cell table:formula="of:=[.C107]+[.A108]" office:value-type="float" office:value="13.911879142" calcext:value-type="float">
            <text:p>13.911879142</text:p>
          </table:table-cell>
        </table:table-row>
        <table:table-row table:style-name="ro1">
          <table:table-cell office:value-type="float" office:value="0.09811551" calcext:value-type="float">
            <text:p>0.09811551</text:p>
          </table:table-cell>
          <table:table-cell office:value-type="float" office:value="10.192068" calcext:value-type="float">
            <text:p>10.192068</text:p>
          </table:table-cell>
          <table:table-cell table:formula="of:=[.C108]+[.A109]" office:value-type="float" office:value="14.009994652" calcext:value-type="float">
            <text:p>14.009994652</text:p>
          </table:table-cell>
        </table:table-row>
        <table:table-row table:style-name="ro1">
          <table:table-cell office:value-type="float" office:value="0.09822232" calcext:value-type="float">
            <text:p>0.09822232</text:p>
          </table:table-cell>
          <table:table-cell office:value-type="float" office:value="10.1809845" calcext:value-type="float">
            <text:p>10.1809845</text:p>
          </table:table-cell>
          <table:table-cell table:formula="of:=[.C109]+[.A110]" office:value-type="float" office:value="14.108216972" calcext:value-type="float">
            <text:p>14.108216972</text:p>
          </table:table-cell>
        </table:table-row>
        <table:table-row table:style-name="ro1">
          <table:table-cell office:value-type="float" office:value="0.09839018" calcext:value-type="float">
            <text:p>0.09839018</text:p>
          </table:table-cell>
          <table:table-cell office:value-type="float" office:value="10.163616" calcext:value-type="float">
            <text:p>10.163616</text:p>
          </table:table-cell>
          <table:table-cell table:formula="of:=[.C110]+[.A111]" office:value-type="float" office:value="14.206607152" calcext:value-type="float">
            <text:p>14.206607152</text:p>
          </table:table-cell>
        </table:table-row>
        <table:table-row table:style-name="ro1">
          <table:table-cell office:value-type="float" office:value="0.09864958" calcext:value-type="float">
            <text:p>0.09864958</text:p>
          </table:table-cell>
          <table:table-cell office:value-type="float" office:value="10.13689" calcext:value-type="float">
            <text:p>10.13689</text:p>
          </table:table-cell>
          <table:table-cell table:formula="of:=[.C111]+[.A112]" office:value-type="float" office:value="14.305256732" calcext:value-type="float">
            <text:p>14.305256732</text:p>
          </table:table-cell>
        </table:table-row>
        <table:table-row table:style-name="ro1">
          <table:table-cell office:value-type="float" office:value="0.09892424" calcext:value-type="float">
            <text:p>0.09892424</text:p>
          </table:table-cell>
          <table:table-cell office:value-type="float" office:value="10.108746" calcext:value-type="float">
            <text:p>10.108746</text:p>
          </table:table-cell>
          <table:table-cell table:formula="of:=[.C112]+[.A113]" office:value-type="float" office:value="14.404180972" calcext:value-type="float">
            <text:p>14.404180972</text:p>
          </table:table-cell>
        </table:table-row>
        <table:table-row table:style-name="ro1">
          <table:table-cell office:value-type="float" office:value="0.0988632" calcext:value-type="float">
            <text:p>0.0988632</text:p>
          </table:table-cell>
          <table:table-cell office:value-type="float" office:value="10.114986" calcext:value-type="float">
            <text:p>10.114986</text:p>
          </table:table-cell>
          <table:table-cell table:formula="of:=[.C113]+[.A114]" office:value-type="float" office:value="14.503044172" calcext:value-type="float">
            <text:p>14.503044172</text:p>
          </table:table-cell>
        </table:table-row>
        <table:table-row table:style-name="ro1">
          <table:table-cell office:value-type="float" office:value="0.099000536" calcext:value-type="float">
            <text:p>0.099000536</text:p>
          </table:table-cell>
          <table:table-cell office:value-type="float" office:value="10.100956" calcext:value-type="float">
            <text:p>10.100956</text:p>
          </table:table-cell>
          <table:table-cell table:formula="of:=[.C114]+[.A115]" office:value-type="float" office:value="14.602044708" calcext:value-type="float">
            <text:p>14.602044708</text:p>
          </table:table-cell>
        </table:table-row>
        <table:table-row table:style-name="ro1">
          <table:table-cell office:value-type="float" office:value="0.09942779" calcext:value-type="float">
            <text:p>0.09942779</text:p>
          </table:table-cell>
          <table:table-cell office:value-type="float" office:value="10.05755" calcext:value-type="float">
            <text:p>10.05755</text:p>
          </table:table-cell>
          <table:table-cell table:formula="of:=[.C115]+[.A116]" office:value-type="float" office:value="14.701472498" calcext:value-type="float">
            <text:p>14.701472498</text:p>
          </table:table-cell>
        </table:table-row>
        <table:table-row table:style-name="ro1">
          <table:table-cell office:value-type="float" office:value="0.09964141" calcext:value-type="float">
            <text:p>0.09964141</text:p>
          </table:table-cell>
          <table:table-cell office:value-type="float" office:value="10.035988" calcext:value-type="float">
            <text:p>10.035988</text:p>
          </table:table-cell>
          <table:table-cell table:formula="of:=[.C116]+[.A117]" office:value-type="float" office:value="14.801113908" calcext:value-type="float">
            <text:p>14.801113908</text:p>
          </table:table-cell>
        </table:table-row>
        <table:table-row table:style-name="ro1">
          <table:table-cell office:value-type="float" office:value="0.099473566" calcext:value-type="float">
            <text:p>0.099473566</text:p>
          </table:table-cell>
          <table:table-cell office:value-type="float" office:value="10.052922" calcext:value-type="float">
            <text:p>10.052922</text:p>
          </table:table-cell>
          <table:table-cell table:formula="of:=[.C117]+[.A118]" office:value-type="float" office:value="14.900587474" calcext:value-type="float">
            <text:p>14.900587474</text:p>
          </table:table-cell>
        </table:table-row>
        <table:table-row table:style-name="ro1">
          <table:table-cell office:value-type="float" office:value="0.099473566" calcext:value-type="float">
            <text:p>0.099473566</text:p>
          </table:table-cell>
          <table:table-cell office:value-type="float" office:value="10.052922" calcext:value-type="float">
            <text:p>10.052922</text:p>
          </table:table-cell>
          <table:table-cell table:formula="of:=[.C118]+[.A119]" office:value-type="float" office:value="15.00006104" calcext:value-type="float">
            <text:p>15.00006104</text:p>
          </table:table-cell>
        </table:table-row>
        <table:table-row table:style-name="ro1">
          <table:table-cell office:value-type="float" office:value="0.09968719" calcext:value-type="float">
            <text:p>0.09968719</text:p>
          </table:table-cell>
          <table:table-cell office:value-type="float" office:value="10.03138" calcext:value-type="float">
            <text:p>10.03138</text:p>
          </table:table-cell>
          <table:table-cell table:formula="of:=[.C119]+[.A120]" office:value-type="float" office:value="15.09974823" calcext:value-type="float">
            <text:p>15.09974823</text:p>
          </table:table-cell>
        </table:table-row>
        <table:table-row table:style-name="ro1">
          <table:table-cell office:value-type="float" office:value="0.09968719" calcext:value-type="float">
            <text:p>0.09968719</text:p>
          </table:table-cell>
          <table:table-cell office:value-type="float" office:value="10.03138" calcext:value-type="float">
            <text:p>10.03138</text:p>
          </table:table-cell>
          <table:table-cell table:formula="of:=[.C120]+[.A121]" office:value-type="float" office:value="15.19943542" calcext:value-type="float">
            <text:p>15.19943542</text:p>
          </table:table-cell>
        </table:table-row>
        <table:table-row table:style-name="ro1">
          <table:table-cell office:value-type="float" office:value="0.09929045" calcext:value-type="float">
            <text:p>0.09929045</text:p>
          </table:table-cell>
          <table:table-cell office:value-type="float" office:value="10.071462" calcext:value-type="float">
            <text:p>10.071462</text:p>
          </table:table-cell>
          <table:table-cell table:formula="of:=[.C121]+[.A122]" office:value-type="float" office:value="15.29872587" calcext:value-type="float">
            <text:p>15.29872587</text:p>
          </table:table-cell>
        </table:table-row>
        <table:table-row table:style-name="ro1">
          <table:table-cell office:value-type="float" office:value="0.098878466" calcext:value-type="float">
            <text:p>0.098878466</text:p>
          </table:table-cell>
          <table:table-cell office:value-type="float" office:value="10.113426" calcext:value-type="float">
            <text:p>10.113426</text:p>
          </table:table-cell>
          <table:table-cell table:formula="of:=[.C122]+[.A123]" office:value-type="float" office:value="15.397604336" calcext:value-type="float">
            <text:p>15.397604336</text:p>
          </table:table-cell>
        </table:table-row>
        <table:table-row table:style-name="ro1">
          <table:table-cell office:value-type="float" office:value="0.09851225" calcext:value-type="float">
            <text:p>0.09851225</text:p>
          </table:table-cell>
          <table:table-cell office:value-type="float" office:value="10.151022" calcext:value-type="float">
            <text:p>10.151022</text:p>
          </table:table-cell>
          <table:table-cell table:formula="of:=[.C123]+[.A124]" office:value-type="float" office:value="15.496116586" calcext:value-type="float">
            <text:p>15.496116586</text:p>
          </table:table-cell>
        </table:table-row>
        <table:table-row table:style-name="ro1">
          <table:table-cell office:value-type="float" office:value="0.09834439" calcext:value-type="float">
            <text:p>0.09834439</text:p>
          </table:table-cell>
          <table:table-cell office:value-type="float" office:value="10.168347" calcext:value-type="float">
            <text:p>10.168347</text:p>
          </table:table-cell>
          <table:table-cell table:formula="of:=[.C124]+[.A125]" office:value-type="float" office:value="15.594460976" calcext:value-type="float">
            <text:p>15.594460976</text:p>
          </table:table-cell>
        </table:table-row>
        <table:table-row table:style-name="ro1">
          <table:table-cell office:value-type="float" office:value="0.09816129" calcext:value-type="float">
            <text:p>0.09816129</text:p>
          </table:table-cell>
          <table:table-cell office:value-type="float" office:value="10.187315" calcext:value-type="float">
            <text:p>10.187315</text:p>
          </table:table-cell>
          <table:table-cell table:formula="of:=[.C125]+[.A126]" office:value-type="float" office:value="15.692622266" calcext:value-type="float">
            <text:p>15.692622266</text:p>
          </table:table-cell>
        </table:table-row>
        <table:table-row table:style-name="ro1">
          <table:table-cell office:value-type="float" office:value="0.09776455" calcext:value-type="float">
            <text:p>0.09776455</text:p>
          </table:table-cell>
          <table:table-cell office:value-type="float" office:value="10.228657" calcext:value-type="float">
            <text:p>10.228657</text:p>
          </table:table-cell>
          <table:table-cell table:formula="of:=[.C126]+[.A127]" office:value-type="float" office:value="15.790386816" calcext:value-type="float">
            <text:p>15.790386816</text:p>
          </table:table-cell>
        </table:table-row>
        <table:table-row table:style-name="ro1">
          <table:table-cell office:value-type="float" office:value="0.09715419" calcext:value-type="float">
            <text:p>0.09715419</text:p>
          </table:table-cell>
          <table:table-cell office:value-type="float" office:value="10.292917" calcext:value-type="float">
            <text:p>10.292917</text:p>
          </table:table-cell>
          <table:table-cell table:formula="of:=[.C127]+[.A128]" office:value-type="float" office:value="15.887541006" calcext:value-type="float">
            <text:p>15.887541006</text:p>
          </table:table-cell>
        </table:table-row>
        <table:table-row table:style-name="ro1">
          <table:table-cell office:value-type="float" office:value="0.09663539" calcext:value-type="float">
            <text:p>0.09663539</text:p>
          </table:table-cell>
          <table:table-cell office:value-type="float" office:value="10.348177" calcext:value-type="float">
            <text:p>10.348177</text:p>
          </table:table-cell>
          <table:table-cell table:formula="of:=[.C128]+[.A129]" office:value-type="float" office:value="15.984176396" calcext:value-type="float">
            <text:p>15.984176396</text:p>
          </table:table-cell>
        </table:table-row>
        <table:table-row table:style-name="ro1">
          <table:table-cell office:value-type="float" office:value="0.096513316" calcext:value-type="float">
            <text:p>0.096513316</text:p>
          </table:table-cell>
          <table:table-cell office:value-type="float" office:value="10.361265" calcext:value-type="float">
            <text:p>10.361265</text:p>
          </table:table-cell>
          <table:table-cell table:formula="of:=[.C129]+[.A130]" office:value-type="float" office:value="16.080689712" calcext:value-type="float">
            <text:p>16.080689712</text:p>
          </table:table-cell>
        </table:table-row>
        <table:table-row table:style-name="ro1">
          <table:table-cell office:value-type="float" office:value="0.09654383" calcext:value-type="float">
            <text:p>0.09654383</text:p>
          </table:table-cell>
          <table:table-cell office:value-type="float" office:value="10.35799" calcext:value-type="float">
            <text:p>10.35799</text:p>
          </table:table-cell>
          <table:table-cell table:formula="of:=[.C130]+[.A131]" office:value-type="float" office:value="16.177233542" calcext:value-type="float">
            <text:p>16.177233542</text:p>
          </table:table-cell>
        </table:table-row>
        <table:table-row table:style-name="ro1">
          <table:table-cell office:value-type="float" office:value="0.0964828" calcext:value-type="float">
            <text:p>0.0964828</text:p>
          </table:table-cell>
          <table:table-cell office:value-type="float" office:value="10.364542" calcext:value-type="float">
            <text:p>10.364542</text:p>
          </table:table-cell>
          <table:table-cell table:formula="of:=[.C131]+[.A132]" office:value-type="float" office:value="16.273716342" calcext:value-type="float">
            <text:p>16.273716342</text:p>
          </table:table-cell>
        </table:table-row>
        <table:table-row table:style-name="ro1">
          <table:table-cell office:value-type="float" office:value="0.096055545" calcext:value-type="float">
            <text:p>0.096055545</text:p>
          </table:table-cell>
          <table:table-cell office:value-type="float" office:value="10.410643" calcext:value-type="float">
            <text:p>10.410643</text:p>
          </table:table-cell>
          <table:table-cell table:formula="of:=[.C132]+[.A133]" office:value-type="float" office:value="16.369771887" calcext:value-type="float">
            <text:p>16.369771887</text:p>
          </table:table-cell>
        </table:table-row>
        <table:table-row table:style-name="ro1">
          <table:table-cell office:value-type="float" office:value="0.09591821" calcext:value-type="float">
            <text:p>0.09591821</text:p>
          </table:table-cell>
          <table:table-cell office:value-type="float" office:value="10.4255495" calcext:value-type="float">
            <text:p>10.4255495</text:p>
          </table:table-cell>
          <table:table-cell table:formula="of:=[.C133]+[.A134]" office:value-type="float" office:value="16.465690097" calcext:value-type="float">
            <text:p>16.465690097</text:p>
          </table:table-cell>
        </table:table-row>
        <table:table-row table:style-name="ro1">
          <table:table-cell office:value-type="float" office:value="0.0960708" calcext:value-type="float">
            <text:p>0.0960708</text:p>
          </table:table-cell>
          <table:table-cell office:value-type="float" office:value="10.408989" calcext:value-type="float">
            <text:p>10.408989</text:p>
          </table:table-cell>
          <table:table-cell table:formula="of:=[.C134]+[.A135]" office:value-type="float" office:value="16.561760897" calcext:value-type="float">
            <text:p>16.561760897</text:p>
          </table:table-cell>
        </table:table-row>
        <table:table-row table:style-name="ro1">
          <table:table-cell office:value-type="float" office:value="0.09626917" calcext:value-type="float">
            <text:p>0.09626917</text:p>
          </table:table-cell>
          <table:table-cell office:value-type="float" office:value="10.387542" calcext:value-type="float">
            <text:p>10.387542</text:p>
          </table:table-cell>
          <table:table-cell table:formula="of:=[.C135]+[.A136]" office:value-type="float" office:value="16.658030067" calcext:value-type="float">
            <text:p>16.658030067</text:p>
          </table:table-cell>
        </table:table-row>
        <table:table-row table:style-name="ro1">
          <table:table-cell office:value-type="float" office:value="0.09622339" calcext:value-type="float">
            <text:p>0.09622339</text:p>
          </table:table-cell>
          <table:table-cell office:value-type="float" office:value="10.392483" calcext:value-type="float">
            <text:p>10.392483</text:p>
          </table:table-cell>
          <table:table-cell table:formula="of:=[.C136]+[.A137]" office:value-type="float" office:value="16.754253457" calcext:value-type="float">
            <text:p>16.754253457</text:p>
          </table:table-cell>
        </table:table-row>
        <table:table-row table:style-name="ro1">
          <table:table-cell office:value-type="float" office:value="0.09611658" calcext:value-type="float">
            <text:p>0.09611658</text:p>
          </table:table-cell>
          <table:table-cell office:value-type="float" office:value="10.404032" calcext:value-type="float">
            <text:p>10.404032</text:p>
          </table:table-cell>
          <table:table-cell table:formula="of:=[.C137]+[.A138]" office:value-type="float" office:value="16.850370037" calcext:value-type="float">
            <text:p>16.850370037</text:p>
          </table:table-cell>
        </table:table-row>
        <table:table-row table:style-name="ro1">
          <table:table-cell office:value-type="float" office:value="0.09613184" calcext:value-type="float">
            <text:p>0.09613184</text:p>
          </table:table-cell>
          <table:table-cell office:value-type="float" office:value="10.402381" calcext:value-type="float">
            <text:p>10.402381</text:p>
          </table:table-cell>
          <table:table-cell table:formula="of:=[.C138]+[.A139]" office:value-type="float" office:value="16.946501877" calcext:value-type="float">
            <text:p>16.946501877</text:p>
          </table:table-cell>
        </table:table-row>
        <table:table-row table:style-name="ro1">
          <table:table-cell office:value-type="float" office:value="0.096299686" calcext:value-type="float">
            <text:p>0.096299686</text:p>
          </table:table-cell>
          <table:table-cell office:value-type="float" office:value="10.38425" calcext:value-type="float">
            <text:p>10.38425</text:p>
          </table:table-cell>
          <table:table-cell table:formula="of:=[.C139]+[.A140]" office:value-type="float" office:value="17.042801563" calcext:value-type="float">
            <text:p>17.042801563</text:p>
          </table:table-cell>
        </table:table-row>
        <table:table-row table:style-name="ro1">
          <table:table-cell office:value-type="float" office:value="0.09620813" calcext:value-type="float">
            <text:p>0.09620813</text:p>
          </table:table-cell>
          <table:table-cell office:value-type="float" office:value="10.394132" calcext:value-type="float">
            <text:p>10.394132</text:p>
          </table:table-cell>
          <table:table-cell table:formula="of:=[.C140]+[.A141]" office:value-type="float" office:value="17.139009693" calcext:value-type="float">
            <text:p>17.139009693</text:p>
          </table:table-cell>
        </table:table-row>
        <table:table-row table:style-name="ro1">
          <table:table-cell office:value-type="float" office:value="0.09579614" calcext:value-type="float">
            <text:p>0.09579614</text:p>
          </table:table-cell>
          <table:table-cell office:value-type="float" office:value="10.438834" calcext:value-type="float">
            <text:p>10.438834</text:p>
          </table:table-cell>
          <table:table-cell table:formula="of:=[.C141]+[.A142]" office:value-type="float" office:value="17.234805833" calcext:value-type="float">
            <text:p>17.234805833</text:p>
          </table:table-cell>
        </table:table-row>
        <table:table-row table:style-name="ro1">
          <table:table-cell office:value-type="float" office:value="0.09576562" calcext:value-type="float">
            <text:p>0.09576562</text:p>
          </table:table-cell>
          <table:table-cell office:value-type="float" office:value="10.442161" calcext:value-type="float">
            <text:p>10.442161</text:p>
          </table:table-cell>
          <table:table-cell table:formula="of:=[.C142]+[.A143]" office:value-type="float" office:value="17.330571453" calcext:value-type="float">
            <text:p>17.330571453</text:p>
          </table:table-cell>
        </table:table-row>
        <table:table-row table:style-name="ro1">
          <table:table-cell office:value-type="float" office:value="0.095826656" calcext:value-type="float">
            <text:p>0.095826656</text:p>
          </table:table-cell>
          <table:table-cell office:value-type="float" office:value="10.43551" calcext:value-type="float">
            <text:p>10.43551</text:p>
          </table:table-cell>
          <table:table-cell table:formula="of:=[.C143]+[.A144]" office:value-type="float" office:value="17.426398109" calcext:value-type="float">
            <text:p>17.426398109</text:p>
          </table:table-cell>
        </table:table-row>
        <table:table-row table:style-name="ro1">
          <table:table-cell office:value-type="float" office:value="0.09565881" calcext:value-type="float">
            <text:p>0.09565881</text:p>
          </table:table-cell>
          <table:table-cell office:value-type="float" office:value="10.45382" calcext:value-type="float">
            <text:p>10.45382</text:p>
          </table:table-cell>
          <table:table-cell table:formula="of:=[.C144]+[.A145]" office:value-type="float" office:value="17.522056919" calcext:value-type="float">
            <text:p>17.522056919</text:p>
          </table:table-cell>
        </table:table-row>
        <table:table-row table:style-name="ro1">
          <table:table-cell office:value-type="float" office:value="0.0958114" calcext:value-type="float">
            <text:p>0.0958114</text:p>
          </table:table-cell>
          <table:table-cell office:value-type="float" office:value="10.437172" calcext:value-type="float">
            <text:p>10.437172</text:p>
          </table:table-cell>
          <table:table-cell table:formula="of:=[.C145]+[.A146]" office:value-type="float" office:value="17.617868319" calcext:value-type="float">
            <text:p>17.617868319</text:p>
          </table:table-cell>
        </table:table-row>
        <table:table-row table:style-name="ro1">
          <table:table-cell office:value-type="float" office:value="0.09602503" calcext:value-type="float">
            <text:p>0.09602503</text:p>
          </table:table-cell>
          <table:table-cell office:value-type="float" office:value="10.413952" calcext:value-type="float">
            <text:p>10.413952</text:p>
          </table:table-cell>
          <table:table-cell table:formula="of:=[.C146]+[.A147]" office:value-type="float" office:value="17.713893349" calcext:value-type="float">
            <text:p>17.713893349</text:p>
          </table:table-cell>
        </table:table-row>
        <table:table-row table:style-name="ro1">
          <table:table-cell office:value-type="float" office:value="0.096040286" calcext:value-type="float">
            <text:p>0.096040286</text:p>
          </table:table-cell>
          <table:table-cell office:value-type="float" office:value="10.412297" calcext:value-type="float">
            <text:p>10.412297</text:p>
          </table:table-cell>
          <table:table-cell table:formula="of:=[.C147]+[.A148]" office:value-type="float" office:value="17.809933635" calcext:value-type="float">
            <text:p>17.809933635</text:p>
          </table:table-cell>
        </table:table-row>
        <table:table-row table:style-name="ro1">
          <table:table-cell office:value-type="float" office:value="0.09585717" calcext:value-type="float">
            <text:p>0.09585717</text:p>
          </table:table-cell>
          <table:table-cell office:value-type="float" office:value="10.432187" calcext:value-type="float">
            <text:p>10.432187</text:p>
          </table:table-cell>
          <table:table-cell table:formula="of:=[.C148]+[.A149]" office:value-type="float" office:value="17.905790805" calcext:value-type="float">
            <text:p>17.905790805</text:p>
          </table:table-cell>
        </table:table-row>
        <table:table-row table:style-name="ro1">
          <table:table-cell office:value-type="float" office:value="0.09588769" calcext:value-type="float">
            <text:p>0.09588769</text:p>
          </table:table-cell>
          <table:table-cell office:value-type="float" office:value="10.428867" calcext:value-type="float">
            <text:p>10.428867</text:p>
          </table:table-cell>
          <table:table-cell table:formula="of:=[.C149]+[.A150]" office:value-type="float" office:value="18.001678495" calcext:value-type="float">
            <text:p>18.001678495</text:p>
          </table:table-cell>
        </table:table-row>
        <table:table-row table:style-name="ro1">
          <table:table-cell office:value-type="float" office:value="0.09608606" calcext:value-type="float">
            <text:p>0.09608606</text:p>
          </table:table-cell>
          <table:table-cell office:value-type="float" office:value="10.407336" calcext:value-type="float">
            <text:p>10.407336</text:p>
          </table:table-cell>
          <table:table-cell table:formula="of:=[.C150]+[.A151]" office:value-type="float" office:value="18.097764555" calcext:value-type="float">
            <text:p>18.097764555</text:p>
          </table:table-cell>
        </table:table-row>
        <table:table-row table:style-name="ro1">
          <table:table-cell office:value-type="float" office:value="0.09613184" calcext:value-type="float">
            <text:p>0.09613184</text:p>
          </table:table-cell>
          <table:table-cell office:value-type="float" office:value="10.402381" calcext:value-type="float">
            <text:p>10.402381</text:p>
          </table:table-cell>
          <table:table-cell table:formula="of:=[.C151]+[.A152]" office:value-type="float" office:value="18.193896395" calcext:value-type="float">
            <text:p>18.193896395</text:p>
          </table:table-cell>
        </table:table-row>
        <table:table-row table:style-name="ro1">
          <table:table-cell office:value-type="float" office:value="0.09602503" calcext:value-type="float">
            <text:p>0.09602503</text:p>
          </table:table-cell>
          <table:table-cell office:value-type="float" office:value="10.413952" calcext:value-type="float">
            <text:p>10.413952</text:p>
          </table:table-cell>
          <table:table-cell table:formula="of:=[.C152]+[.A153]" office:value-type="float" office:value="18.289921425" calcext:value-type="float">
            <text:p>18.289921425</text:p>
          </table:table-cell>
        </table:table-row>
        <table:table-row table:style-name="ro1">
          <table:table-cell office:value-type="float" office:value="0.09600977" calcext:value-type="float">
            <text:p>0.09600977</text:p>
          </table:table-cell>
          <table:table-cell office:value-type="float" office:value="10.4156065" calcext:value-type="float">
            <text:p>10.4156065</text:p>
          </table:table-cell>
          <table:table-cell table:formula="of:=[.C153]+[.A154]" office:value-type="float" office:value="18.385931195" calcext:value-type="float">
            <text:p>18.385931195</text:p>
          </table:table-cell>
        </table:table-row>
        <table:table-row table:style-name="ro1">
          <table:table-cell office:value-type="float" office:value="0.09613184" calcext:value-type="float">
            <text:p>0.09613184</text:p>
          </table:table-cell>
          <table:table-cell office:value-type="float" office:value="10.402381" calcext:value-type="float">
            <text:p>10.402381</text:p>
          </table:table-cell>
          <table:table-cell table:formula="of:=[.C154]+[.A155]" office:value-type="float" office:value="18.482063035" calcext:value-type="float">
            <text:p>18.482063035</text:p>
          </table:table-cell>
        </table:table-row>
        <table:table-row table:style-name="ro1">
          <table:table-cell office:value-type="float" office:value="0.09626917" calcext:value-type="float">
            <text:p>0.09626917</text:p>
          </table:table-cell>
          <table:table-cell office:value-type="float" office:value="10.387542" calcext:value-type="float">
            <text:p>10.387542</text:p>
          </table:table-cell>
          <table:table-cell table:formula="of:=[.C155]+[.A156]" office:value-type="float" office:value="18.578332205" calcext:value-type="float">
            <text:p>18.578332205</text:p>
          </table:table-cell>
        </table:table-row>
        <table:table-row table:style-name="ro1">
          <table:table-cell office:value-type="float" office:value="0.0960708" calcext:value-type="float">
            <text:p>0.0960708</text:p>
          </table:table-cell>
          <table:table-cell office:value-type="float" office:value="10.408989" calcext:value-type="float">
            <text:p>10.408989</text:p>
          </table:table-cell>
          <table:table-cell table:formula="of:=[.C156]+[.A157]" office:value-type="float" office:value="18.674403005" calcext:value-type="float">
            <text:p>18.674403005</text:p>
          </table:table-cell>
        </table:table-row>
        <table:table-row table:style-name="ro1">
          <table:table-cell office:value-type="float" office:value="0.09594873" calcext:value-type="float">
            <text:p>0.09594873</text:p>
          </table:table-cell>
          <table:table-cell office:value-type="float" office:value="10.422233" calcext:value-type="float">
            <text:p>10.422233</text:p>
          </table:table-cell>
          <table:table-cell table:formula="of:=[.C157]+[.A158]" office:value-type="float" office:value="18.770351735" calcext:value-type="float">
            <text:p>18.770351735</text:p>
          </table:table-cell>
        </table:table-row>
        <table:table-row table:style-name="ro1">
          <table:table-cell office:value-type="float" office:value="0.096177615" calcext:value-type="float">
            <text:p>0.096177615</text:p>
          </table:table-cell>
          <table:table-cell office:value-type="float" office:value="10.397429" calcext:value-type="float">
            <text:p>10.397429</text:p>
          </table:table-cell>
          <table:table-cell table:formula="of:=[.C158]+[.A159]" office:value-type="float" office:value="18.86652935" calcext:value-type="float">
            <text:p>18.86652935</text:p>
          </table:table-cell>
        </table:table-row>
        <table:table-row table:style-name="ro1">
          <table:table-cell office:value-type="float" office:value="0.096299686" calcext:value-type="float">
            <text:p>0.096299686</text:p>
          </table:table-cell>
          <table:table-cell office:value-type="float" office:value="10.38425" calcext:value-type="float">
            <text:p>10.38425</text:p>
          </table:table-cell>
          <table:table-cell table:formula="of:=[.C159]+[.A160]" office:value-type="float" office:value="18.962829036" calcext:value-type="float">
            <text:p>18.962829036</text:p>
          </table:table-cell>
        </table:table-row>
        <table:table-row table:style-name="ro1">
          <table:table-cell office:value-type="float" office:value="0.0960708" calcext:value-type="float">
            <text:p>0.0960708</text:p>
          </table:table-cell>
          <table:table-cell office:value-type="float" office:value="10.408989" calcext:value-type="float">
            <text:p>10.408989</text:p>
          </table:table-cell>
          <table:table-cell table:formula="of:=[.C160]+[.A161]" office:value-type="float" office:value="19.058899836" calcext:value-type="float">
            <text:p>19.058899836</text:p>
          </table:table-cell>
        </table:table-row>
        <table:table-row table:style-name="ro1">
          <table:table-cell office:value-type="float" office:value="0.09587243" calcext:value-type="float">
            <text:p>0.09587243</text:p>
          </table:table-cell>
          <table:table-cell office:value-type="float" office:value="10.430527" calcext:value-type="float">
            <text:p>10.430527</text:p>
          </table:table-cell>
          <table:table-cell table:formula="of:=[.C161]+[.A162]" office:value-type="float" office:value="19.154772266" calcext:value-type="float">
            <text:p>19.154772266</text:p>
          </table:table-cell>
        </table:table-row>
        <table:table-row table:style-name="ro1">
          <table:table-cell office:value-type="float" office:value="0.09599451" calcext:value-type="float">
            <text:p>0.09599451</text:p>
          </table:table-cell>
          <table:table-cell office:value-type="float" office:value="10.417262" calcext:value-type="float">
            <text:p>10.417262</text:p>
          </table:table-cell>
          <table:table-cell table:formula="of:=[.C162]+[.A163]" office:value-type="float" office:value="19.250766776" calcext:value-type="float">
            <text:p>19.250766776</text:p>
          </table:table-cell>
        </table:table-row>
        <table:table-row table:style-name="ro1">
          <table:table-cell office:value-type="float" office:value="0.09610132" calcext:value-type="float">
            <text:p>0.09610132</text:p>
          </table:table-cell>
          <table:table-cell office:value-type="float" office:value="10.4056835" calcext:value-type="float">
            <text:p>10.4056835</text:p>
          </table:table-cell>
          <table:table-cell table:formula="of:=[.C163]+[.A164]" office:value-type="float" office:value="19.346868096" calcext:value-type="float">
            <text:p>19.346868096</text:p>
          </table:table-cell>
        </table:table-row>
        <table:table-row table:style-name="ro1">
          <table:table-cell office:value-type="float" office:value="0.09602503" calcext:value-type="float">
            <text:p>0.09602503</text:p>
          </table:table-cell>
          <table:table-cell office:value-type="float" office:value="10.413952" calcext:value-type="float">
            <text:p>10.413952</text:p>
          </table:table-cell>
          <table:table-cell table:formula="of:=[.C164]+[.A165]" office:value-type="float" office:value="19.442893126" calcext:value-type="float">
            <text:p>19.442893126</text:p>
          </table:table-cell>
        </table:table-row>
        <table:table-row table:style-name="ro1">
          <table:table-cell office:value-type="float" office:value="0.09585717" calcext:value-type="float">
            <text:p>0.09585717</text:p>
          </table:table-cell>
          <table:table-cell office:value-type="float" office:value="10.432187" calcext:value-type="float">
            <text:p>10.432187</text:p>
          </table:table-cell>
          <table:table-cell table:formula="of:=[.C165]+[.A166]" office:value-type="float" office:value="19.538750296" calcext:value-type="float">
            <text:p>19.538750296</text:p>
          </table:table-cell>
        </table:table-row>
        <table:table-row table:style-name="ro1">
          <table:table-cell office:value-type="float" office:value="0.09594873" calcext:value-type="float">
            <text:p>0.09594873</text:p>
          </table:table-cell>
          <table:table-cell office:value-type="float" office:value="10.422233" calcext:value-type="float">
            <text:p>10.422233</text:p>
          </table:table-cell>
          <table:table-cell table:formula="of:=[.C166]+[.A167]" office:value-type="float" office:value="19.634699026" calcext:value-type="float">
            <text:p>19.634699026</text:p>
          </table:table-cell>
        </table:table-row>
        <table:table-row table:style-name="ro1">
          <table:table-cell office:value-type="float" office:value="0.09611658" calcext:value-type="float">
            <text:p>0.09611658</text:p>
          </table:table-cell>
          <table:table-cell office:value-type="float" office:value="10.404032" calcext:value-type="float">
            <text:p>10.404032</text:p>
          </table:table-cell>
          <table:table-cell table:formula="of:=[.C167]+[.A168]" office:value-type="float" office:value="19.730815606" calcext:value-type="float">
            <text:p>19.730815606</text:p>
          </table:table-cell>
        </table:table-row>
        <table:table-row table:style-name="ro1">
          <table:table-cell office:value-type="float" office:value="0.096040286" calcext:value-type="float">
            <text:p>0.096040286</text:p>
          </table:table-cell>
          <table:table-cell office:value-type="float" office:value="10.412297" calcext:value-type="float">
            <text:p>10.412297</text:p>
          </table:table-cell>
          <table:table-cell table:formula="of:=[.C168]+[.A169]" office:value-type="float" office:value="19.826855892" calcext:value-type="float">
            <text:p>19.826855892</text:p>
          </table:table-cell>
        </table:table-row>
        <table:table-row table:style-name="ro1">
          <table:table-cell office:value-type="float" office:value="0.09602503" calcext:value-type="float">
            <text:p>0.09602503</text:p>
          </table:table-cell>
          <table:table-cell office:value-type="float" office:value="10.413952" calcext:value-type="float">
            <text:p>10.413952</text:p>
          </table:table-cell>
          <table:table-cell table:formula="of:=[.C169]+[.A170]" office:value-type="float" office:value="19.922880922" calcext:value-type="float">
            <text:p>19.922880922</text:p>
          </table:table-cell>
        </table:table-row>
        <table:table-row table:style-name="ro1">
          <table:table-cell office:value-type="float" office:value="0.096177615" calcext:value-type="float">
            <text:p>0.096177615</text:p>
          </table:table-cell>
          <table:table-cell office:value-type="float" office:value="10.397429" calcext:value-type="float">
            <text:p>10.397429</text:p>
          </table:table-cell>
          <table:table-cell table:formula="of:=[.C170]+[.A171]" office:value-type="float" office:value="20.019058537" calcext:value-type="float">
            <text:p>20.019058537</text:p>
          </table:table-cell>
        </table:table-row>
        <table:table-row table:style-name="ro1">
          <table:table-cell office:value-type="float" office:value="0.0961471" calcext:value-type="float">
            <text:p>0.0961471</text:p>
          </table:table-cell>
          <table:table-cell office:value-type="float" office:value="10.40073" calcext:value-type="float">
            <text:p>10.40073</text:p>
          </table:table-cell>
          <table:table-cell table:formula="of:=[.C171]+[.A172]" office:value-type="float" office:value="20.115205637" calcext:value-type="float">
            <text:p>20.115205637</text:p>
          </table:table-cell>
        </table:table-row>
        <table:table-row table:style-name="ro1">
          <table:table-cell office:value-type="float" office:value="0.09608606" calcext:value-type="float">
            <text:p>0.09608606</text:p>
          </table:table-cell>
          <table:table-cell office:value-type="float" office:value="10.407336" calcext:value-type="float">
            <text:p>10.407336</text:p>
          </table:table-cell>
          <table:table-cell table:formula="of:=[.C172]+[.A173]" office:value-type="float" office:value="20.211291697" calcext:value-type="float">
            <text:p>20.211291697</text:p>
          </table:table-cell>
        </table:table-row>
        <table:table-row table:style-name="ro1">
          <table:table-cell office:value-type="float" office:value="0.09622339" calcext:value-type="float">
            <text:p>0.09622339</text:p>
          </table:table-cell>
          <table:table-cell office:value-type="float" office:value="10.392483" calcext:value-type="float">
            <text:p>10.392483</text:p>
          </table:table-cell>
          <table:table-cell table:formula="of:=[.C173]+[.A174]" office:value-type="float" office:value="20.307515087" calcext:value-type="float">
            <text:p>20.307515087</text:p>
          </table:table-cell>
        </table:table-row>
        <table:table-row table:style-name="ro1">
          <table:table-cell office:value-type="float" office:value="0.09639124" calcext:value-type="float">
            <text:p>0.09639124</text:p>
          </table:table-cell>
          <table:table-cell office:value-type="float" office:value="10.374387" calcext:value-type="float">
            <text:p>10.374387</text:p>
          </table:table-cell>
          <table:table-cell table:formula="of:=[.C174]+[.A175]" office:value-type="float" office:value="20.403906327" calcext:value-type="float">
            <text:p>20.403906327</text:p>
          </table:table-cell>
        </table:table-row>
        <table:table-row table:style-name="ro1">
          <table:table-cell office:value-type="float" office:value="0.09645228" calcext:value-type="float">
            <text:p>0.09645228</text:p>
          </table:table-cell>
          <table:table-cell office:value-type="float" office:value="10.367822" calcext:value-type="float">
            <text:p>10.367822</text:p>
          </table:table-cell>
          <table:table-cell table:formula="of:=[.C175]+[.A176]" office:value-type="float" office:value="20.500358607" calcext:value-type="float">
            <text:p>20.500358607</text:p>
          </table:table-cell>
        </table:table-row>
        <table:table-row table:style-name="ro1">
          <table:table-cell office:value-type="float" office:value="0.09649806" calcext:value-type="float">
            <text:p>0.09649806</text:p>
          </table:table-cell>
          <table:table-cell office:value-type="float" office:value="10.362904" calcext:value-type="float">
            <text:p>10.362904</text:p>
          </table:table-cell>
          <table:table-cell table:formula="of:=[.C176]+[.A177]" office:value-type="float" office:value="20.596856667" calcext:value-type="float">
            <text:p>20.596856667</text:p>
          </table:table-cell>
        </table:table-row>
        <table:table-row table:style-name="ro1">
          <table:table-cell office:value-type="float" office:value="0.09649806" calcext:value-type="float">
            <text:p>0.09649806</text:p>
          </table:table-cell>
          <table:table-cell office:value-type="float" office:value="10.362904" calcext:value-type="float">
            <text:p>10.362904</text:p>
          </table:table-cell>
          <table:table-cell table:formula="of:=[.C177]+[.A178]" office:value-type="float" office:value="20.693354727" calcext:value-type="float">
            <text:p>20.693354727</text:p>
          </table:table-cell>
        </table:table-row>
        <table:table-row table:style-name="ro1">
          <table:table-cell office:value-type="float" office:value="0.096513316" calcext:value-type="float">
            <text:p>0.096513316</text:p>
          </table:table-cell>
          <table:table-cell office:value-type="float" office:value="10.361265" calcext:value-type="float">
            <text:p>10.361265</text:p>
          </table:table-cell>
          <table:table-cell table:formula="of:=[.C178]+[.A179]" office:value-type="float" office:value="20.789868043" calcext:value-type="float">
            <text:p>20.789868043</text:p>
          </table:table-cell>
        </table:table-row>
        <table:table-row table:style-name="ro1">
          <table:table-cell office:value-type="float" office:value="0.09660487" calcext:value-type="float">
            <text:p>0.09660487</text:p>
          </table:table-cell>
          <table:table-cell office:value-type="float" office:value="10.351446" calcext:value-type="float">
            <text:p>10.351446</text:p>
          </table:table-cell>
          <table:table-cell table:formula="of:=[.C179]+[.A180]" office:value-type="float" office:value="20.886472913" calcext:value-type="float">
            <text:p>20.886472913</text:p>
          </table:table-cell>
        </table:table-row>
        <table:table-row table:style-name="ro1">
          <table:table-cell office:value-type="float" office:value="0.09654383" calcext:value-type="float">
            <text:p>0.09654383</text:p>
          </table:table-cell>
          <table:table-cell office:value-type="float" office:value="10.35799" calcext:value-type="float">
            <text:p>10.35799</text:p>
          </table:table-cell>
          <table:table-cell table:formula="of:=[.C180]+[.A181]" office:value-type="float" office:value="20.983016743" calcext:value-type="float">
            <text:p>20.983016743</text:p>
          </table:table-cell>
        </table:table-row>
        <table:table-row table:style-name="ro1">
          <table:table-cell office:value-type="float" office:value="0.09628443" calcext:value-type="float">
            <text:p>0.09628443</text:p>
          </table:table-cell>
          <table:table-cell office:value-type="float" office:value="10.385896" calcext:value-type="float">
            <text:p>10.385896</text:p>
          </table:table-cell>
          <table:table-cell table:formula="of:=[.C181]+[.A182]" office:value-type="float" office:value="21.079301173" calcext:value-type="float">
            <text:p>21.079301173</text:p>
          </table:table-cell>
        </table:table-row>
        <table:table-row table:style-name="ro1">
          <table:table-cell office:value-type="float" office:value="0.09625391" calcext:value-type="float">
            <text:p>0.09625391</text:p>
          </table:table-cell>
          <table:table-cell office:value-type="float" office:value="10.389188" calcext:value-type="float">
            <text:p>10.389188</text:p>
          </table:table-cell>
          <table:table-cell table:formula="of:=[.C182]+[.A183]" office:value-type="float" office:value="21.175555083" calcext:value-type="float">
            <text:p>21.175555083</text:p>
          </table:table-cell>
        </table:table-row>
        <table:table-row table:style-name="ro1">
          <table:table-cell office:value-type="float" office:value="0.09646754" calcext:value-type="float">
            <text:p>0.09646754</text:p>
          </table:table-cell>
          <table:table-cell office:value-type="float" office:value="10.366181" calcext:value-type="float">
            <text:p>10.366181</text:p>
          </table:table-cell>
          <table:table-cell table:formula="of:=[.C183]+[.A184]" office:value-type="float" office:value="21.272022623" calcext:value-type="float">
            <text:p>21.272022623</text:p>
          </table:table-cell>
        </table:table-row>
        <table:table-row table:style-name="ro1">
          <table:table-cell office:value-type="float" office:value="0.09672694" calcext:value-type="float">
            <text:p>0.09672694</text:p>
          </table:table-cell>
          <table:table-cell office:value-type="float" office:value="10.338382" calcext:value-type="float">
            <text:p>10.338382</text:p>
          </table:table-cell>
          <table:table-cell table:formula="of:=[.C184]+[.A185]" office:value-type="float" office:value="21.368749563" calcext:value-type="float">
            <text:p>21.368749563</text:p>
          </table:table-cell>
        </table:table-row>
        <table:table-row table:style-name="ro1">
          <table:table-cell office:value-type="float" office:value="0.09672694" calcext:value-type="float">
            <text:p>0.09672694</text:p>
          </table:table-cell>
          <table:table-cell office:value-type="float" office:value="10.338382" calcext:value-type="float">
            <text:p>10.338382</text:p>
          </table:table-cell>
          <table:table-cell table:formula="of:=[.C185]+[.A186]" office:value-type="float" office:value="21.465476503" calcext:value-type="float">
            <text:p>21.465476503</text:p>
          </table:table-cell>
        </table:table-row>
        <table:table-row table:style-name="ro1">
          <table:table-cell office:value-type="float" office:value="0.09683375" calcext:value-type="float">
            <text:p>0.09683375</text:p>
          </table:table-cell>
          <table:table-cell office:value-type="float" office:value="10.326979" calcext:value-type="float">
            <text:p>10.326979</text:p>
          </table:table-cell>
          <table:table-cell table:formula="of:=[.C186]+[.A187]" office:value-type="float" office:value="21.562310253" calcext:value-type="float">
            <text:p>21.562310253</text:p>
          </table:table-cell>
        </table:table-row>
        <table:table-row table:style-name="ro1">
          <table:table-cell office:value-type="float" office:value="0.09723049" calcext:value-type="float">
            <text:p>0.09723049</text:p>
          </table:table-cell>
          <table:table-cell office:value-type="float" office:value="10.284841" calcext:value-type="float">
            <text:p>10.284841</text:p>
          </table:table-cell>
          <table:table-cell table:formula="of:=[.C187]+[.A188]" office:value-type="float" office:value="21.659540743" calcext:value-type="float">
            <text:p>21.659540743</text:p>
          </table:table-cell>
        </table:table-row>
        <table:table-row table:style-name="ro1">
          <table:table-cell office:value-type="float" office:value="0.09764248" calcext:value-type="float">
            <text:p>0.09764248</text:p>
          </table:table-cell>
          <table:table-cell office:value-type="float" office:value="10.241444" calcext:value-type="float">
            <text:p>10.241444</text:p>
          </table:table-cell>
          <table:table-cell table:formula="of:=[.C188]+[.A189]" office:value-type="float" office:value="21.757183223" calcext:value-type="float">
            <text:p>21.757183223</text:p>
          </table:table-cell>
        </table:table-row>
        <table:table-row table:style-name="ro1">
          <table:table-cell office:value-type="float" office:value="0.097932406" calcext:value-type="float">
            <text:p>0.097932406</text:p>
          </table:table-cell>
          <table:table-cell office:value-type="float" office:value="10.211124" calcext:value-type="float">
            <text:p>10.211124</text:p>
          </table:table-cell>
          <table:table-cell table:formula="of:=[.C189]+[.A190]" office:value-type="float" office:value="21.855115629" calcext:value-type="float">
            <text:p>21.855115629</text:p>
          </table:table-cell>
        </table:table-row>
        <table:table-row table:style-name="ro1">
          <table:table-cell office:value-type="float" office:value="0.09810025" calcext:value-type="float">
            <text:p>0.09810025</text:p>
          </table:table-cell>
          <table:table-cell office:value-type="float" office:value="10.193653" calcext:value-type="float">
            <text:p>10.193653</text:p>
          </table:table-cell>
          <table:table-cell table:formula="of:=[.C190]+[.A191]" office:value-type="float" office:value="21.953215879" calcext:value-type="float">
            <text:p>21.953215879</text:p>
          </table:table-cell>
        </table:table-row>
        <table:table-row table:style-name="ro1">
          <table:table-cell office:value-type="float" office:value="0.09837491" calcext:value-type="float">
            <text:p>0.09837491</text:p>
          </table:table-cell>
          <table:table-cell office:value-type="float" office:value="10.165194" calcext:value-type="float">
            <text:p>10.165194</text:p>
          </table:table-cell>
          <table:table-cell table:formula="of:=[.C191]+[.A192]" office:value-type="float" office:value="22.051590789" calcext:value-type="float">
            <text:p>22.051590789</text:p>
          </table:table-cell>
        </table:table-row>
        <table:table-row table:style-name="ro1">
          <table:table-cell office:value-type="float" office:value="0.098664835" calcext:value-type="float">
            <text:p>0.098664835</text:p>
          </table:table-cell>
          <table:table-cell office:value-type="float" office:value="10.135323" calcext:value-type="float">
            <text:p>10.135323</text:p>
          </table:table-cell>
          <table:table-cell table:formula="of:=[.C192]+[.A193]" office:value-type="float" office:value="22.150255624" calcext:value-type="float">
            <text:p>22.150255624</text:p>
          </table:table-cell>
        </table:table-row>
        <table:table-row table:style-name="ro1">
          <table:table-cell office:value-type="float" office:value="0.098878466" calcext:value-type="float">
            <text:p>0.098878466</text:p>
          </table:table-cell>
          <table:table-cell office:value-type="float" office:value="10.113426" calcext:value-type="float">
            <text:p>10.113426</text:p>
          </table:table-cell>
          <table:table-cell table:formula="of:=[.C193]+[.A194]" office:value-type="float" office:value="22.24913409" calcext:value-type="float">
            <text:p>22.24913409</text:p>
          </table:table-cell>
        </table:table-row>
        <table:table-row table:style-name="ro1">
          <table:table-cell office:value-type="float" office:value="0.0989395" calcext:value-type="float">
            <text:p>0.0989395</text:p>
          </table:table-cell>
          <table:table-cell office:value-type="float" office:value="10.107187" calcext:value-type="float">
            <text:p>10.107187</text:p>
          </table:table-cell>
          <table:table-cell table:formula="of:=[.C194]+[.A195]" office:value-type="float" office:value="22.34807359" calcext:value-type="float">
            <text:p>22.34807359</text:p>
          </table:table-cell>
        </table:table-row>
        <table:table-row table:style-name="ro1">
          <table:table-cell office:value-type="float" office:value="0.09895476" calcext:value-type="float">
            <text:p>0.09895476</text:p>
          </table:table-cell>
          <table:table-cell office:value-type="float" office:value="10.105628" calcext:value-type="float">
            <text:p>10.105628</text:p>
          </table:table-cell>
          <table:table-cell table:formula="of:=[.C195]+[.A196]" office:value-type="float" office:value="22.44702835" calcext:value-type="float">
            <text:p>22.44702835</text:p>
          </table:table-cell>
        </table:table-row>
        <table:table-row table:style-name="ro1">
          <table:table-cell office:value-type="float" office:value="0.099122606" calcext:value-type="float">
            <text:p>0.099122606</text:p>
          </table:table-cell>
          <table:table-cell office:value-type="float" office:value="10.088516" calcext:value-type="float">
            <text:p>10.088516</text:p>
          </table:table-cell>
          <table:table-cell table:formula="of:=[.C196]+[.A197]" office:value-type="float" office:value="22.546150956" calcext:value-type="float">
            <text:p>22.546150956</text:p>
          </table:table-cell>
        </table:table-row>
        <table:table-row table:style-name="ro1">
          <table:table-cell office:value-type="float" office:value="0.09954986" calcext:value-type="float">
            <text:p>0.09954986</text:p>
          </table:table-cell>
          <table:table-cell office:value-type="float" office:value="10.0452175" calcext:value-type="float">
            <text:p>10.0452175</text:p>
          </table:table-cell>
          <table:table-cell table:formula="of:=[.C197]+[.A198]" office:value-type="float" office:value="22.645700816" calcext:value-type="float">
            <text:p>22.645700816</text:p>
          </table:table-cell>
        </table:table-row>
        <table:table-row table:style-name="ro1">
          <table:table-cell office:value-type="float" office:value="0.09988556" calcext:value-type="float">
            <text:p>0.09988556</text:p>
          </table:table-cell>
          <table:table-cell office:value-type="float" office:value="10.0114565" calcext:value-type="float">
            <text:p>10.0114565</text:p>
          </table:table-cell>
          <table:table-cell table:formula="of:=[.C198]+[.A199]" office:value-type="float" office:value="22.745586376" calcext:value-type="float">
            <text:p>22.745586376</text:p>
          </table:table-cell>
        </table:table-row>
        <table:table-row table:style-name="ro1">
          <table:table-cell office:value-type="float" office:value="0.09985504" calcext:value-type="float">
            <text:p>0.09985504</text:p>
          </table:table-cell>
          <table:table-cell office:value-type="float" office:value="10.014517" calcext:value-type="float">
            <text:p>10.014517</text:p>
          </table:table-cell>
          <table:table-cell table:formula="of:=[.C199]+[.A200]" office:value-type="float" office:value="22.845441416" calcext:value-type="float">
            <text:p>22.845441416</text:p>
          </table:table-cell>
        </table:table-row>
        <table:table-row table:style-name="ro1">
          <table:table-cell office:value-type="float" office:value="0.09977874" calcext:value-type="float">
            <text:p>0.09977874</text:p>
          </table:table-cell>
          <table:table-cell office:value-type="float" office:value="10.022175" calcext:value-type="float">
            <text:p>10.022175</text:p>
          </table:table-cell>
          <table:table-cell table:formula="of:=[.C200]+[.A201]" office:value-type="float" office:value="22.945220156" calcext:value-type="float">
            <text:p>22.945220156</text:p>
          </table:table-cell>
        </table:table-row>
        <table:table-row table:style-name="ro1">
          <table:table-cell office:value-type="float" office:value="0.10019074" calcext:value-type="float">
            <text:p>0.10019074</text:p>
          </table:table-cell>
          <table:table-cell office:value-type="float" office:value="9.980963" calcext:value-type="float">
            <text:p>9.980963</text:p>
          </table:table-cell>
          <table:table-cell table:formula="of:=[.C201]+[.A202]" office:value-type="float" office:value="23.045410896" calcext:value-type="float">
            <text:p>23.045410896</text:p>
          </table:table-cell>
        </table:table-row>
        <table:table-row table:style-name="ro1">
          <table:table-cell office:value-type="float" office:value="0.100434884" calcext:value-type="float">
            <text:p>0.100434884</text:p>
          </table:table-cell>
          <table:table-cell office:value-type="float" office:value="9.9567" calcext:value-type="float">
            <text:p>9.9567</text:p>
          </table:table-cell>
          <table:table-cell table:formula="of:=[.C202]+[.A203]" office:value-type="float" office:value="23.14584578" calcext:value-type="float">
            <text:p>23.14584578</text:p>
          </table:table-cell>
        </table:table-row>
        <table:table-row table:style-name="ro1">
          <table:table-cell office:value-type="float" office:value="0.10005341" calcext:value-type="float">
            <text:p>0.10005341</text:p>
          </table:table-cell>
          <table:table-cell office:value-type="float" office:value="9.994662" calcext:value-type="float">
            <text:p>9.994662</text:p>
          </table:table-cell>
          <table:table-cell table:formula="of:=[.C203]+[.A204]" office:value-type="float" office:value="23.24589919" calcext:value-type="float">
            <text:p>23.24589919</text:p>
          </table:table-cell>
        </table:table-row>
        <table:table-row table:style-name="ro1">
          <table:table-cell office:value-type="float" office:value="0.099794" calcext:value-type="float">
            <text:p>0.099794</text:p>
          </table:table-cell>
          <table:table-cell office:value-type="float" office:value="10.020642" calcext:value-type="float">
            <text:p>10.020642</text:p>
          </table:table-cell>
          <table:table-cell table:formula="of:=[.C204]+[.A205]" office:value-type="float" office:value="23.34569319" calcext:value-type="float">
            <text:p>23.34569319</text:p>
          </table:table-cell>
        </table:table-row>
        <table:table-row table:style-name="ro1">
          <table:table-cell office:value-type="float" office:value="0.10025177" calcext:value-type="float">
            <text:p>0.10025177</text:p>
          </table:table-cell>
          <table:table-cell office:value-type="float" office:value="9.974886" calcext:value-type="float">
            <text:p>9.974886</text:p>
          </table:table-cell>
          <table:table-cell table:formula="of:=[.C205]+[.A206]" office:value-type="float" office:value="23.44594496" calcext:value-type="float">
            <text:p>23.44594496</text:p>
          </table:table-cell>
        </table:table-row>
        <table:table-row table:style-name="ro1">
          <table:table-cell office:value-type="float" office:value="0.100801095" calcext:value-type="float">
            <text:p>0.100801095</text:p>
          </table:table-cell>
          <table:table-cell office:value-type="float" office:value="9.920527" calcext:value-type="float">
            <text:p>9.920527</text:p>
          </table:table-cell>
          <table:table-cell table:formula="of:=[.C206]+[.A207]" office:value-type="float" office:value="23.546746055" calcext:value-type="float">
            <text:p>23.546746055</text:p>
          </table:table-cell>
        </table:table-row>
        <table:table-row table:style-name="ro1">
          <table:table-cell office:value-type="float" office:value="0.100816354" calcext:value-type="float">
            <text:p>0.100816354</text:p>
          </table:table-cell>
          <table:table-cell office:value-type="float" office:value="9.919026" calcext:value-type="float">
            <text:p>9.919026</text:p>
          </table:table-cell>
          <table:table-cell table:formula="of:=[.C207]+[.A208]" office:value-type="float" office:value="23.647562409" calcext:value-type="float">
            <text:p>23.647562409</text:p>
          </table:table-cell>
        </table:table-row>
        <table:table-row table:style-name="ro1">
          <table:table-cell office:value-type="float" office:value="0.10038911" calcext:value-type="float">
            <text:p>0.10038911</text:p>
          </table:table-cell>
          <table:table-cell office:value-type="float" office:value="9.961241" calcext:value-type="float">
            <text:p>9.961241</text:p>
          </table:table-cell>
          <table:table-cell table:formula="of:=[.C208]+[.A209]" office:value-type="float" office:value="23.747951519" calcext:value-type="float">
            <text:p>23.747951519</text:p>
          </table:table-cell>
        </table:table-row>
        <table:table-row table:style-name="ro1">
          <table:table-cell office:value-type="float" office:value="0.10063325" calcext:value-type="float">
            <text:p>0.10063325</text:p>
          </table:table-cell>
          <table:table-cell office:value-type="float" office:value="9.937074" calcext:value-type="float">
            <text:p>9.937074</text:p>
          </table:table-cell>
          <table:table-cell table:formula="of:=[.C209]+[.A210]" office:value-type="float" office:value="23.848584769" calcext:value-type="float">
            <text:p>23.848584769</text:p>
          </table:table-cell>
        </table:table-row>
        <table:table-row table:style-name="ro1">
          <table:table-cell office:value-type="float" office:value="0.1008774" calcext:value-type="float">
            <text:p>0.1008774</text:p>
          </table:table-cell>
          <table:table-cell office:value-type="float" office:value="9.913024" calcext:value-type="float">
            <text:p>9.913024</text:p>
          </table:table-cell>
          <table:table-cell table:formula="of:=[.C210]+[.A211]" office:value-type="float" office:value="23.949462169" calcext:value-type="float">
            <text:p>23.949462169</text:p>
          </table:table-cell>
        </table:table-row>
        <table:table-row table:style-name="ro1">
          <table:table-cell office:value-type="float" office:value="0.100816354" calcext:value-type="float">
            <text:p>0.100816354</text:p>
          </table:table-cell>
          <table:table-cell office:value-type="float" office:value="9.919026" calcext:value-type="float">
            <text:p>9.919026</text:p>
          </table:table-cell>
          <table:table-cell table:formula="of:=[.C211]+[.A212]" office:value-type="float" office:value="24.050278523" calcext:value-type="float">
            <text:p>24.050278523</text:p>
          </table:table-cell>
        </table:table-row>
        <table:table-row table:style-name="ro1">
          <table:table-cell office:value-type="float" office:value="0.100663766" calcext:value-type="float">
            <text:p>0.100663766</text:p>
          </table:table-cell>
          <table:table-cell office:value-type="float" office:value="9.934062" calcext:value-type="float">
            <text:p>9.934062</text:p>
          </table:table-cell>
          <table:table-cell table:formula="of:=[.C212]+[.A213]" office:value-type="float" office:value="24.150942289" calcext:value-type="float">
            <text:p>24.150942289</text:p>
          </table:table-cell>
        </table:table-row>
        <table:table-row table:style-name="ro1">
          <table:table-cell office:value-type="float" office:value="0.10074006" calcext:value-type="float">
            <text:p>0.10074006</text:p>
          </table:table-cell>
          <table:table-cell office:value-type="float" office:value="9.926538" calcext:value-type="float">
            <text:p>9.926538</text:p>
          </table:table-cell>
          <table:table-cell table:formula="of:=[.C213]+[.A214]" office:value-type="float" office:value="24.251682349" calcext:value-type="float">
            <text:p>24.251682349</text:p>
          </table:table-cell>
        </table:table-row>
        <table:table-row table:style-name="ro1">
          <table:table-cell office:value-type="float" office:value="0.1008774" calcext:value-type="float">
            <text:p>0.1008774</text:p>
          </table:table-cell>
          <table:table-cell office:value-type="float" office:value="9.913024" calcext:value-type="float">
            <text:p>9.913024</text:p>
          </table:table-cell>
          <table:table-cell table:formula="of:=[.C214]+[.A215]" office:value-type="float" office:value="24.352559749" calcext:value-type="float">
            <text:p>24.352559749</text:p>
          </table:table-cell>
        </table:table-row>
        <table:table-row table:style-name="ro1">
          <table:table-cell office:value-type="float" office:value="0.10086214" calcext:value-type="float">
            <text:p>0.10086214</text:p>
          </table:table-cell>
          <table:table-cell office:value-type="float" office:value="9.914523" calcext:value-type="float">
            <text:p>9.914523</text:p>
          </table:table-cell>
          <table:table-cell table:formula="of:=[.C215]+[.A216]" office:value-type="float" office:value="24.453421889" calcext:value-type="float">
            <text:p>24.453421889</text:p>
          </table:table-cell>
        </table:table-row>
        <table:table-row table:style-name="ro1">
          <table:table-cell office:value-type="float" office:value="0.100816354" calcext:value-type="float">
            <text:p>0.100816354</text:p>
          </table:table-cell>
          <table:table-cell office:value-type="float" office:value="9.919026" calcext:value-type="float">
            <text:p>9.919026</text:p>
          </table:table-cell>
          <table:table-cell table:formula="of:=[.C216]+[.A217]" office:value-type="float" office:value="24.554238243" calcext:value-type="float">
            <text:p>24.554238243</text:p>
          </table:table-cell>
        </table:table-row>
        <table:table-row table:style-name="ro1">
          <table:table-cell office:value-type="float" office:value="0.1008774" calcext:value-type="float">
            <text:p>0.1008774</text:p>
          </table:table-cell>
          <table:table-cell office:value-type="float" office:value="9.913024" calcext:value-type="float">
            <text:p>9.913024</text:p>
          </table:table-cell>
          <table:table-cell table:formula="of:=[.C217]+[.A218]" office:value-type="float" office:value="24.655115643" calcext:value-type="float">
            <text:p>24.655115643</text:p>
          </table:table-cell>
        </table:table-row>
        <table:table-row table:style-name="ro1">
          <table:table-cell office:value-type="float" office:value="0.100907914" calcext:value-type="float">
            <text:p>0.100907914</text:p>
          </table:table-cell>
          <table:table-cell office:value-type="float" office:value="9.910026" calcext:value-type="float">
            <text:p>9.910026</text:p>
          </table:table-cell>
          <table:table-cell table:formula="of:=[.C218]+[.A219]" office:value-type="float" office:value="24.756023557" calcext:value-type="float">
            <text:p>24.756023557</text:p>
          </table:table-cell>
        </table:table-row>
        <table:table-row table:style-name="ro1">
          <table:table-cell office:value-type="float" office:value="0.100907914" calcext:value-type="float">
            <text:p>0.100907914</text:p>
          </table:table-cell>
          <table:table-cell office:value-type="float" office:value="9.910026" calcext:value-type="float">
            <text:p>9.910026</text:p>
          </table:table-cell>
          <table:table-cell table:formula="of:=[.C219]+[.A220]" office:value-type="float" office:value="24.856931471" calcext:value-type="float">
            <text:p>24.856931471</text:p>
          </table:table-cell>
        </table:table-row>
        <table:table-row table:style-name="ro1">
          <table:table-cell office:value-type="float" office:value="0.10084688" calcext:value-type="float">
            <text:p>0.10084688</text:p>
          </table:table-cell>
          <table:table-cell office:value-type="float" office:value="9.916023" calcext:value-type="float">
            <text:p>9.916023</text:p>
          </table:table-cell>
          <table:table-cell table:formula="of:=[.C220]+[.A221]" office:value-type="float" office:value="24.957778351" calcext:value-type="float">
            <text:p>24.957778351</text:p>
          </table:table-cell>
        </table:table-row>
        <table:table-row table:style-name="ro1">
          <table:table-cell office:value-type="float" office:value="0.1008774" calcext:value-type="float">
            <text:p>0.1008774</text:p>
          </table:table-cell>
          <table:table-cell office:value-type="float" office:value="9.913024" calcext:value-type="float">
            <text:p>9.913024</text:p>
          </table:table-cell>
          <table:table-cell table:formula="of:=[.C221]+[.A222]" office:value-type="float" office:value="25.058655751" calcext:value-type="float">
            <text:p>25.058655751</text:p>
          </table:table-cell>
        </table:table-row>
        <table:table-row table:style-name="ro1">
          <table:table-cell office:value-type="float" office:value="0.10095369" calcext:value-type="float">
            <text:p>0.10095369</text:p>
          </table:table-cell>
          <table:table-cell office:value-type="float" office:value="9.905532" calcext:value-type="float">
            <text:p>9.905532</text:p>
          </table:table-cell>
          <table:table-cell table:formula="of:=[.C222]+[.A223]" office:value-type="float" office:value="25.159609441" calcext:value-type="float">
            <text:p>25.159609441</text:p>
          </table:table-cell>
        </table:table-row>
        <table:table-row table:style-name="ro1">
          <table:table-cell office:value-type="float" office:value="0.10084688" calcext:value-type="float">
            <text:p>0.10084688</text:p>
          </table:table-cell>
          <table:table-cell office:value-type="float" office:value="9.916023" calcext:value-type="float">
            <text:p>9.916023</text:p>
          </table:table-cell>
          <table:table-cell table:formula="of:=[.C223]+[.A224]" office:value-type="float" office:value="25.260456321" calcext:value-type="float">
            <text:p>25.260456321</text:p>
          </table:table-cell>
        </table:table-row>
        <table:table-row table:style-name="ro1">
          <table:table-cell office:value-type="float" office:value="0.100892656" calcext:value-type="float">
            <text:p>0.100892656</text:p>
          </table:table-cell>
          <table:table-cell office:value-type="float" office:value="9.911525" calcext:value-type="float">
            <text:p>9.911525</text:p>
          </table:table-cell>
          <table:table-cell table:formula="of:=[.C224]+[.A225]" office:value-type="float" office:value="25.361348977" calcext:value-type="float">
            <text:p>25.361348977</text:p>
          </table:table-cell>
        </table:table-row>
        <table:table-row table:style-name="ro1">
          <table:table-cell office:value-type="float" office:value="0.10093843" calcext:value-type="float">
            <text:p>0.10093843</text:p>
          </table:table-cell>
          <table:table-cell office:value-type="float" office:value="9.907029" calcext:value-type="float">
            <text:p>9.907029</text:p>
          </table:table-cell>
          <table:table-cell table:formula="of:=[.C225]+[.A226]" office:value-type="float" office:value="25.462287407" calcext:value-type="float">
            <text:p>25.462287407</text:p>
          </table:table-cell>
        </table:table-row>
        <table:table-row table:style-name="ro1">
          <table:table-cell office:value-type="float" office:value="0.10084688" calcext:value-type="float">
            <text:p>0.10084688</text:p>
          </table:table-cell>
          <table:table-cell office:value-type="float" office:value="9.916023" calcext:value-type="float">
            <text:p>9.916023</text:p>
          </table:table-cell>
          <table:table-cell table:formula="of:=[.C226]+[.A227]" office:value-type="float" office:value="25.563134287" calcext:value-type="float">
            <text:p>25.563134287</text:p>
          </table:table-cell>
        </table:table-row>
        <table:table-row table:style-name="ro1">
          <table:table-cell office:value-type="float" office:value="0.10074006" calcext:value-type="float">
            <text:p>0.10074006</text:p>
          </table:table-cell>
          <table:table-cell office:value-type="float" office:value="9.926538" calcext:value-type="float">
            <text:p>9.926538</text:p>
          </table:table-cell>
          <table:table-cell table:formula="of:=[.C227]+[.A228]" office:value-type="float" office:value="25.663874347" calcext:value-type="float">
            <text:p>25.663874347</text:p>
          </table:table-cell>
        </table:table-row>
        <table:table-row table:style-name="ro1">
          <table:table-cell office:value-type="float" office:value="0.10057221" calcext:value-type="float">
            <text:p>0.10057221</text:p>
          </table:table-cell>
          <table:table-cell office:value-type="float" office:value="9.943105" calcext:value-type="float">
            <text:p>9.943105</text:p>
          </table:table-cell>
          <table:table-cell table:formula="of:=[.C228]+[.A229]" office:value-type="float" office:value="25.764446557" calcext:value-type="float">
            <text:p>25.764446557</text:p>
          </table:table-cell>
        </table:table-row>
        <table:table-row table:style-name="ro1">
          <table:table-cell office:value-type="float" office:value="0.10026703" calcext:value-type="float">
            <text:p>0.10026703</text:p>
          </table:table-cell>
          <table:table-cell office:value-type="float" office:value="9.973368" calcext:value-type="float">
            <text:p>9.973368</text:p>
          </table:table-cell>
          <table:table-cell table:formula="of:=[.C229]+[.A230]" office:value-type="float" office:value="25.864713587" calcext:value-type="float">
            <text:p>25.864713587</text:p>
          </table:table-cell>
        </table:table-row>
        <table:table-row table:style-name="ro1">
          <table:table-cell office:value-type="float" office:value="0.10023651" calcext:value-type="float">
            <text:p>0.10023651</text:p>
          </table:table-cell>
          <table:table-cell office:value-type="float" office:value="9.976404" calcext:value-type="float">
            <text:p>9.976404</text:p>
          </table:table-cell>
          <table:table-cell table:formula="of:=[.C230]+[.A231]" office:value-type="float" office:value="25.964950097" calcext:value-type="float">
            <text:p>25.964950097</text:p>
          </table:table-cell>
        </table:table-row>
        <table:table-row table:style-name="ro1">
          <table:table-cell office:value-type="float" office:value="0.10040437" calcext:value-type="float">
            <text:p>0.10040437</text:p>
          </table:table-cell>
          <table:table-cell office:value-type="float" office:value="9.959726" calcext:value-type="float">
            <text:p>9.959726</text:p>
          </table:table-cell>
          <table:table-cell table:formula="of:=[.C231]+[.A232]" office:value-type="float" office:value="26.065354467" calcext:value-type="float">
            <text:p>26.065354467</text:p>
          </table:table-cell>
        </table:table-row>
        <table:table-row table:style-name="ro1">
          <table:table-cell office:value-type="float" office:value="0.1004654" calcext:value-type="float">
            <text:p>0.1004654</text:p>
          </table:table-cell>
          <table:table-cell office:value-type="float" office:value="9.953676" calcext:value-type="float">
            <text:p>9.953676</text:p>
          </table:table-cell>
          <table:table-cell table:formula="of:=[.C232]+[.A233]" office:value-type="float" office:value="26.165819867" calcext:value-type="float">
            <text:p>26.165819867</text:p>
          </table:table-cell>
        </table:table-row>
        <table:table-row table:style-name="ro1">
          <table:table-cell office:value-type="float" office:value="0.10063325" calcext:value-type="float">
            <text:p>0.10063325</text:p>
          </table:table-cell>
          <table:table-cell office:value-type="float" office:value="9.937074" calcext:value-type="float">
            <text:p>9.937074</text:p>
          </table:table-cell>
          <table:table-cell table:formula="of:=[.C233]+[.A234]" office:value-type="float" office:value="26.266453117" calcext:value-type="float">
            <text:p>26.266453117</text:p>
          </table:table-cell>
        </table:table-row>
        <table:table-row table:style-name="ro1">
          <table:table-cell office:value-type="float" office:value="0.100694284" calcext:value-type="float">
            <text:p>0.100694284</text:p>
          </table:table-cell>
          <table:table-cell office:value-type="float" office:value="9.931051" calcext:value-type="float">
            <text:p>9.931051</text:p>
          </table:table-cell>
          <table:table-cell table:formula="of:=[.C234]+[.A235]" office:value-type="float" office:value="26.367147401" calcext:value-type="float">
            <text:p>26.367147401</text:p>
          </table:table-cell>
        </table:table-row>
        <table:table-row table:style-name="ro1">
          <table:table-cell office:value-type="float" office:value="0.10078584" calcext:value-type="float">
            <text:p>0.10078584</text:p>
          </table:table-cell>
          <table:table-cell office:value-type="float" office:value="9.9220295" calcext:value-type="float">
            <text:p>9.9220295</text:p>
          </table:table-cell>
          <table:table-cell table:formula="of:=[.C235]+[.A236]" office:value-type="float" office:value="26.467933241" calcext:value-type="float">
            <text:p>26.467933241</text:p>
          </table:table-cell>
        </table:table-row>
        <table:table-row table:style-name="ro1">
          <table:table-cell office:value-type="float" office:value="0.10078584" calcext:value-type="float">
            <text:p>0.10078584</text:p>
          </table:table-cell>
          <table:table-cell office:value-type="float" office:value="9.9220295" calcext:value-type="float">
            <text:p>9.9220295</text:p>
          </table:table-cell>
          <table:table-cell table:formula="of:=[.C236]+[.A237]" office:value-type="float" office:value="26.568719081" calcext:value-type="float">
            <text:p>26.568719081</text:p>
          </table:table-cell>
        </table:table-row>
        <table:table-row table:style-name="ro1">
          <table:table-cell office:value-type="float" office:value="0.100816354" calcext:value-type="float">
            <text:p>0.100816354</text:p>
          </table:table-cell>
          <table:table-cell office:value-type="float" office:value="9.919026" calcext:value-type="float">
            <text:p>9.919026</text:p>
          </table:table-cell>
          <table:table-cell table:formula="of:=[.C237]+[.A238]" office:value-type="float" office:value="26.669535435" calcext:value-type="float">
            <text:p>26.669535435</text:p>
          </table:table-cell>
        </table:table-row>
        <table:table-row table:style-name="ro1">
          <table:table-cell office:value-type="float" office:value="0.100816354" calcext:value-type="float">
            <text:p>0.100816354</text:p>
          </table:table-cell>
          <table:table-cell office:value-type="float" office:value="9.919026" calcext:value-type="float">
            <text:p>9.919026</text:p>
          </table:table-cell>
          <table:table-cell table:formula="of:=[.C238]+[.A239]" office:value-type="float" office:value="26.770351789" calcext:value-type="float">
            <text:p>26.770351789</text:p>
          </table:table-cell>
        </table:table-row>
        <table:table-row table:style-name="ro1">
          <table:table-cell office:value-type="float" office:value="0.10064851" calcext:value-type="float">
            <text:p>0.10064851</text:p>
          </table:table-cell>
          <table:table-cell office:value-type="float" office:value="9.935568" calcext:value-type="float">
            <text:p>9.935568</text:p>
          </table:table-cell>
          <table:table-cell table:formula="of:=[.C239]+[.A240]" office:value-type="float" office:value="26.871000299" calcext:value-type="float">
            <text:p>26.871000299</text:p>
          </table:table-cell>
        </table:table-row>
        <table:table-row table:style-name="ro1">
          <table:table-cell office:value-type="float" office:value="0.10051118" calcext:value-type="float">
            <text:p>0.10051118</text:p>
          </table:table-cell>
          <table:table-cell office:value-type="float" office:value="9.949142" calcext:value-type="float">
            <text:p>9.949142</text:p>
          </table:table-cell>
          <table:table-cell table:formula="of:=[.C240]+[.A241]" office:value-type="float" office:value="26.971511479" calcext:value-type="float">
            <text:p>26.971511479</text:p>
          </table:table-cell>
        </table:table-row>
        <table:table-row table:style-name="ro1">
          <table:table-cell office:value-type="float" office:value="0.10060273" calcext:value-type="float">
            <text:p>0.10060273</text:p>
          </table:table-cell>
          <table:table-cell office:value-type="float" office:value="9.940088" calcext:value-type="float">
            <text:p>9.940088</text:p>
          </table:table-cell>
          <table:table-cell table:formula="of:=[.C241]+[.A242]" office:value-type="float" office:value="27.072114209" calcext:value-type="float">
            <text:p>27.072114209</text:p>
          </table:table-cell>
        </table:table-row>
        <table:table-row table:style-name="ro1">
          <table:table-cell office:value-type="float" office:value="0.10037385" calcext:value-type="float">
            <text:p>0.10037385</text:p>
          </table:table-cell>
          <table:table-cell office:value-type="float" office:value="9.962755" calcext:value-type="float">
            <text:p>9.962755</text:p>
          </table:table-cell>
          <table:table-cell table:formula="of:=[.C242]+[.A243]" office:value-type="float" office:value="27.172488059" calcext:value-type="float">
            <text:p>27.172488059</text:p>
          </table:table-cell>
        </table:table-row>
        <table:table-row table:style-name="ro1">
          <table:table-cell office:value-type="float" office:value="0.09983978" calcext:value-type="float">
            <text:p>0.09983978</text:p>
          </table:table-cell>
          <table:table-cell office:value-type="float" office:value="10.016048" calcext:value-type="float">
            <text:p>10.016048</text:p>
          </table:table-cell>
          <table:table-cell table:formula="of:=[.C243]+[.A244]" office:value-type="float" office:value="27.272327839" calcext:value-type="float">
            <text:p>27.272327839</text:p>
          </table:table-cell>
        </table:table-row>
        <table:table-row table:style-name="ro1">
          <table:table-cell office:value-type="float" office:value="0.09967193" calcext:value-type="float">
            <text:p>0.09967193</text:p>
          </table:table-cell>
          <table:table-cell office:value-type="float" office:value="10.032915" calcext:value-type="float">
            <text:p>10.032915</text:p>
          </table:table-cell>
          <table:table-cell table:formula="of:=[.C244]+[.A245]" office:value-type="float" office:value="27.371999769" calcext:value-type="float">
            <text:p>27.371999769</text:p>
          </table:table-cell>
        </table:table-row>
        <table:table-row table:style-name="ro1">
          <table:table-cell office:value-type="float" office:value="0.09982452" calcext:value-type="float">
            <text:p>0.09982452</text:p>
          </table:table-cell>
          <table:table-cell office:value-type="float" office:value="10.017579" calcext:value-type="float">
            <text:p>10.017579</text:p>
          </table:table-cell>
          <table:table-cell table:formula="of:=[.C245]+[.A246]" office:value-type="float" office:value="27.471824289" calcext:value-type="float">
            <text:p>27.471824289</text:p>
          </table:table-cell>
        </table:table-row>
        <table:table-row table:style-name="ro1">
          <table:table-cell office:value-type="float" office:value="0.09962615" calcext:value-type="float">
            <text:p>0.09962615</text:p>
          </table:table-cell>
          <table:table-cell office:value-type="float" office:value="10.037525" calcext:value-type="float">
            <text:p>10.037525</text:p>
          </table:table-cell>
          <table:table-cell table:formula="of:=[.C246]+[.A247]" office:value-type="float" office:value="27.571450439" calcext:value-type="float">
            <text:p>27.571450439</text:p>
          </table:table-cell>
        </table:table-row>
        <table:table-row table:style-name="ro1">
          <table:table-cell office:value-type="float" office:value="0.099015795" calcext:value-type="float">
            <text:p>0.099015795</text:p>
          </table:table-cell>
          <table:table-cell office:value-type="float" office:value="10.099399" calcext:value-type="float">
            <text:p>10.099399</text:p>
          </table:table-cell>
          <table:table-cell table:formula="of:=[.C247]+[.A248]" office:value-type="float" office:value="27.670466234" calcext:value-type="float">
            <text:p>27.670466234</text:p>
          </table:table-cell>
        </table:table-row>
        <table:table-row table:style-name="ro1">
          <table:table-cell office:value-type="float" office:value="0.09898528" calcext:value-type="float">
            <text:p>0.09898528</text:p>
          </table:table-cell>
          <table:table-cell office:value-type="float" office:value="10.102512" calcext:value-type="float">
            <text:p>10.102512</text:p>
          </table:table-cell>
          <table:table-cell table:formula="of:=[.C248]+[.A249]" office:value-type="float" office:value="27.769451514" calcext:value-type="float">
            <text:p>27.769451514</text:p>
          </table:table-cell>
        </table:table-row>
        <table:table-row table:style-name="ro1">
          <table:table-cell office:value-type="float" office:value="0.09910735" calcext:value-type="float">
            <text:p>0.09910735</text:p>
          </table:table-cell>
          <table:table-cell office:value-type="float" office:value="10.09007" calcext:value-type="float">
            <text:p>10.09007</text:p>
          </table:table-cell>
          <table:table-cell table:formula="of:=[.C249]+[.A250]" office:value-type="float" office:value="27.868558864" calcext:value-type="float">
            <text:p>27.868558864</text:p>
          </table:table-cell>
        </table:table-row>
        <table:table-row table:style-name="ro1">
          <table:table-cell office:value-type="float" office:value="0.09898528" calcext:value-type="float">
            <text:p>0.09898528</text:p>
          </table:table-cell>
          <table:table-cell office:value-type="float" office:value="10.102512" calcext:value-type="float">
            <text:p>10.102512</text:p>
          </table:table-cell>
          <table:table-cell table:formula="of:=[.C250]+[.A251]" office:value-type="float" office:value="27.967544144" calcext:value-type="float">
            <text:p>27.967544144</text:p>
          </table:table-cell>
        </table:table-row>
        <table:table-row table:style-name="ro1">
          <table:table-cell office:value-type="float" office:value="0.09864958" calcext:value-type="float">
            <text:p>0.09864958</text:p>
          </table:table-cell>
          <table:table-cell office:value-type="float" office:value="10.13689" calcext:value-type="float">
            <text:p>10.13689</text:p>
          </table:table-cell>
          <table:table-cell table:formula="of:=[.C251]+[.A252]" office:value-type="float" office:value="28.066193724" calcext:value-type="float">
            <text:p>28.066193724</text:p>
          </table:table-cell>
        </table:table-row>
        <table:table-row table:style-name="ro1">
          <table:table-cell office:value-type="float" office:value="0.09875639" calcext:value-type="float">
            <text:p>0.09875639</text:p>
          </table:table-cell>
          <table:table-cell office:value-type="float" office:value="10.125927" calcext:value-type="float">
            <text:p>10.125927</text:p>
          </table:table-cell>
          <table:table-cell table:formula="of:=[.C252]+[.A253]" office:value-type="float" office:value="28.164950114" calcext:value-type="float">
            <text:p>28.164950114</text:p>
          </table:table-cell>
        </table:table-row>
        <table:table-row table:style-name="ro1">
          <table:table-cell office:value-type="float" office:value="0.09890898" calcext:value-type="float">
            <text:p>0.09890898</text:p>
          </table:table-cell>
          <table:table-cell office:value-type="float" office:value="10.110306" calcext:value-type="float">
            <text:p>10.110306</text:p>
          </table:table-cell>
          <table:table-cell table:formula="of:=[.C253]+[.A254]" office:value-type="float" office:value="28.263859094" calcext:value-type="float">
            <text:p>28.263859094</text:p>
          </table:table-cell>
        </table:table-row>
        <table:table-row table:style-name="ro1">
          <table:table-cell office:value-type="float" office:value="0.09857328" calcext:value-type="float">
            <text:p>0.09857328</text:p>
          </table:table-cell>
          <table:table-cell office:value-type="float" office:value="10.144736" calcext:value-type="float">
            <text:p>10.144736</text:p>
          </table:table-cell>
          <table:table-cell table:formula="of:=[.C254]+[.A255]" office:value-type="float" office:value="28.362432374" calcext:value-type="float">
            <text:p>28.362432374</text:p>
          </table:table-cell>
        </table:table-row>
        <table:table-row table:style-name="ro1">
          <table:table-cell office:value-type="float" office:value="0.09787136" calcext:value-type="float">
            <text:p>0.09787136</text:p>
          </table:table-cell>
          <table:table-cell office:value-type="float" office:value="10.217493" calcext:value-type="float">
            <text:p>10.217493</text:p>
          </table:table-cell>
          <table:table-cell table:formula="of:=[.C255]+[.A256]" office:value-type="float" office:value="28.460303734" calcext:value-type="float">
            <text:p>28.460303734</text:p>
          </table:table-cell>
        </table:table-row>
        <table:table-row table:style-name="ro1">
          <table:table-cell office:value-type="float" office:value="0.09787136" calcext:value-type="float">
            <text:p>0.09787136</text:p>
          </table:table-cell>
          <table:table-cell office:value-type="float" office:value="10.217493" calcext:value-type="float">
            <text:p>10.217493</text:p>
          </table:table-cell>
          <table:table-cell table:formula="of:=[.C256]+[.A257]" office:value-type="float" office:value="28.558175094" calcext:value-type="float">
            <text:p>28.558175094</text:p>
          </table:table-cell>
        </table:table-row>
        <table:table-row table:style-name="ro1">
          <table:table-cell office:value-type="float" office:value="0.098054476" calcext:value-type="float">
            <text:p>0.098054476</text:p>
          </table:table-cell>
          <table:table-cell office:value-type="float" office:value="10.198412" calcext:value-type="float">
            <text:p>10.198412</text:p>
          </table:table-cell>
          <table:table-cell table:formula="of:=[.C257]+[.A258]" office:value-type="float" office:value="28.65622957" calcext:value-type="float">
            <text:p>28.65622957</text:p>
          </table:table-cell>
        </table:table-row>
        <table:table-row table:style-name="ro1">
          <table:table-cell office:value-type="float" office:value="0.097718775" calcext:value-type="float">
            <text:p>0.097718775</text:p>
          </table:table-cell>
          <table:table-cell office:value-type="float" office:value="10.233448" calcext:value-type="float">
            <text:p>10.233448</text:p>
          </table:table-cell>
          <table:table-cell table:formula="of:=[.C258]+[.A259]" office:value-type="float" office:value="28.753948345" calcext:value-type="float">
            <text:p>28.753948345</text:p>
          </table:table-cell>
        </table:table-row>
        <table:table-row table:style-name="ro1">
          <table:table-cell office:value-type="float" office:value="0.09695583" calcext:value-type="float">
            <text:p>0.09695583</text:p>
          </table:table-cell>
          <table:table-cell office:value-type="float" office:value="10.313975" calcext:value-type="float">
            <text:p>10.313975</text:p>
          </table:table-cell>
          <table:table-cell table:formula="of:=[.C259]+[.A260]" office:value-type="float" office:value="28.850904175" calcext:value-type="float">
            <text:p>28.850904175</text:p>
          </table:table-cell>
        </table:table-row>
        <table:table-row table:style-name="ro1">
          <table:table-cell office:value-type="float" office:value="0.09687953" calcext:value-type="float">
            <text:p>0.09687953</text:p>
          </table:table-cell>
          <table:table-cell office:value-type="float" office:value="10.322099" calcext:value-type="float">
            <text:p>10.322099</text:p>
          </table:table-cell>
          <table:table-cell table:formula="of:=[.C260]+[.A261]" office:value-type="float" office:value="28.947783705" calcext:value-type="float">
            <text:p>28.947783705</text:p>
          </table:table-cell>
        </table:table-row>
        <table:table-row table:style-name="ro1">
          <table:table-cell office:value-type="float" office:value="0.097123675" calcext:value-type="float">
            <text:p>0.097123675</text:p>
          </table:table-cell>
          <table:table-cell office:value-type="float" office:value="10.296151" calcext:value-type="float">
            <text:p>10.296151</text:p>
          </table:table-cell>
          <table:table-cell table:formula="of:=[.C261]+[.A262]" office:value-type="float" office:value="29.04490738" calcext:value-type="float">
            <text:p>29.04490738</text:p>
          </table:table-cell>
        </table:table-row>
        <table:table-row table:style-name="ro1">
          <table:table-cell office:value-type="float" office:value="0.09687953" calcext:value-type="float">
            <text:p>0.09687953</text:p>
          </table:table-cell>
          <table:table-cell office:value-type="float" office:value="10.322099" calcext:value-type="float">
            <text:p>10.322099</text:p>
          </table:table-cell>
          <table:table-cell table:formula="of:=[.C262]+[.A263]" office:value-type="float" office:value="29.14178691" calcext:value-type="float">
            <text:p>29.14178691</text:p>
          </table:table-cell>
        </table:table-row>
        <table:table-row table:style-name="ro1">
          <table:table-cell office:value-type="float" office:value="0.09616236" calcext:value-type="float">
            <text:p>0.09616236</text:p>
          </table:table-cell>
          <table:table-cell office:value-type="float" office:value="10.399079" calcext:value-type="float">
            <text:p>10.399079</text:p>
          </table:table-cell>
          <table:table-cell table:formula="of:=[.C263]+[.A264]" office:value-type="float" office:value="29.23794927" calcext:value-type="float">
            <text:p>29.23794927</text:p>
          </table:table-cell>
        </table:table-row>
        <table:table-row table:style-name="ro1">
          <table:table-cell office:value-type="float" office:value="0.09616236" calcext:value-type="float">
            <text:p>0.09616236</text:p>
          </table:table-cell>
          <table:table-cell office:value-type="float" office:value="10.399079" calcext:value-type="float">
            <text:p>10.399079</text:p>
          </table:table-cell>
          <table:table-cell table:formula="of:=[.C264]+[.A265]" office:value-type="float" office:value="29.33411163" calcext:value-type="float">
            <text:p>29.33411163</text:p>
          </table:table-cell>
        </table:table-row>
        <table:table-row table:style-name="ro1">
          <table:table-cell office:value-type="float" office:value="0.09655909" calcext:value-type="float">
            <text:p>0.09655909</text:p>
          </table:table-cell>
          <table:table-cell office:value-type="float" office:value="10.356353" calcext:value-type="float">
            <text:p>10.356353</text:p>
          </table:table-cell>
          <table:table-cell table:formula="of:=[.C265]+[.A266]" office:value-type="float" office:value="29.43067072" calcext:value-type="float">
            <text:p>29.43067072</text:p>
          </table:table-cell>
        </table:table-row>
        <table:table-row table:style-name="ro1">
          <table:table-cell office:value-type="float" office:value="0.09687953" calcext:value-type="float">
            <text:p>0.09687953</text:p>
          </table:table-cell>
          <table:table-cell office:value-type="float" office:value="10.322099" calcext:value-type="float">
            <text:p>10.322099</text:p>
          </table:table-cell>
          <table:table-cell table:formula="of:=[.C266]+[.A267]" office:value-type="float" office:value="29.52755025" calcext:value-type="float">
            <text:p>29.52755025</text:p>
          </table:table-cell>
        </table:table-row>
        <table:table-row table:style-name="ro1">
          <table:table-cell office:value-type="float" office:value="0.09694057" calcext:value-type="float">
            <text:p>0.09694057</text:p>
          </table:table-cell>
          <table:table-cell office:value-type="float" office:value="10.3155985" calcext:value-type="float">
            <text:p>10.3155985</text:p>
          </table:table-cell>
          <table:table-cell table:formula="of:=[.C267]+[.A268]" office:value-type="float" office:value="29.62449082" calcext:value-type="float">
            <text:p>29.62449082</text:p>
          </table:table-cell>
        </table:table-row>
        <table:table-row table:style-name="ro1">
          <table:table-cell office:value-type="float" office:value="0.097108416" calcext:value-type="float">
            <text:p>0.097108416</text:p>
          </table:table-cell>
          <table:table-cell office:value-type="float" office:value="10.297769" calcext:value-type="float">
            <text:p>10.297769</text:p>
          </table:table-cell>
          <table:table-cell table:formula="of:=[.C268]+[.A269]" office:value-type="float" office:value="29.721599236" calcext:value-type="float">
            <text:p>29.721599236</text:p>
          </table:table-cell>
        </table:table-row>
        <table:table-row table:style-name="ro1">
          <table:table-cell office:value-type="float" office:value="0.0974136" calcext:value-type="float">
            <text:p>0.0974136</text:p>
          </table:table-cell>
          <table:table-cell office:value-type="float" office:value="10.265507" calcext:value-type="float">
            <text:p>10.265507</text:p>
          </table:table-cell>
          <table:table-cell table:formula="of:=[.C269]+[.A270]" office:value-type="float" office:value="29.819012836" calcext:value-type="float">
            <text:p>29.819012836</text:p>
          </table:table-cell>
        </table:table-row>
        <table:table-row table:style-name="ro1">
          <table:table-cell office:value-type="float" office:value="0.09765774" calcext:value-type="float">
            <text:p>0.09765774</text:p>
          </table:table-cell>
          <table:table-cell office:value-type="float" office:value="10.239843" calcext:value-type="float">
            <text:p>10.239843</text:p>
          </table:table-cell>
          <table:table-cell table:formula="of:=[.C270]+[.A271]" office:value-type="float" office:value="29.916670576" calcext:value-type="float">
            <text:p>29.916670576</text:p>
          </table:table-cell>
        </table:table-row>
        <table:table-row table:style-name="ro1">
          <table:table-cell office:value-type="float" office:value="0.09791715" calcext:value-type="float">
            <text:p>0.09791715</text:p>
          </table:table-cell>
          <table:table-cell office:value-type="float" office:value="10.212715" calcext:value-type="float">
            <text:p>10.212715</text:p>
          </table:table-cell>
          <table:table-cell table:formula="of:=[.C271]+[.A272]" office:value-type="float" office:value="30.014587726" calcext:value-type="float">
            <text:p>30.014587726</text:p>
          </table:table-cell>
        </table:table-row>
        <table:table-row table:style-name="ro1">
          <table:table-cell office:value-type="float" office:value="0.09817655" calcext:value-type="float">
            <text:p>0.09817655</text:p>
          </table:table-cell>
          <table:table-cell office:value-type="float" office:value="10.185732" calcext:value-type="float">
            <text:p>10.185732</text:p>
          </table:table-cell>
          <table:table-cell table:formula="of:=[.C272]+[.A273]" office:value-type="float" office:value="30.112764276" calcext:value-type="float">
            <text:p>30.112764276</text:p>
          </table:table-cell>
        </table:table-row>
        <table:table-row table:style-name="ro1">
          <table:table-cell office:value-type="float" office:value="0.09845121" calcext:value-type="float">
            <text:p>0.09845121</text:p>
          </table:table-cell>
          <table:table-cell office:value-type="float" office:value="10.157314" calcext:value-type="float">
            <text:p>10.157314</text:p>
          </table:table-cell>
          <table:table-cell table:formula="of:=[.C273]+[.A274]" office:value-type="float" office:value="30.211215486" calcext:value-type="float">
            <text:p>30.211215486</text:p>
          </table:table-cell>
        </table:table-row>
        <table:table-row table:style-name="ro1">
          <table:table-cell office:value-type="float" office:value="0.098664835" calcext:value-type="float">
            <text:p>0.098664835</text:p>
          </table:table-cell>
          <table:table-cell office:value-type="float" office:value="10.135323" calcext:value-type="float">
            <text:p>10.135323</text:p>
          </table:table-cell>
          <table:table-cell table:formula="of:=[.C274]+[.A275]" office:value-type="float" office:value="30.309880321" calcext:value-type="float">
            <text:p>30.309880321</text:p>
          </table:table-cell>
        </table:table-row>
        <table:table-row table:style-name="ro1">
          <table:table-cell office:value-type="float" office:value="0.09898528" calcext:value-type="float">
            <text:p>0.09898528</text:p>
          </table:table-cell>
          <table:table-cell office:value-type="float" office:value="10.102512" calcext:value-type="float">
            <text:p>10.102512</text:p>
          </table:table-cell>
          <table:table-cell table:formula="of:=[.C275]+[.A276]" office:value-type="float" office:value="30.408865601" calcext:value-type="float">
            <text:p>30.408865601</text:p>
          </table:table-cell>
        </table:table-row>
        <table:table-row table:style-name="ro1">
          <table:table-cell office:value-type="float" office:value="0.09930571" calcext:value-type="float">
            <text:p>0.09930571</text:p>
          </table:table-cell>
          <table:table-cell office:value-type="float" office:value="10.069915" calcext:value-type="float">
            <text:p>10.069915</text:p>
          </table:table-cell>
          <table:table-cell table:formula="of:=[.C276]+[.A277]" office:value-type="float" office:value="30.508171311" calcext:value-type="float">
            <text:p>30.508171311</text:p>
          </table:table-cell>
        </table:table-row>
        <table:table-row table:style-name="ro1">
          <table:table-cell office:value-type="float" office:value="0.09958038" calcext:value-type="float">
            <text:p>0.09958038</text:p>
          </table:table-cell>
          <table:table-cell office:value-type="float" office:value="10.042139" calcext:value-type="float">
            <text:p>10.042139</text:p>
          </table:table-cell>
          <table:table-cell table:formula="of:=[.C277]+[.A278]" office:value-type="float" office:value="30.607751691" calcext:value-type="float">
            <text:p>30.607751691</text:p>
          </table:table-cell>
        </table:table-row>
        <table:table-row table:style-name="ro1">
          <table:table-cell office:value-type="float" office:value="0.09988556" calcext:value-type="float">
            <text:p>0.09988556</text:p>
          </table:table-cell>
          <table:table-cell office:value-type="float" office:value="10.0114565" calcext:value-type="float">
            <text:p>10.0114565</text:p>
          </table:table-cell>
          <table:table-cell table:formula="of:=[.C278]+[.A279]" office:value-type="float" office:value="30.707637251" calcext:value-type="float">
            <text:p>30.707637251</text:p>
          </table:table-cell>
        </table:table-row>
        <table:table-row table:style-name="ro1">
          <table:table-cell office:value-type="float" office:value="0.10023651" calcext:value-type="float">
            <text:p>0.10023651</text:p>
          </table:table-cell>
          <table:table-cell office:value-type="float" office:value="9.976404" calcext:value-type="float">
            <text:p>9.976404</text:p>
          </table:table-cell>
          <table:table-cell table:formula="of:=[.C279]+[.A280]" office:value-type="float" office:value="30.807873761" calcext:value-type="float">
            <text:p>30.807873761</text:p>
          </table:table-cell>
        </table:table-row>
        <table:table-row table:style-name="ro1">
          <table:table-cell office:value-type="float" office:value="0.100541696" calcext:value-type="float">
            <text:p>0.100541696</text:p>
          </table:table-cell>
          <table:table-cell office:value-type="float" office:value="9.946123" calcext:value-type="float">
            <text:p>9.946123</text:p>
          </table:table-cell>
          <table:table-cell table:formula="of:=[.C280]+[.A281]" office:value-type="float" office:value="30.908415457" calcext:value-type="float">
            <text:p>30.908415457</text:p>
          </table:table-cell>
        </table:table-row>
        <table:table-row table:style-name="ro1">
          <table:table-cell office:value-type="float" office:value="0.10074006" calcext:value-type="float">
            <text:p>0.10074006</text:p>
          </table:table-cell>
          <table:table-cell office:value-type="float" office:value="9.926538" calcext:value-type="float">
            <text:p>9.926538</text:p>
          </table:table-cell>
          <table:table-cell table:formula="of:=[.C281]+[.A282]" office:value-type="float" office:value="31.009155517" calcext:value-type="float">
            <text:p>31.009155517</text:p>
          </table:table-cell>
        </table:table-row>
        <table:table-row table:style-name="ro1">
          <table:table-cell office:value-type="float" office:value="0.100801095" calcext:value-type="float">
            <text:p>0.100801095</text:p>
          </table:table-cell>
          <table:table-cell office:value-type="float" office:value="9.920527" calcext:value-type="float">
            <text:p>9.920527</text:p>
          </table:table-cell>
          <table:table-cell table:formula="of:=[.C282]+[.A283]" office:value-type="float" office:value="31.109956612" calcext:value-type="float">
            <text:p>31.109956612</text:p>
          </table:table-cell>
        </table:table-row>
        <table:table-row table:style-name="ro1">
          <table:table-cell office:value-type="float" office:value="0.10075532" calcext:value-type="float">
            <text:p>0.10075532</text:p>
          </table:table-cell>
          <table:table-cell office:value-type="float" office:value="9.9250345" calcext:value-type="float">
            <text:p>9.9250345</text:p>
          </table:table-cell>
          <table:table-cell table:formula="of:=[.C283]+[.A284]" office:value-type="float" office:value="31.210711932" calcext:value-type="float">
            <text:p>31.210711932</text:p>
          </table:table-cell>
        </table:table-row>
        <table:table-row table:style-name="ro1">
          <table:table-cell office:value-type="float" office:value="0.10077058" calcext:value-type="float">
            <text:p>0.10077058</text:p>
          </table:table-cell>
          <table:table-cell office:value-type="float" office:value="9.923532" calcext:value-type="float">
            <text:p>9.923532</text:p>
          </table:table-cell>
          <table:table-cell table:formula="of:=[.C284]+[.A285]" office:value-type="float" office:value="31.311482512" calcext:value-type="float">
            <text:p>31.311482512</text:p>
          </table:table-cell>
        </table:table-row>
        <table:table-row table:style-name="ro1">
          <table:table-cell office:value-type="float" office:value="0.10078584" calcext:value-type="float">
            <text:p>0.10078584</text:p>
          </table:table-cell>
          <table:table-cell office:value-type="float" office:value="9.9220295" calcext:value-type="float">
            <text:p>9.9220295</text:p>
          </table:table-cell>
          <table:table-cell table:formula="of:=[.C285]+[.A286]" office:value-type="float" office:value="31.412268352" calcext:value-type="float">
            <text:p>31.412268352</text:p>
          </table:table-cell>
        </table:table-row>
        <table:table-row table:style-name="ro1">
          <table:table-cell office:value-type="float" office:value="0.100556955" calcext:value-type="float">
            <text:p>0.100556955</text:p>
          </table:table-cell>
          <table:table-cell office:value-type="float" office:value="9.944613" calcext:value-type="float">
            <text:p>9.944613</text:p>
          </table:table-cell>
          <table:table-cell table:formula="of:=[.C286]+[.A287]" office:value-type="float" office:value="31.512825307" calcext:value-type="float">
            <text:p>31.512825307</text:p>
          </table:table-cell>
        </table:table-row>
        <table:table-row table:style-name="ro1">
          <table:table-cell office:value-type="float" office:value="0.100328065" calcext:value-type="float">
            <text:p>0.100328065</text:p>
          </table:table-cell>
          <table:table-cell office:value-type="float" office:value="9.9673" calcext:value-type="float">
            <text:p>9.9673</text:p>
          </table:table-cell>
          <table:table-cell table:formula="of:=[.C287]+[.A288]" office:value-type="float" office:value="31.613153372" calcext:value-type="float">
            <text:p>31.613153372</text:p>
          </table:table-cell>
        </table:table-row>
        <table:table-row table:style-name="ro1">
          <table:table-cell office:value-type="float" office:value="0.099961855" calcext:value-type="float">
            <text:p>0.099961855</text:p>
          </table:table-cell>
          <table:table-cell office:value-type="float" office:value="10.003816" calcext:value-type="float">
            <text:p>10.003816</text:p>
          </table:table-cell>
          <table:table-cell table:formula="of:=[.C288]+[.A289]" office:value-type="float" office:value="31.713115227" calcext:value-type="float">
            <text:p>31.713115227</text:p>
          </table:table-cell>
        </table:table-row>
        <table:table-row table:style-name="ro1">
          <table:table-cell office:value-type="float" office:value="0.09958038" calcext:value-type="float">
            <text:p>0.09958038</text:p>
          </table:table-cell>
          <table:table-cell office:value-type="float" office:value="10.042139" calcext:value-type="float">
            <text:p>10.042139</text:p>
          </table:table-cell>
          <table:table-cell table:formula="of:=[.C289]+[.A290]" office:value-type="float" office:value="31.812695607" calcext:value-type="float">
            <text:p>31.812695607</text:p>
          </table:table-cell>
        </table:table-row>
        <table:table-row table:style-name="ro1">
          <table:table-cell office:value-type="float" office:value="0.099259935" calcext:value-type="float">
            <text:p>0.099259935</text:p>
          </table:table-cell>
          <table:table-cell office:value-type="float" office:value="10.074558" calcext:value-type="float">
            <text:p>10.074558</text:p>
          </table:table-cell>
          <table:table-cell table:formula="of:=[.C290]+[.A291]" office:value-type="float" office:value="31.911955542" calcext:value-type="float">
            <text:p>31.911955542</text:p>
          </table:table-cell>
        </table:table-row>
        <table:table-row table:style-name="ro1">
          <table:table-cell office:value-type="float" office:value="0.09898528" calcext:value-type="float">
            <text:p>0.09898528</text:p>
          </table:table-cell>
          <table:table-cell office:value-type="float" office:value="10.102512" calcext:value-type="float">
            <text:p>10.102512</text:p>
          </table:table-cell>
          <table:table-cell table:formula="of:=[.C291]+[.A292]" office:value-type="float" office:value="32.010940822" calcext:value-type="float">
            <text:p>32.010940822</text:p>
          </table:table-cell>
        </table:table-row>
        <table:table-row table:style-name="ro1">
          <table:table-cell office:value-type="float" office:value="0.098527506" calcext:value-type="float">
            <text:p>0.098527506</text:p>
          </table:table-cell>
          <table:table-cell office:value-type="float" office:value="10.149449" calcext:value-type="float">
            <text:p>10.149449</text:p>
          </table:table-cell>
          <table:table-cell table:formula="of:=[.C292]+[.A293]" office:value-type="float" office:value="32.109468328" calcext:value-type="float">
            <text:p>32.109468328</text:p>
          </table:table-cell>
        </table:table-row>
        <table:table-row table:style-name="ro1">
          <table:table-cell office:value-type="float" office:value="0.0982681" calcext:value-type="float">
            <text:p>0.0982681</text:p>
          </table:table-cell>
          <table:table-cell office:value-type="float" office:value="10.176242" calcext:value-type="float">
            <text:p>10.176242</text:p>
          </table:table-cell>
          <table:table-cell table:formula="of:=[.C293]+[.A294]" office:value-type="float" office:value="32.207736428" calcext:value-type="float">
            <text:p>32.207736428</text:p>
          </table:table-cell>
        </table:table-row>
        <table:table-row table:style-name="ro1">
          <table:table-cell office:value-type="float" office:value="0.09837491" calcext:value-type="float">
            <text:p>0.09837491</text:p>
          </table:table-cell>
          <table:table-cell office:value-type="float" office:value="10.165194" calcext:value-type="float">
            <text:p>10.165194</text:p>
          </table:table-cell>
          <table:table-cell table:formula="of:=[.C294]+[.A295]" office:value-type="float" office:value="32.306111338" calcext:value-type="float">
            <text:p>32.306111338</text:p>
          </table:table-cell>
        </table:table-row>
        <table:table-row table:style-name="ro1">
          <table:table-cell office:value-type="float" office:value="0.09839018" calcext:value-type="float">
            <text:p>0.09839018</text:p>
          </table:table-cell>
          <table:table-cell office:value-type="float" office:value="10.163616" calcext:value-type="float">
            <text:p>10.163616</text:p>
          </table:table-cell>
          <table:table-cell table:formula="of:=[.C295]+[.A296]" office:value-type="float" office:value="32.404501518" calcext:value-type="float">
            <text:p>32.404501518</text:p>
          </table:table-cell>
        </table:table-row>
        <table:table-row table:style-name="ro1">
          <table:table-cell office:value-type="float" office:value="0.09823758" calcext:value-type="float">
            <text:p>0.09823758</text:p>
          </table:table-cell>
          <table:table-cell office:value-type="float" office:value="10.179403" calcext:value-type="float">
            <text:p>10.179403</text:p>
          </table:table-cell>
          <table:table-cell table:formula="of:=[.C296]+[.A297]" office:value-type="float" office:value="32.502739098" calcext:value-type="float">
            <text:p>32.502739098</text:p>
          </table:table-cell>
        </table:table-row>
        <table:table-row table:style-name="ro1">
          <table:table-cell office:value-type="float" office:value="0.09823758" calcext:value-type="float">
            <text:p>0.09823758</text:p>
          </table:table-cell>
          <table:table-cell office:value-type="float" office:value="10.179403" calcext:value-type="float">
            <text:p>10.179403</text:p>
          </table:table-cell>
          <table:table-cell table:formula="of:=[.C297]+[.A298]" office:value-type="float" office:value="32.600976678" calcext:value-type="float">
            <text:p>32.600976678</text:p>
          </table:table-cell>
        </table:table-row>
        <table:table-row table:style-name="ro1">
          <table:table-cell office:value-type="float" office:value="0.0982681" calcext:value-type="float">
            <text:p>0.0982681</text:p>
          </table:table-cell>
          <table:table-cell office:value-type="float" office:value="10.176242" calcext:value-type="float">
            <text:p>10.176242</text:p>
          </table:table-cell>
          <table:table-cell table:formula="of:=[.C298]+[.A299]" office:value-type="float" office:value="32.699244778" calcext:value-type="float">
            <text:p>32.699244778</text:p>
          </table:table-cell>
        </table:table-row>
        <table:table-row table:style-name="ro1">
          <table:table-cell office:value-type="float" office:value="0.0982681" calcext:value-type="float">
            <text:p>0.0982681</text:p>
          </table:table-cell>
          <table:table-cell office:value-type="float" office:value="10.176242" calcext:value-type="float">
            <text:p>10.176242</text:p>
          </table:table-cell>
          <table:table-cell table:formula="of:=[.C299]+[.A300]" office:value-type="float" office:value="32.797512878" calcext:value-type="float">
            <text:p>32.797512878</text:p>
          </table:table-cell>
        </table:table-row>
        <table:table-row table:style-name="ro1">
          <table:table-cell office:value-type="float" office:value="0.09825284" calcext:value-type="float">
            <text:p>0.09825284</text:p>
          </table:table-cell>
          <table:table-cell office:value-type="float" office:value="10.177822" calcext:value-type="float">
            <text:p>10.177822</text:p>
          </table:table-cell>
          <table:table-cell table:formula="of:=[.C300]+[.A301]" office:value-type="float" office:value="32.895765718" calcext:value-type="float">
            <text:p>32.895765718</text:p>
          </table:table-cell>
        </table:table-row>
        <table:table-row table:style-name="ro1">
          <table:table-cell office:value-type="float" office:value="0.09828336" calcext:value-type="float">
            <text:p>0.09828336</text:p>
          </table:table-cell>
          <table:table-cell office:value-type="float" office:value="10.174663" calcext:value-type="float">
            <text:p>10.174663</text:p>
          </table:table-cell>
          <table:table-cell table:formula="of:=[.C301]+[.A302]" office:value-type="float" office:value="32.994049078" calcext:value-type="float">
            <text:p>32.994049078</text:p>
          </table:table-cell>
        </table:table-row>
        <table:table-row table:style-name="ro1">
          <table:table-cell office:value-type="float" office:value="0.098207064" calcext:value-type="float">
            <text:p>0.098207064</text:p>
          </table:table-cell>
          <table:table-cell office:value-type="float" office:value="10.182567" calcext:value-type="float">
            <text:p>10.182567</text:p>
          </table:table-cell>
          <table:table-cell table:formula="of:=[.C302]+[.A303]" office:value-type="float" office:value="33.092256142" calcext:value-type="float">
            <text:p>33.092256142</text:p>
          </table:table-cell>
        </table:table-row>
        <table:table-row table:style-name="ro1">
          <table:table-cell office:value-type="float" office:value="0.09816129" calcext:value-type="float">
            <text:p>0.09816129</text:p>
          </table:table-cell>
          <table:table-cell office:value-type="float" office:value="10.187315" calcext:value-type="float">
            <text:p>10.187315</text:p>
          </table:table-cell>
          <table:table-cell table:formula="of:=[.C303]+[.A304]" office:value-type="float" office:value="33.190417432" calcext:value-type="float">
            <text:p>33.190417432</text:p>
          </table:table-cell>
        </table:table-row>
        <table:table-row table:style-name="ro1">
          <table:table-cell office:value-type="float" office:value="0.09814603" calcext:value-type="float">
            <text:p>0.09814603</text:p>
          </table:table-cell>
          <table:table-cell office:value-type="float" office:value="10.188899" calcext:value-type="float">
            <text:p>10.188899</text:p>
          </table:table-cell>
          <table:table-cell table:formula="of:=[.C304]+[.A305]" office:value-type="float" office:value="33.288563462" calcext:value-type="float">
            <text:p>33.288563462</text:p>
          </table:table-cell>
        </table:table-row>
        <table:table-row table:style-name="ro1">
          <table:table-cell office:value-type="float" office:value="0.09823758" calcext:value-type="float">
            <text:p>0.09823758</text:p>
          </table:table-cell>
          <table:table-cell office:value-type="float" office:value="10.179403" calcext:value-type="float">
            <text:p>10.179403</text:p>
          </table:table-cell>
          <table:table-cell table:formula="of:=[.C305]+[.A306]" office:value-type="float" office:value="33.386801042" calcext:value-type="float">
            <text:p>33.386801042</text:p>
          </table:table-cell>
        </table:table-row>
        <table:table-row table:style-name="ro1">
          <table:table-cell office:value-type="float" office:value="0.0982681" calcext:value-type="float">
            <text:p>0.0982681</text:p>
          </table:table-cell>
          <table:table-cell office:value-type="float" office:value="10.176242" calcext:value-type="float">
            <text:p>10.176242</text:p>
          </table:table-cell>
          <table:table-cell table:formula="of:=[.C306]+[.A307]" office:value-type="float" office:value="33.485069142" calcext:value-type="float">
            <text:p>33.485069142</text:p>
          </table:table-cell>
        </table:table-row>
        <table:table-row table:style-name="ro1">
          <table:table-cell office:value-type="float" office:value="0.09808499" calcext:value-type="float">
            <text:p>0.09808499</text:p>
          </table:table-cell>
          <table:table-cell office:value-type="float" office:value="10.195239" calcext:value-type="float">
            <text:p>10.195239</text:p>
          </table:table-cell>
          <table:table-cell table:formula="of:=[.C307]+[.A308]" office:value-type="float" office:value="33.583154132" calcext:value-type="float">
            <text:p>33.583154132</text:p>
          </table:table-cell>
        </table:table-row>
        <table:table-row table:style-name="ro1">
          <table:table-cell office:value-type="float" office:value="0.098069735" calcext:value-type="float">
            <text:p>0.098069735</text:p>
          </table:table-cell>
          <table:table-cell office:value-type="float" office:value="10.196826" calcext:value-type="float">
            <text:p>10.196826</text:p>
          </table:table-cell>
          <table:table-cell table:formula="of:=[.C308]+[.A309]" office:value-type="float" office:value="33.681223867" calcext:value-type="float">
            <text:p>33.681223867</text:p>
          </table:table-cell>
        </table:table-row>
        <table:table-row table:style-name="ro1">
          <table:table-cell office:value-type="float" office:value="0.09829862" calcext:value-type="float">
            <text:p>0.09829862</text:p>
          </table:table-cell>
          <table:table-cell office:value-type="float" office:value="10.173083" calcext:value-type="float">
            <text:p>10.173083</text:p>
          </table:table-cell>
          <table:table-cell table:formula="of:=[.C309]+[.A310]" office:value-type="float" office:value="33.779522487" calcext:value-type="float">
            <text:p>33.779522487</text:p>
          </table:table-cell>
        </table:table-row>
        <table:table-row table:style-name="ro1">
          <table:table-cell office:value-type="float" office:value="0.09839018" calcext:value-type="float">
            <text:p>0.09839018</text:p>
          </table:table-cell>
          <table:table-cell office:value-type="float" office:value="10.163616" calcext:value-type="float">
            <text:p>10.163616</text:p>
          </table:table-cell>
          <table:table-cell table:formula="of:=[.C310]+[.A311]" office:value-type="float" office:value="33.877912667" calcext:value-type="float">
            <text:p>33.877912667</text:p>
          </table:table-cell>
        </table:table-row>
        <table:table-row table:style-name="ro1">
          <table:table-cell office:value-type="float" office:value="0.098191805" calcext:value-type="float">
            <text:p>0.098191805</text:p>
          </table:table-cell>
          <table:table-cell office:value-type="float" office:value="10.184149" calcext:value-type="float">
            <text:p>10.184149</text:p>
          </table:table-cell>
          <table:table-cell table:formula="of:=[.C311]+[.A312]" office:value-type="float" office:value="33.976104472" calcext:value-type="float">
            <text:p>33.976104472</text:p>
          </table:table-cell>
        </table:table-row>
        <table:table-row table:style-name="ro1">
          <table:table-cell office:value-type="float" office:value="0.0980087" calcext:value-type="float">
            <text:p>0.0980087</text:p>
          </table:table-cell>
          <table:table-cell office:value-type="float" office:value="10.203176" calcext:value-type="float">
            <text:p>10.203176</text:p>
          </table:table-cell>
          <table:table-cell table:formula="of:=[.C312]+[.A313]" office:value-type="float" office:value="34.074113172" calcext:value-type="float">
            <text:p>34.074113172</text:p>
          </table:table-cell>
        </table:table-row>
        <table:table-row table:style-name="ro1">
          <table:table-cell office:value-type="float" office:value="0.0982681" calcext:value-type="float">
            <text:p>0.0982681</text:p>
          </table:table-cell>
          <table:table-cell office:value-type="float" office:value="10.176242" calcext:value-type="float">
            <text:p>10.176242</text:p>
          </table:table-cell>
          <table:table-cell table:formula="of:=[.C313]+[.A314]" office:value-type="float" office:value="34.172381272" calcext:value-type="float">
            <text:p>34.172381272</text:p>
          </table:table-cell>
        </table:table-row>
        <table:table-row table:style-name="ro1">
          <table:table-cell office:value-type="float" office:value="0.098405436" calcext:value-type="float">
            <text:p>0.098405436</text:p>
          </table:table-cell>
          <table:table-cell office:value-type="float" office:value="10.16204" calcext:value-type="float">
            <text:p>10.16204</text:p>
          </table:table-cell>
          <table:table-cell table:formula="of:=[.C314]+[.A315]" office:value-type="float" office:value="34.270786708" calcext:value-type="float">
            <text:p>34.270786708</text:p>
          </table:table-cell>
        </table:table-row>
        <table:table-row table:style-name="ro1">
          <table:table-cell office:value-type="float" office:value="0.09811551" calcext:value-type="float">
            <text:p>0.09811551</text:p>
          </table:table-cell>
          <table:table-cell office:value-type="float" office:value="10.192068" calcext:value-type="float">
            <text:p>10.192068</text:p>
          </table:table-cell>
          <table:table-cell table:formula="of:=[.C315]+[.A316]" office:value-type="float" office:value="34.368902218" calcext:value-type="float">
            <text:p>34.368902218</text:p>
          </table:table-cell>
        </table:table-row>
        <table:table-row table:style-name="ro1">
          <table:table-cell office:value-type="float" office:value="0.09811551" calcext:value-type="float">
            <text:p>0.09811551</text:p>
          </table:table-cell>
          <table:table-cell office:value-type="float" office:value="10.192068" calcext:value-type="float">
            <text:p>10.192068</text:p>
          </table:table-cell>
          <table:table-cell table:formula="of:=[.C316]+[.A317]" office:value-type="float" office:value="34.467017728" calcext:value-type="float">
            <text:p>34.467017728</text:p>
          </table:table-cell>
        </table:table-row>
        <table:table-row table:style-name="ro1">
          <table:table-cell office:value-type="float" office:value="0.09834439" calcext:value-type="float">
            <text:p>0.09834439</text:p>
          </table:table-cell>
          <table:table-cell office:value-type="float" office:value="10.168347" calcext:value-type="float">
            <text:p>10.168347</text:p>
          </table:table-cell>
          <table:table-cell table:formula="of:=[.C317]+[.A318]" office:value-type="float" office:value="34.565362118" calcext:value-type="float">
            <text:p>34.565362118</text:p>
          </table:table-cell>
        </table:table-row>
        <table:table-row table:style-name="ro1">
          <table:table-cell office:value-type="float" office:value="0.098054476" calcext:value-type="float">
            <text:p>0.098054476</text:p>
          </table:table-cell>
          <table:table-cell office:value-type="float" office:value="10.198412" calcext:value-type="float">
            <text:p>10.198412</text:p>
          </table:table-cell>
          <table:table-cell table:formula="of:=[.C318]+[.A319]" office:value-type="float" office:value="34.663416594" calcext:value-type="float">
            <text:p>34.663416594</text:p>
          </table:table-cell>
        </table:table-row>
        <table:table-row table:style-name="ro1">
          <table:table-cell office:value-type="float" office:value="0.09756619" calcext:value-type="float">
            <text:p>0.09756619</text:p>
          </table:table-cell>
          <table:table-cell office:value-type="float" office:value="10.249453" calcext:value-type="float">
            <text:p>10.249453</text:p>
          </table:table-cell>
          <table:table-cell table:formula="of:=[.C319]+[.A320]" office:value-type="float" office:value="34.760982784" calcext:value-type="float">
            <text:p>34.760982784</text:p>
          </table:table-cell>
        </table:table-row>
        <table:table-row table:style-name="ro1">
          <table:table-cell office:value-type="float" office:value="0.09756619" calcext:value-type="float">
            <text:p>0.09756619</text:p>
          </table:table-cell>
          <table:table-cell office:value-type="float" office:value="10.249453" calcext:value-type="float">
            <text:p>10.249453</text:p>
          </table:table-cell>
          <table:table-cell table:formula="of:=[.C320]+[.A321]" office:value-type="float" office:value="34.858548974" calcext:value-type="float">
            <text:p>34.858548974</text:p>
          </table:table-cell>
        </table:table-row>
        <table:table-row table:style-name="ro1">
          <table:table-cell office:value-type="float" office:value="0.0980087" calcext:value-type="float">
            <text:p>0.0980087</text:p>
          </table:table-cell>
          <table:table-cell office:value-type="float" office:value="10.203176" calcext:value-type="float">
            <text:p>10.203176</text:p>
          </table:table-cell>
          <table:table-cell table:formula="of:=[.C321]+[.A322]" office:value-type="float" office:value="34.956557674" calcext:value-type="float">
            <text:p>34.956557674</text:p>
          </table:table-cell>
        </table:table-row>
        <table:table-row table:style-name="ro1">
          <table:table-cell office:value-type="float" office:value="0.098069735" calcext:value-type="float">
            <text:p>0.098069735</text:p>
          </table:table-cell>
          <table:table-cell office:value-type="float" office:value="10.196826" calcext:value-type="float">
            <text:p>10.196826</text:p>
          </table:table-cell>
          <table:table-cell table:formula="of:=[.C322]+[.A323]" office:value-type="float" office:value="35.054627409" calcext:value-type="float">
            <text:p>35.054627409</text:p>
          </table:table-cell>
        </table:table-row>
        <table:table-row table:style-name="ro1">
          <table:table-cell office:value-type="float" office:value="0.09777981" calcext:value-type="float">
            <text:p>0.09777981</text:p>
          </table:table-cell>
          <table:table-cell office:value-type="float" office:value="10.22706" calcext:value-type="float">
            <text:p>10.22706</text:p>
          </table:table-cell>
          <table:table-cell table:formula="of:=[.C323]+[.A324]" office:value-type="float" office:value="35.152407219" calcext:value-type="float">
            <text:p>35.152407219</text:p>
          </table:table-cell>
        </table:table-row>
        <table:table-row table:style-name="ro1">
          <table:table-cell office:value-type="float" office:value="0.097718775" calcext:value-type="float">
            <text:p>0.097718775</text:p>
          </table:table-cell>
          <table:table-cell office:value-type="float" office:value="10.233448" calcext:value-type="float">
            <text:p>10.233448</text:p>
          </table:table-cell>
          <table:table-cell table:formula="of:=[.C324]+[.A325]" office:value-type="float" office:value="35.250125994" calcext:value-type="float">
            <text:p>35.250125994</text:p>
          </table:table-cell>
        </table:table-row>
        <table:table-row table:style-name="ro1">
          <table:table-cell office:value-type="float" office:value="0.0980087" calcext:value-type="float">
            <text:p>0.0980087</text:p>
          </table:table-cell>
          <table:table-cell office:value-type="float" office:value="10.203176" calcext:value-type="float">
            <text:p>10.203176</text:p>
          </table:table-cell>
          <table:table-cell table:formula="of:=[.C325]+[.A326]" office:value-type="float" office:value="35.348134694" calcext:value-type="float">
            <text:p>35.348134694</text:p>
          </table:table-cell>
        </table:table-row>
        <table:table-row table:style-name="ro1">
          <table:table-cell office:value-type="float" office:value="0.09802396" calcext:value-type="float">
            <text:p>0.09802396</text:p>
          </table:table-cell>
          <table:table-cell office:value-type="float" office:value="10.201588" calcext:value-type="float">
            <text:p>10.201588</text:p>
          </table:table-cell>
          <table:table-cell table:formula="of:=[.C326]+[.A327]" office:value-type="float" office:value="35.446158654" calcext:value-type="float">
            <text:p>35.446158654</text:p>
          </table:table-cell>
        </table:table-row>
        <table:table-row table:style-name="ro1">
          <table:table-cell office:value-type="float" office:value="0.09788662" calcext:value-type="float">
            <text:p>0.09788662</text:p>
          </table:table-cell>
          <table:table-cell office:value-type="float" office:value="10.2159" calcext:value-type="float">
            <text:p>10.2159</text:p>
          </table:table-cell>
          <table:table-cell table:formula="of:=[.C327]+[.A328]" office:value-type="float" office:value="35.544045274" calcext:value-type="float">
            <text:p>35.544045274</text:p>
          </table:table-cell>
        </table:table-row>
        <table:table-row table:style-name="ro1">
          <table:table-cell office:value-type="float" office:value="0.098207064" calcext:value-type="float">
            <text:p>0.098207064</text:p>
          </table:table-cell>
          <table:table-cell office:value-type="float" office:value="10.182567" calcext:value-type="float">
            <text:p>10.182567</text:p>
          </table:table-cell>
          <table:table-cell table:formula="of:=[.C328]+[.A329]" office:value-type="float" office:value="35.642252338" calcext:value-type="float">
            <text:p>35.642252338</text:p>
          </table:table-cell>
        </table:table-row>
        <table:table-row table:style-name="ro1">
          <table:table-cell office:value-type="float" office:value="0.09855802" calcext:value-type="float">
            <text:p>0.09855802</text:p>
          </table:table-cell>
          <table:table-cell office:value-type="float" office:value="10.146307" calcext:value-type="float">
            <text:p>10.146307</text:p>
          </table:table-cell>
          <table:table-cell table:formula="of:=[.C329]+[.A330]" office:value-type="float" office:value="35.740810358" calcext:value-type="float">
            <text:p>35.740810358</text:p>
          </table:table-cell>
        </table:table-row>
        <table:table-row table:style-name="ro1">
          <table:table-cell office:value-type="float" office:value="0.09869535" calcext:value-type="float">
            <text:p>0.09869535</text:p>
          </table:table-cell>
          <table:table-cell office:value-type="float" office:value="10.132189" calcext:value-type="float">
            <text:p>10.132189</text:p>
          </table:table-cell>
          <table:table-cell table:formula="of:=[.C330]+[.A331]" office:value-type="float" office:value="35.839505708" calcext:value-type="float">
            <text:p>35.839505708</text:p>
          </table:table-cell>
        </table:table-row>
        <table:table-row table:style-name="ro1">
          <table:table-cell office:value-type="float" office:value="0.09877165" calcext:value-type="float">
            <text:p>0.09877165</text:p>
          </table:table-cell>
          <table:table-cell office:value-type="float" office:value="10.124362" calcext:value-type="float">
            <text:p>10.124362</text:p>
          </table:table-cell>
          <table:table-cell table:formula="of:=[.C331]+[.A332]" office:value-type="float" office:value="35.938277358" calcext:value-type="float">
            <text:p>35.938277358</text:p>
          </table:table-cell>
        </table:table-row>
        <table:table-row table:style-name="ro1">
          <table:table-cell office:value-type="float" office:value="0.098786905" calcext:value-type="float">
            <text:p>0.098786905</text:p>
          </table:table-cell>
          <table:table-cell office:value-type="float" office:value="10.122799" calcext:value-type="float">
            <text:p>10.122799</text:p>
          </table:table-cell>
          <table:table-cell table:formula="of:=[.C332]+[.A333]" office:value-type="float" office:value="36.037064263" calcext:value-type="float">
            <text:p>36.037064263</text:p>
          </table:table-cell>
        </table:table-row>
        <table:table-row table:style-name="ro1">
          <table:table-cell office:value-type="float" office:value="0.09895476" calcext:value-type="float">
            <text:p>0.09895476</text:p>
          </table:table-cell>
          <table:table-cell office:value-type="float" office:value="10.105628" calcext:value-type="float">
            <text:p>10.105628</text:p>
          </table:table-cell>
          <table:table-cell table:formula="of:=[.C333]+[.A334]" office:value-type="float" office:value="36.136019023" calcext:value-type="float">
            <text:p>36.136019023</text:p>
          </table:table-cell>
        </table:table-row>
        <table:table-row table:style-name="ro1">
          <table:table-cell office:value-type="float" office:value="0.099122606" calcext:value-type="float">
            <text:p>0.099122606</text:p>
          </table:table-cell>
          <table:table-cell office:value-type="float" office:value="10.088516" calcext:value-type="float">
            <text:p>10.088516</text:p>
          </table:table-cell>
          <table:table-cell table:formula="of:=[.C334]+[.A335]" office:value-type="float" office:value="36.235141629" calcext:value-type="float">
            <text:p>36.235141629</text:p>
          </table:table-cell>
        </table:table-row>
        <table:table-row table:style-name="ro1">
          <table:table-cell office:value-type="float" office:value="0.099153124" calcext:value-type="float">
            <text:p>0.099153124</text:p>
          </table:table-cell>
          <table:table-cell office:value-type="float" office:value="10.085411" calcext:value-type="float">
            <text:p>10.085411</text:p>
          </table:table-cell>
          <table:table-cell table:formula="of:=[.C335]+[.A336]" office:value-type="float" office:value="36.334294753" calcext:value-type="float">
            <text:p>36.334294753</text:p>
          </table:table-cell>
        </table:table-row>
        <table:table-row table:style-name="ro1">
          <table:table-cell office:value-type="float" office:value="0.09929045" calcext:value-type="float">
            <text:p>0.09929045</text:p>
          </table:table-cell>
          <table:table-cell office:value-type="float" office:value="10.071462" calcext:value-type="float">
            <text:p>10.071462</text:p>
          </table:table-cell>
          <table:table-cell table:formula="of:=[.C336]+[.A337]" office:value-type="float" office:value="36.433585203" calcext:value-type="float">
            <text:p>36.433585203</text:p>
          </table:table-cell>
        </table:table-row>
        <table:table-row table:style-name="ro1">
          <table:table-cell office:value-type="float" office:value="0.09954986" calcext:value-type="float">
            <text:p>0.09954986</text:p>
          </table:table-cell>
          <table:table-cell office:value-type="float" office:value="10.0452175" calcext:value-type="float">
            <text:p>10.0452175</text:p>
          </table:table-cell>
          <table:table-cell table:formula="of:=[.C337]+[.A338]" office:value-type="float" office:value="36.533135063" calcext:value-type="float">
            <text:p>36.533135063</text:p>
          </table:table-cell>
        </table:table-row>
        <table:table-row table:style-name="ro1">
          <table:table-cell office:value-type="float" office:value="0.09967193" calcext:value-type="float">
            <text:p>0.09967193</text:p>
          </table:table-cell>
          <table:table-cell office:value-type="float" office:value="10.032915" calcext:value-type="float">
            <text:p>10.032915</text:p>
          </table:table-cell>
          <table:table-cell table:formula="of:=[.C338]+[.A339]" office:value-type="float" office:value="36.632806993" calcext:value-type="float">
            <text:p>36.632806993</text:p>
          </table:table-cell>
        </table:table-row>
        <table:table-row table:style-name="ro1">
          <table:table-cell office:value-type="float" office:value="0.09977874" calcext:value-type="float">
            <text:p>0.09977874</text:p>
          </table:table-cell>
          <table:table-cell office:value-type="float" office:value="10.022175" calcext:value-type="float">
            <text:p>10.022175</text:p>
          </table:table-cell>
          <table:table-cell table:formula="of:=[.C339]+[.A340]" office:value-type="float" office:value="36.732585733" calcext:value-type="float">
            <text:p>36.732585733</text:p>
          </table:table-cell>
        </table:table-row>
        <table:table-row table:style-name="ro1">
          <table:table-cell office:value-type="float" office:value="0.09991608" calcext:value-type="float">
            <text:p>0.09991608</text:p>
          </table:table-cell>
          <table:table-cell office:value-type="float" office:value="10.008399" calcext:value-type="float">
            <text:p>10.008399</text:p>
          </table:table-cell>
          <table:table-cell table:formula="of:=[.C340]+[.A341]" office:value-type="float" office:value="36.832501813" calcext:value-type="float">
            <text:p>36.832501813</text:p>
          </table:table-cell>
        </table:table-row>
        <table:table-row table:style-name="ro1">
          <table:table-cell office:value-type="float" office:value="0.09990082" calcext:value-type="float">
            <text:p>0.09990082</text:p>
          </table:table-cell>
          <table:table-cell office:value-type="float" office:value="10.009928" calcext:value-type="float">
            <text:p>10.009928</text:p>
          </table:table-cell>
          <table:table-cell table:formula="of:=[.C341]+[.A342]" office:value-type="float" office:value="36.932402633" calcext:value-type="float">
            <text:p>36.932402633</text:p>
          </table:table-cell>
        </table:table-row>
        <table:table-row table:style-name="ro1">
          <table:table-cell office:value-type="float" office:value="0.09988556" calcext:value-type="float">
            <text:p>0.09988556</text:p>
          </table:table-cell>
          <table:table-cell office:value-type="float" office:value="10.0114565" calcext:value-type="float">
            <text:p>10.0114565</text:p>
          </table:table-cell>
          <table:table-cell table:formula="of:=[.C342]+[.A343]" office:value-type="float" office:value="37.032288193" calcext:value-type="float">
            <text:p>37.032288193</text:p>
          </table:table-cell>
        </table:table-row>
        <table:table-row table:style-name="ro1">
          <table:table-cell office:value-type="float" office:value="0.10000763" calcext:value-type="float">
            <text:p>0.10000763</text:p>
          </table:table-cell>
          <table:table-cell office:value-type="float" office:value="9.999237" calcext:value-type="float">
            <text:p>9.999237</text:p>
          </table:table-cell>
          <table:table-cell table:formula="of:=[.C343]+[.A344]" office:value-type="float" office:value="37.132295823" calcext:value-type="float">
            <text:p>37.132295823</text:p>
          </table:table-cell>
        </table:table-row>
        <table:table-row table:style-name="ro1">
          <table:table-cell office:value-type="float" office:value="0.10005341" calcext:value-type="float">
            <text:p>0.10005341</text:p>
          </table:table-cell>
          <table:table-cell office:value-type="float" office:value="9.994662" calcext:value-type="float">
            <text:p>9.994662</text:p>
          </table:table-cell>
          <table:table-cell table:formula="of:=[.C344]+[.A345]" office:value-type="float" office:value="37.232349233" calcext:value-type="float">
            <text:p>37.232349233</text:p>
          </table:table-cell>
        </table:table-row>
        <table:table-row table:style-name="ro1">
          <table:table-cell office:value-type="float" office:value="0.09982452" calcext:value-type="float">
            <text:p>0.09982452</text:p>
          </table:table-cell>
          <table:table-cell office:value-type="float" office:value="10.017579" calcext:value-type="float">
            <text:p>10.017579</text:p>
          </table:table-cell>
          <table:table-cell table:formula="of:=[.C345]+[.A346]" office:value-type="float" office:value="37.332173753" calcext:value-type="float">
            <text:p>37.332173753</text:p>
          </table:table-cell>
        </table:table-row>
        <table:table-row table:style-name="ro1">
          <table:table-cell office:value-type="float" office:value="0.09950408" calcext:value-type="float">
            <text:p>0.09950408</text:p>
          </table:table-cell>
          <table:table-cell office:value-type="float" office:value="10.049839" calcext:value-type="float">
            <text:p>10.049839</text:p>
          </table:table-cell>
          <table:table-cell table:formula="of:=[.C346]+[.A347]" office:value-type="float" office:value="37.431677833" calcext:value-type="float">
            <text:p>37.431677833</text:p>
          </table:table-cell>
        </table:table-row>
        <table:table-row table:style-name="ro1">
          <table:table-cell office:value-type="float" office:value="0.09976348" calcext:value-type="float">
            <text:p>0.09976348</text:p>
          </table:table-cell>
          <table:table-cell office:value-type="float" office:value="10.023707" calcext:value-type="float">
            <text:p>10.023707</text:p>
          </table:table-cell>
          <table:table-cell table:formula="of:=[.C347]+[.A348]" office:value-type="float" office:value="37.531441313" calcext:value-type="float">
            <text:p>37.531441313</text:p>
          </table:table-cell>
        </table:table-row>
        <table:table-row table:style-name="ro1">
          <table:table-cell office:value-type="float" office:value="0.100083925" calcext:value-type="float">
            <text:p>0.100083925</text:p>
          </table:table-cell>
          <table:table-cell office:value-type="float" office:value="9.991614" calcext:value-type="float">
            <text:p>9.991614</text:p>
          </table:table-cell>
          <table:table-cell table:formula="of:=[.C348]+[.A349]" office:value-type="float" office:value="37.631525238" calcext:value-type="float">
            <text:p>37.631525238</text:p>
          </table:table-cell>
        </table:table-row>
        <table:table-row table:style-name="ro1">
          <table:table-cell office:value-type="float" office:value="0.10000763" calcext:value-type="float">
            <text:p>0.10000763</text:p>
          </table:table-cell>
          <table:table-cell office:value-type="float" office:value="9.999237" calcext:value-type="float">
            <text:p>9.999237</text:p>
          </table:table-cell>
          <table:table-cell table:formula="of:=[.C349]+[.A350]" office:value-type="float" office:value="37.731532868" calcext:value-type="float">
            <text:p>37.731532868</text:p>
          </table:table-cell>
        </table:table-row>
        <table:table-row table:style-name="ro1">
          <table:table-cell office:value-type="float" office:value="0.09993134" calcext:value-type="float">
            <text:p>0.09993134</text:p>
          </table:table-cell>
          <table:table-cell office:value-type="float" office:value="10.006871" calcext:value-type="float">
            <text:p>10.006871</text:p>
          </table:table-cell>
          <table:table-cell table:formula="of:=[.C350]+[.A351]" office:value-type="float" office:value="37.831464208" calcext:value-type="float">
            <text:p>37.831464208</text:p>
          </table:table-cell>
        </table:table-row>
        <table:table-row table:style-name="ro1">
          <table:table-cell office:value-type="float" office:value="0.10026703" calcext:value-type="float">
            <text:p>0.10026703</text:p>
          </table:table-cell>
          <table:table-cell office:value-type="float" office:value="9.973368" calcext:value-type="float">
            <text:p>9.973368</text:p>
          </table:table-cell>
          <table:table-cell table:formula="of:=[.C351]+[.A352]" office:value-type="float" office:value="37.931731238" calcext:value-type="float">
            <text:p>37.931731238</text:p>
          </table:table-cell>
        </table:table-row>
        <table:table-row table:style-name="ro1">
          <table:table-cell office:value-type="float" office:value="0.10045014" calcext:value-type="float">
            <text:p>0.10045014</text:p>
          </table:table-cell>
          <table:table-cell office:value-type="float" office:value="9.955188" calcext:value-type="float">
            <text:p>9.955188</text:p>
          </table:table-cell>
          <table:table-cell table:formula="of:=[.C352]+[.A353]" office:value-type="float" office:value="38.032181378" calcext:value-type="float">
            <text:p>38.032181378</text:p>
          </table:table-cell>
        </table:table-row>
        <table:table-row table:style-name="ro1">
          <table:table-cell office:value-type="float" office:value="0.10016022" calcext:value-type="float">
            <text:p>0.10016022</text:p>
          </table:table-cell>
          <table:table-cell office:value-type="float" office:value="9.984003" calcext:value-type="float">
            <text:p>9.984003</text:p>
          </table:table-cell>
          <table:table-cell table:formula="of:=[.C353]+[.A354]" office:value-type="float" office:value="38.132341598" calcext:value-type="float">
            <text:p>38.132341598</text:p>
          </table:table-cell>
        </table:table-row>
        <table:table-row table:style-name="ro1">
          <table:table-cell office:value-type="float" office:value="0.10005341" calcext:value-type="float">
            <text:p>0.10005341</text:p>
          </table:table-cell>
          <table:table-cell office:value-type="float" office:value="9.994662" calcext:value-type="float">
            <text:p>9.994662</text:p>
          </table:table-cell>
          <table:table-cell table:formula="of:=[.C354]+[.A355]" office:value-type="float" office:value="38.232395008" calcext:value-type="float">
            <text:p>38.232395008</text:p>
          </table:table-cell>
        </table:table-row>
        <table:table-row table:style-name="ro1">
          <table:table-cell office:value-type="float" office:value="0.10023651" calcext:value-type="float">
            <text:p>0.10023651</text:p>
          </table:table-cell>
          <table:table-cell office:value-type="float" office:value="9.976404" calcext:value-type="float">
            <text:p>9.976404</text:p>
          </table:table-cell>
          <table:table-cell table:formula="of:=[.C355]+[.A356]" office:value-type="float" office:value="38.332631518" calcext:value-type="float">
            <text:p>38.332631518</text:p>
          </table:table-cell>
        </table:table-row>
        <table:table-row table:style-name="ro1">
          <table:table-cell office:value-type="float" office:value="0.10049592" calcext:value-type="float">
            <text:p>0.10049592</text:p>
          </table:table-cell>
          <table:table-cell office:value-type="float" office:value="9.950653" calcext:value-type="float">
            <text:p>9.950653</text:p>
          </table:table-cell>
          <table:table-cell table:formula="of:=[.C356]+[.A357]" office:value-type="float" office:value="38.433127438" calcext:value-type="float">
            <text:p>38.433127438</text:p>
          </table:table-cell>
        </table:table-row>
        <table:table-row table:style-name="ro1">
          <table:table-cell office:value-type="float" office:value="0.100221254" calcext:value-type="float">
            <text:p>0.100221254</text:p>
          </table:table-cell>
          <table:table-cell office:value-type="float" office:value="9.977923" calcext:value-type="float">
            <text:p>9.977923</text:p>
          </table:table-cell>
          <table:table-cell table:formula="of:=[.C357]+[.A358]" office:value-type="float" office:value="38.533348692" calcext:value-type="float">
            <text:p>38.533348692</text:p>
          </table:table-cell>
        </table:table-row>
        <table:table-row table:style-name="ro1">
          <table:table-cell office:value-type="float" office:value="0.099961855" calcext:value-type="float">
            <text:p>0.099961855</text:p>
          </table:table-cell>
          <table:table-cell office:value-type="float" office:value="10.003816" calcext:value-type="float">
            <text:p>10.003816</text:p>
          </table:table-cell>
          <table:table-cell table:formula="of:=[.C358]+[.A359]" office:value-type="float" office:value="38.633310547" calcext:value-type="float">
            <text:p>38.633310547</text:p>
          </table:table-cell>
        </table:table-row>
        <table:table-row table:style-name="ro1">
          <table:table-cell office:value-type="float" office:value="0.100205995" calcext:value-type="float">
            <text:p>0.100205995</text:p>
          </table:table-cell>
          <table:table-cell office:value-type="float" office:value="9.979443" calcext:value-type="float">
            <text:p>9.979443</text:p>
          </table:table-cell>
          <table:table-cell table:formula="of:=[.C359]+[.A360]" office:value-type="float" office:value="38.733516542" calcext:value-type="float">
            <text:p>38.733516542</text:p>
          </table:table-cell>
        </table:table-row>
        <table:table-row table:style-name="ro1">
          <table:table-cell office:value-type="float" office:value="0.10051118" calcext:value-type="float">
            <text:p>0.10051118</text:p>
          </table:table-cell>
          <table:table-cell office:value-type="float" office:value="9.949142" calcext:value-type="float">
            <text:p>9.949142</text:p>
          </table:table-cell>
          <table:table-cell table:formula="of:=[.C360]+[.A361]" office:value-type="float" office:value="38.834027722" calcext:value-type="float">
            <text:p>38.834027722</text:p>
          </table:table-cell>
        </table:table-row>
        <table:table-row table:style-name="ro1">
          <table:table-cell office:value-type="float" office:value="0.10038911" calcext:value-type="float">
            <text:p>0.10038911</text:p>
          </table:table-cell>
          <table:table-cell office:value-type="float" office:value="9.961241" calcext:value-type="float">
            <text:p>9.961241</text:p>
          </table:table-cell>
          <table:table-cell table:formula="of:=[.C361]+[.A362]" office:value-type="float" office:value="38.934416832" calcext:value-type="float">
            <text:p>38.934416832</text:p>
          </table:table-cell>
        </table:table-row>
        <table:table-row table:style-name="ro1">
          <table:table-cell office:value-type="float" office:value="0.09999237" calcext:value-type="float">
            <text:p>0.09999237</text:p>
          </table:table-cell>
          <table:table-cell office:value-type="float" office:value="10.000763" calcext:value-type="float">
            <text:p>10.000763</text:p>
          </table:table-cell>
          <table:table-cell table:formula="of:=[.C362]+[.A363]" office:value-type="float" office:value="39.034409202" calcext:value-type="float">
            <text:p>39.034409202</text:p>
          </table:table-cell>
        </table:table-row>
        <table:table-row table:style-name="ro1">
          <table:table-cell office:value-type="float" office:value="0.100068666" calcext:value-type="float">
            <text:p>0.100068666</text:p>
          </table:table-cell>
          <table:table-cell office:value-type="float" office:value="9.993138" calcext:value-type="float">
            <text:p>9.993138</text:p>
          </table:table-cell>
          <table:table-cell table:formula="of:=[.C363]+[.A364]" office:value-type="float" office:value="39.134477868" calcext:value-type="float">
            <text:p>39.134477868</text:p>
          </table:table-cell>
        </table:table-row>
        <table:table-row table:style-name="ro1">
          <table:table-cell office:value-type="float" office:value="0.10051118" calcext:value-type="float">
            <text:p>0.10051118</text:p>
          </table:table-cell>
          <table:table-cell office:value-type="float" office:value="9.949142" calcext:value-type="float">
            <text:p>9.949142</text:p>
          </table:table-cell>
          <table:table-cell table:formula="of:=[.C364]+[.A365]" office:value-type="float" office:value="39.234989048" calcext:value-type="float">
            <text:p>39.234989048</text:p>
          </table:table-cell>
        </table:table-row>
        <table:table-row table:style-name="ro1">
          <table:table-cell office:value-type="float" office:value="0.10048066" calcext:value-type="float">
            <text:p>0.10048066</text:p>
          </table:table-cell>
          <table:table-cell office:value-type="float" office:value="9.952165" calcext:value-type="float">
            <text:p>9.952165</text:p>
          </table:table-cell>
          <table:table-cell table:formula="of:=[.C365]+[.A366]" office:value-type="float" office:value="39.335469708" calcext:value-type="float">
            <text:p>39.335469708</text:p>
          </table:table-cell>
        </table:table-row>
        <table:table-row table:style-name="ro1">
          <table:table-cell office:value-type="float" office:value="0.10002289" calcext:value-type="float">
            <text:p>0.10002289</text:p>
          </table:table-cell>
          <table:table-cell office:value-type="float" office:value="9.997711" calcext:value-type="float">
            <text:p>9.997711</text:p>
          </table:table-cell>
          <table:table-cell table:formula="of:=[.C366]+[.A367]" office:value-type="float" office:value="39.435492598" calcext:value-type="float">
            <text:p>39.435492598</text:p>
          </table:table-cell>
        </table:table-row>
        <table:table-row table:style-name="ro1">
          <table:table-cell office:value-type="float" office:value="0.10014496" calcext:value-type="float">
            <text:p>0.10014496</text:p>
          </table:table-cell>
          <table:table-cell office:value-type="float" office:value="9.985525" calcext:value-type="float">
            <text:p>9.985525</text:p>
          </table:table-cell>
          <table:table-cell table:formula="of:=[.C367]+[.A368]" office:value-type="float" office:value="39.535637558" calcext:value-type="float">
            <text:p>39.535637558</text:p>
          </table:table-cell>
        </table:table-row>
        <table:table-row table:style-name="ro1">
          <table:table-cell office:value-type="float" office:value="0.10048066" calcext:value-type="float">
            <text:p>0.10048066</text:p>
          </table:table-cell>
          <table:table-cell office:value-type="float" office:value="9.952165" calcext:value-type="float">
            <text:p>9.952165</text:p>
          </table:table-cell>
          <table:table-cell table:formula="of:=[.C368]+[.A369]" office:value-type="float" office:value="39.636118218" calcext:value-type="float">
            <text:p>39.636118218</text:p>
          </table:table-cell>
        </table:table-row>
        <table:table-row table:style-name="ro1">
          <table:table-cell office:value-type="float" office:value="0.10063325" calcext:value-type="float">
            <text:p>0.10063325</text:p>
          </table:table-cell>
          <table:table-cell office:value-type="float" office:value="9.937074" calcext:value-type="float">
            <text:p>9.937074</text:p>
          </table:table-cell>
          <table:table-cell table:formula="of:=[.C369]+[.A370]" office:value-type="float" office:value="39.736751468" calcext:value-type="float">
            <text:p>39.736751468</text:p>
          </table:table-cell>
        </table:table-row>
        <table:table-row table:style-name="ro1">
          <table:table-cell office:value-type="float" office:value="0.10048066" calcext:value-type="float">
            <text:p>0.10048066</text:p>
          </table:table-cell>
          <table:table-cell office:value-type="float" office:value="9.952165" calcext:value-type="float">
            <text:p>9.952165</text:p>
          </table:table-cell>
          <table:table-cell table:formula="of:=[.C370]+[.A371]" office:value-type="float" office:value="39.837232128" calcext:value-type="float">
            <text:p>39.837232128</text:p>
          </table:table-cell>
        </table:table-row>
        <table:table-row table:style-name="ro1">
          <table:table-cell office:value-type="float" office:value="0.10040437" calcext:value-type="float">
            <text:p>0.10040437</text:p>
          </table:table-cell>
          <table:table-cell office:value-type="float" office:value="9.959726" calcext:value-type="float">
            <text:p>9.959726</text:p>
          </table:table-cell>
          <table:table-cell table:formula="of:=[.C371]+[.A372]" office:value-type="float" office:value="39.937636498" calcext:value-type="float">
            <text:p>39.937636498</text:p>
          </table:table-cell>
        </table:table-row>
        <table:table-row table:style-name="ro1">
          <table:table-cell office:value-type="float" office:value="0.10051118" calcext:value-type="float">
            <text:p>0.10051118</text:p>
          </table:table-cell>
          <table:table-cell office:value-type="float" office:value="9.949142" calcext:value-type="float">
            <text:p>9.949142</text:p>
          </table:table-cell>
          <table:table-cell table:formula="of:=[.C372]+[.A373]" office:value-type="float" office:value="40.038147678" calcext:value-type="float">
            <text:p>40.038147678</text:p>
          </table:table-cell>
        </table:table-row>
        <table:table-row table:style-name="ro1">
          <table:table-cell office:value-type="float" office:value="0.100541696" calcext:value-type="float">
            <text:p>0.100541696</text:p>
          </table:table-cell>
          <table:table-cell office:value-type="float" office:value="9.946123" calcext:value-type="float">
            <text:p>9.946123</text:p>
          </table:table-cell>
          <table:table-cell table:formula="of:=[.C373]+[.A374]" office:value-type="float" office:value="40.138689374" calcext:value-type="float">
            <text:p>40.138689374</text:p>
          </table:table-cell>
        </table:table-row>
        <table:table-row table:style-name="ro1">
          <table:table-cell office:value-type="float" office:value="0.100328065" calcext:value-type="float">
            <text:p>0.100328065</text:p>
          </table:table-cell>
          <table:table-cell office:value-type="float" office:value="9.9673" calcext:value-type="float">
            <text:p>9.9673</text:p>
          </table:table-cell>
          <table:table-cell table:formula="of:=[.C374]+[.A375]" office:value-type="float" office:value="40.239017439" calcext:value-type="float">
            <text:p>40.239017439</text:p>
          </table:table-cell>
        </table:table-row>
        <table:table-row table:style-name="ro1">
          <table:table-cell office:value-type="float" office:value="0.10017548" calcext:value-type="float">
            <text:p>0.10017548</text:p>
          </table:table-cell>
          <table:table-cell office:value-type="float" office:value="9.982483" calcext:value-type="float">
            <text:p>9.982483</text:p>
          </table:table-cell>
          <table:table-cell table:formula="of:=[.C375]+[.A376]" office:value-type="float" office:value="40.339192919" calcext:value-type="float">
            <text:p>40.339192919</text:p>
          </table:table-cell>
        </table:table-row>
        <table:table-row table:style-name="ro1">
          <table:table-cell office:value-type="float" office:value="0.10035859" calcext:value-type="float">
            <text:p>0.10035859</text:p>
          </table:table-cell>
          <table:table-cell office:value-type="float" office:value="9.96427" calcext:value-type="float">
            <text:p>9.96427</text:p>
          </table:table-cell>
          <table:table-cell table:formula="of:=[.C376]+[.A377]" office:value-type="float" office:value="40.439551509" calcext:value-type="float">
            <text:p>40.439551509</text:p>
          </table:table-cell>
        </table:table-row>
        <table:table-row table:style-name="ro1">
          <table:table-cell office:value-type="float" office:value="0.10057221" calcext:value-type="float">
            <text:p>0.10057221</text:p>
          </table:table-cell>
          <table:table-cell office:value-type="float" office:value="9.943105" calcext:value-type="float">
            <text:p>9.943105</text:p>
          </table:table-cell>
          <table:table-cell table:formula="of:=[.C377]+[.A378]" office:value-type="float" office:value="40.540123719" calcext:value-type="float">
            <text:p>40.540123719</text:p>
          </table:table-cell>
        </table:table-row>
        <table:table-row table:style-name="ro1">
          <table:table-cell office:value-type="float" office:value="0.100419626" calcext:value-type="float">
            <text:p>0.100419626</text:p>
          </table:table-cell>
          <table:table-cell office:value-type="float" office:value="9.958213" calcext:value-type="float">
            <text:p>9.958213</text:p>
          </table:table-cell>
          <table:table-cell table:formula="of:=[.C378]+[.A379]" office:value-type="float" office:value="40.640543345" calcext:value-type="float">
            <text:p>40.640543345</text:p>
          </table:table-cell>
        </table:table-row>
        <table:table-row table:style-name="ro1">
          <table:table-cell office:value-type="float" office:value="0.10025177" calcext:value-type="float">
            <text:p>0.10025177</text:p>
          </table:table-cell>
          <table:table-cell office:value-type="float" office:value="9.974886" calcext:value-type="float">
            <text:p>9.974886</text:p>
          </table:table-cell>
          <table:table-cell table:formula="of:=[.C379]+[.A380]" office:value-type="float" office:value="40.740795115" calcext:value-type="float">
            <text:p>40.740795115</text:p>
          </table:table-cell>
        </table:table-row>
        <table:table-row table:style-name="ro1">
          <table:table-cell office:value-type="float" office:value="0.10048066" calcext:value-type="float">
            <text:p>0.10048066</text:p>
          </table:table-cell>
          <table:table-cell office:value-type="float" office:value="9.952165" calcext:value-type="float">
            <text:p>9.952165</text:p>
          </table:table-cell>
          <table:table-cell table:formula="of:=[.C380]+[.A381]" office:value-type="float" office:value="40.841275775" calcext:value-type="float">
            <text:p>40.841275775</text:p>
          </table:table-cell>
        </table:table-row>
        <table:table-row table:style-name="ro1">
          <table:table-cell office:value-type="float" office:value="0.100694284" calcext:value-type="float">
            <text:p>0.100694284</text:p>
          </table:table-cell>
          <table:table-cell office:value-type="float" office:value="9.931051" calcext:value-type="float">
            <text:p>9.931051</text:p>
          </table:table-cell>
          <table:table-cell table:formula="of:=[.C381]+[.A382]" office:value-type="float" office:value="40.941970059" calcext:value-type="float">
            <text:p>40.941970059</text:p>
          </table:table-cell>
        </table:table-row>
        <table:table-row table:style-name="ro1">
          <table:table-cell office:value-type="float" office:value="0.10058747" calcext:value-type="float">
            <text:p>0.10058747</text:p>
          </table:table-cell>
          <table:table-cell office:value-type="float" office:value="9.941596" calcext:value-type="float">
            <text:p>9.941596</text:p>
          </table:table-cell>
          <table:table-cell table:formula="of:=[.C382]+[.A383]" office:value-type="float" office:value="41.042557529" calcext:value-type="float">
            <text:p>41.042557529</text:p>
          </table:table-cell>
        </table:table-row>
        <table:table-row table:style-name="ro1">
          <table:table-cell office:value-type="float" office:value="0.10037385" calcext:value-type="float">
            <text:p>0.10037385</text:p>
          </table:table-cell>
          <table:table-cell office:value-type="float" office:value="9.962755" calcext:value-type="float">
            <text:p>9.962755</text:p>
          </table:table-cell>
          <table:table-cell table:formula="of:=[.C383]+[.A384]" office:value-type="float" office:value="41.142931379" calcext:value-type="float">
            <text:p>41.142931379</text:p>
          </table:table-cell>
        </table:table-row>
        <table:table-row table:style-name="ro1">
          <table:table-cell office:value-type="float" office:value="0.10048066" calcext:value-type="float">
            <text:p>0.10048066</text:p>
          </table:table-cell>
          <table:table-cell office:value-type="float" office:value="9.952165" calcext:value-type="float">
            <text:p>9.952165</text:p>
          </table:table-cell>
          <table:table-cell table:formula="of:=[.C384]+[.A385]" office:value-type="float" office:value="41.243412039" calcext:value-type="float">
            <text:p>41.243412039</text:p>
          </table:table-cell>
        </table:table-row>
        <table:table-row table:style-name="ro1">
          <table:table-cell office:value-type="float" office:value="0.10063325" calcext:value-type="float">
            <text:p>0.10063325</text:p>
          </table:table-cell>
          <table:table-cell office:value-type="float" office:value="9.937074" calcext:value-type="float">
            <text:p>9.937074</text:p>
          </table:table-cell>
          <table:table-cell table:formula="of:=[.C385]+[.A386]" office:value-type="float" office:value="41.344045289" calcext:value-type="float">
            <text:p>41.344045289</text:p>
          </table:table-cell>
        </table:table-row>
        <table:table-row table:style-name="ro1">
          <table:table-cell office:value-type="float" office:value="0.10052644" calcext:value-type="float">
            <text:p>0.10052644</text:p>
          </table:table-cell>
          <table:table-cell office:value-type="float" office:value="9.947633" calcext:value-type="float">
            <text:p>9.947633</text:p>
          </table:table-cell>
          <table:table-cell table:formula="of:=[.C386]+[.A387]" office:value-type="float" office:value="41.444571729" calcext:value-type="float">
            <text:p>41.444571729</text:p>
          </table:table-cell>
        </table:table-row>
        <table:table-row table:style-name="ro1">
          <table:table-cell office:value-type="float" office:value="0.10038911" calcext:value-type="float">
            <text:p>0.10038911</text:p>
          </table:table-cell>
          <table:table-cell office:value-type="float" office:value="9.961241" calcext:value-type="float">
            <text:p>9.961241</text:p>
          </table:table-cell>
          <table:table-cell table:formula="of:=[.C387]+[.A388]" office:value-type="float" office:value="41.544960839" calcext:value-type="float">
            <text:p>41.544960839</text:p>
          </table:table-cell>
        </table:table-row>
        <table:table-row table:style-name="ro1">
          <table:table-cell office:value-type="float" office:value="0.10029755" calcext:value-type="float">
            <text:p>0.10029755</text:p>
          </table:table-cell>
          <table:table-cell office:value-type="float" office:value="9.970333" calcext:value-type="float">
            <text:p>9.970333</text:p>
          </table:table-cell>
          <table:table-cell table:formula="of:=[.C388]+[.A389]" office:value-type="float" office:value="41.645258389" calcext:value-type="float">
            <text:p>41.645258389</text:p>
          </table:table-cell>
        </table:table-row>
        <table:table-row table:style-name="ro1">
          <table:table-cell office:value-type="float" office:value="0.10038911" calcext:value-type="float">
            <text:p>0.10038911</text:p>
          </table:table-cell>
          <table:table-cell office:value-type="float" office:value="9.961241" calcext:value-type="float">
            <text:p>9.961241</text:p>
          </table:table-cell>
          <table:table-cell table:formula="of:=[.C389]+[.A390]" office:value-type="float" office:value="41.745647499" calcext:value-type="float">
            <text:p>41.745647499</text:p>
          </table:table-cell>
        </table:table-row>
        <table:table-row table:style-name="ro1">
          <table:table-cell office:value-type="float" office:value="0.100434884" calcext:value-type="float">
            <text:p>0.100434884</text:p>
          </table:table-cell>
          <table:table-cell office:value-type="float" office:value="9.9567" calcext:value-type="float">
            <text:p>9.9567</text:p>
          </table:table-cell>
          <table:table-cell table:formula="of:=[.C390]+[.A391]" office:value-type="float" office:value="41.846082383" calcext:value-type="float">
            <text:p>41.846082383</text:p>
          </table:table-cell>
        </table:table-row>
        <table:table-row table:style-name="ro1">
          <table:table-cell office:value-type="float" office:value="0.100419626" calcext:value-type="float">
            <text:p>0.100419626</text:p>
          </table:table-cell>
          <table:table-cell office:value-type="float" office:value="9.958213" calcext:value-type="float">
            <text:p>9.958213</text:p>
          </table:table-cell>
          <table:table-cell table:formula="of:=[.C391]+[.A392]" office:value-type="float" office:value="41.946502009" calcext:value-type="float">
            <text:p>41.946502009</text:p>
          </table:table-cell>
        </table:table-row>
        <table:table-row table:style-name="ro1">
          <table:table-cell office:value-type="float" office:value="0.100328065" calcext:value-type="float">
            <text:p>0.100328065</text:p>
          </table:table-cell>
          <table:table-cell office:value-type="float" office:value="9.9673" calcext:value-type="float">
            <text:p>9.9673</text:p>
          </table:table-cell>
          <table:table-cell table:formula="of:=[.C392]+[.A393]" office:value-type="float" office:value="42.046830074" calcext:value-type="float">
            <text:p>42.046830074</text:p>
          </table:table-cell>
        </table:table-row>
        <table:table-row table:style-name="ro1">
          <table:table-cell office:value-type="float" office:value="0.10034333" calcext:value-type="float">
            <text:p>0.10034333</text:p>
          </table:table-cell>
          <table:table-cell office:value-type="float" office:value="9.965785" calcext:value-type="float">
            <text:p>9.965785</text:p>
          </table:table-cell>
          <table:table-cell table:formula="of:=[.C393]+[.A394]" office:value-type="float" office:value="42.147173404" calcext:value-type="float">
            <text:p>42.147173404</text:p>
          </table:table-cell>
        </table:table-row>
        <table:table-row table:style-name="ro1">
          <table:table-cell office:value-type="float" office:value="0.100434884" calcext:value-type="float">
            <text:p>0.100434884</text:p>
          </table:table-cell>
          <table:table-cell office:value-type="float" office:value="9.9567" calcext:value-type="float">
            <text:p>9.9567</text:p>
          </table:table-cell>
          <table:table-cell table:formula="of:=[.C394]+[.A395]" office:value-type="float" office:value="42.247608288" calcext:value-type="float">
            <text:p>42.247608288</text:p>
          </table:table-cell>
        </table:table-row>
        <table:table-row table:style-name="ro1">
          <table:table-cell office:value-type="float" office:value="0.10031281" calcext:value-type="float">
            <text:p>0.10031281</text:p>
          </table:table-cell>
          <table:table-cell office:value-type="float" office:value="9.968817" calcext:value-type="float">
            <text:p>9.968817</text:p>
          </table:table-cell>
          <table:table-cell table:formula="of:=[.C395]+[.A396]" office:value-type="float" office:value="42.347921098" calcext:value-type="float">
            <text:p>42.347921098</text:p>
          </table:table-cell>
        </table:table-row>
        <table:table-row table:style-name="ro1">
          <table:table-cell office:value-type="float" office:value="0.10016022" calcext:value-type="float">
            <text:p>0.10016022</text:p>
          </table:table-cell>
          <table:table-cell office:value-type="float" office:value="9.984003" calcext:value-type="float">
            <text:p>9.984003</text:p>
          </table:table-cell>
          <table:table-cell table:formula="of:=[.C396]+[.A397]" office:value-type="float" office:value="42.448081318" calcext:value-type="float">
            <text:p>42.448081318</text:p>
          </table:table-cell>
        </table:table-row>
        <table:table-row table:style-name="ro1">
          <table:table-cell office:value-type="float" office:value="0.10019074" calcext:value-type="float">
            <text:p>0.10019074</text:p>
          </table:table-cell>
          <table:table-cell office:value-type="float" office:value="9.980963" calcext:value-type="float">
            <text:p>9.980963</text:p>
          </table:table-cell>
          <table:table-cell table:formula="of:=[.C397]+[.A398]" office:value-type="float" office:value="42.548272058" calcext:value-type="float">
            <text:p>42.548272058</text:p>
          </table:table-cell>
        </table:table-row>
        <table:table-row table:style-name="ro1">
          <table:table-cell office:value-type="float" office:value="0.09997711" calcext:value-type="float">
            <text:p>0.09997711</text:p>
          </table:table-cell>
          <table:table-cell office:value-type="float" office:value="10.002289" calcext:value-type="float">
            <text:p>10.002289</text:p>
          </table:table-cell>
          <table:table-cell table:formula="of:=[.C398]+[.A399]" office:value-type="float" office:value="42.648249168" calcext:value-type="float">
            <text:p>42.648249168</text:p>
          </table:table-cell>
        </table:table-row>
        <table:table-row table:style-name="ro1">
          <table:table-cell office:value-type="float" office:value="0.09935149" calcext:value-type="float">
            <text:p>0.09935149</text:p>
          </table:table-cell>
          <table:table-cell office:value-type="float" office:value="10.065275" calcext:value-type="float">
            <text:p>10.065275</text:p>
          </table:table-cell>
          <table:table-cell table:formula="of:=[.C399]+[.A400]" office:value-type="float" office:value="42.747600658" calcext:value-type="float">
            <text:p>42.747600658</text:p>
          </table:table-cell>
        </table:table-row>
        <table:table-row table:style-name="ro1">
          <table:table-cell office:value-type="float" office:value="0.0989395" calcext:value-type="float">
            <text:p>0.0989395</text:p>
          </table:table-cell>
          <table:table-cell office:value-type="float" office:value="10.107187" calcext:value-type="float">
            <text:p>10.107187</text:p>
          </table:table-cell>
          <table:table-cell table:formula="of:=[.C400]+[.A401]" office:value-type="float" office:value="42.846540158" calcext:value-type="float">
            <text:p>42.846540158</text:p>
          </table:table-cell>
        </table:table-row>
        <table:table-row table:style-name="ro1">
          <table:table-cell office:value-type="float" office:value="0.098786905" calcext:value-type="float">
            <text:p>0.098786905</text:p>
          </table:table-cell>
          <table:table-cell office:value-type="float" office:value="10.122799" calcext:value-type="float">
            <text:p>10.122799</text:p>
          </table:table-cell>
          <table:table-cell table:formula="of:=[.C401]+[.A402]" office:value-type="float" office:value="42.945327063" calcext:value-type="float">
            <text:p>42.945327063</text:p>
          </table:table-cell>
        </table:table-row>
        <table:table-row table:style-name="ro1">
          <table:table-cell office:value-type="float" office:value="0.09822232" calcext:value-type="float">
            <text:p>0.09822232</text:p>
          </table:table-cell>
          <table:table-cell office:value-type="float" office:value="10.1809845" calcext:value-type="float">
            <text:p>10.1809845</text:p>
          </table:table-cell>
          <table:table-cell table:formula="of:=[.C402]+[.A403]" office:value-type="float" office:value="43.043549383" calcext:value-type="float">
            <text:p>43.043549383</text:p>
          </table:table-cell>
        </table:table-row>
        <table:table-row table:style-name="ro1">
          <table:table-cell office:value-type="float" office:value="0.09730678" calcext:value-type="float">
            <text:p>0.09730678</text:p>
          </table:table-cell>
          <table:table-cell office:value-type="float" office:value="10.276776" calcext:value-type="float">
            <text:p>10.276776</text:p>
          </table:table-cell>
          <table:table-cell table:formula="of:=[.C403]+[.A404]" office:value-type="float" office:value="43.140856163" calcext:value-type="float">
            <text:p>43.140856163</text:p>
          </table:table-cell>
        </table:table-row>
        <table:table-row table:style-name="ro1">
          <table:table-cell office:value-type="float" office:value="0.09701686" calcext:value-type="float">
            <text:p>0.09701686</text:p>
          </table:table-cell>
          <table:table-cell office:value-type="float" office:value="10.307487" calcext:value-type="float">
            <text:p>10.307487</text:p>
          </table:table-cell>
          <table:table-cell table:formula="of:=[.C404]+[.A405]" office:value-type="float" office:value="43.237873023" calcext:value-type="float">
            <text:p>43.237873023</text:p>
          </table:table-cell>
        </table:table-row>
        <table:table-row table:style-name="ro1">
          <table:table-cell office:value-type="float" office:value="0.09723049" calcext:value-type="float">
            <text:p>0.09723049</text:p>
          </table:table-cell>
          <table:table-cell office:value-type="float" office:value="10.284841" calcext:value-type="float">
            <text:p>10.284841</text:p>
          </table:table-cell>
          <table:table-cell table:formula="of:=[.C405]+[.A406]" office:value-type="float" office:value="43.335103513" calcext:value-type="float">
            <text:p>43.335103513</text:p>
          </table:table-cell>
        </table:table-row>
        <table:table-row table:style-name="ro1">
          <table:table-cell office:value-type="float" office:value="0.09744412" calcext:value-type="float">
            <text:p>0.09744412</text:p>
          </table:table-cell>
          <table:table-cell office:value-type="float" office:value="10.262292" calcext:value-type="float">
            <text:p>10.262292</text:p>
          </table:table-cell>
          <table:table-cell table:formula="of:=[.C406]+[.A407]" office:value-type="float" office:value="43.432547633" calcext:value-type="float">
            <text:p>43.432547633</text:p>
          </table:table-cell>
        </table:table-row>
        <table:table-row table:style-name="ro1">
          <table:table-cell office:value-type="float" office:value="0.09742886" calcext:value-type="float">
            <text:p>0.09742886</text:p>
          </table:table-cell>
          <table:table-cell office:value-type="float" office:value="10.2639" calcext:value-type="float">
            <text:p>10.2639</text:p>
          </table:table-cell>
          <table:table-cell table:formula="of:=[.C407]+[.A408]" office:value-type="float" office:value="43.529976493" calcext:value-type="float">
            <text:p>43.529976493</text:p>
          </table:table-cell>
        </table:table-row>
        <table:table-row table:style-name="ro1">
          <table:table-cell office:value-type="float" office:value="0.09753567" calcext:value-type="float">
            <text:p>0.09753567</text:p>
          </table:table-cell>
          <table:table-cell office:value-type="float" office:value="10.25266" calcext:value-type="float">
            <text:p>10.25266</text:p>
          </table:table-cell>
          <table:table-cell table:formula="of:=[.C408]+[.A409]" office:value-type="float" office:value="43.627512163" calcext:value-type="float">
            <text:p>43.627512163</text:p>
          </table:table-cell>
        </table:table-row>
        <table:table-row table:style-name="ro1">
          <table:table-cell office:value-type="float" office:value="0.097718775" calcext:value-type="float">
            <text:p>0.097718775</text:p>
          </table:table-cell>
          <table:table-cell office:value-type="float" office:value="10.233448" calcext:value-type="float">
            <text:p>10.233448</text:p>
          </table:table-cell>
          <table:table-cell table:formula="of:=[.C409]+[.A410]" office:value-type="float" office:value="43.725230938" calcext:value-type="float">
            <text:p>43.725230938</text:p>
          </table:table-cell>
        </table:table-row>
        <table:table-row table:style-name="ro1">
          <table:table-cell office:value-type="float" office:value="0.0980087" calcext:value-type="float">
            <text:p>0.0980087</text:p>
          </table:table-cell>
          <table:table-cell office:value-type="float" office:value="10.203176" calcext:value-type="float">
            <text:p>10.203176</text:p>
          </table:table-cell>
          <table:table-cell table:formula="of:=[.C410]+[.A411]" office:value-type="float" office:value="43.823239638" calcext:value-type="float">
            <text:p>43.823239638</text:p>
          </table:table-cell>
        </table:table-row>
        <table:table-row table:style-name="ro1">
          <table:table-cell office:value-type="float" office:value="0.09845121" calcext:value-type="float">
            <text:p>0.09845121</text:p>
          </table:table-cell>
          <table:table-cell office:value-type="float" office:value="10.157314" calcext:value-type="float">
            <text:p>10.157314</text:p>
          </table:table-cell>
          <table:table-cell table:formula="of:=[.C411]+[.A412]" office:value-type="float" office:value="43.921690848" calcext:value-type="float">
            <text:p>43.921690848</text:p>
          </table:table-cell>
        </table:table-row>
        <table:table-row table:style-name="ro1">
          <table:table-cell office:value-type="float" office:value="0.09897002" calcext:value-type="float">
            <text:p>0.09897002</text:p>
          </table:table-cell>
          <table:table-cell office:value-type="float" office:value="10.104071" calcext:value-type="float">
            <text:p>10.104071</text:p>
          </table:table-cell>
          <table:table-cell table:formula="of:=[.C412]+[.A413]" office:value-type="float" office:value="44.020660868" calcext:value-type="float">
            <text:p>44.020660868</text:p>
          </table:table-cell>
        </table:table-row>
        <table:table-row table:style-name="ro1">
          <table:table-cell office:value-type="float" office:value="0.09956512" calcext:value-type="float">
            <text:p>0.09956512</text:p>
          </table:table-cell>
          <table:table-cell office:value-type="float" office:value="10.043678" calcext:value-type="float">
            <text:p>10.043678</text:p>
          </table:table-cell>
          <table:table-cell table:formula="of:=[.C413]+[.A414]" office:value-type="float" office:value="44.120225988" calcext:value-type="float">
            <text:p>44.120225988</text:p>
          </table:table-cell>
        </table:table-row>
        <table:table-row table:style-name="ro1">
          <table:table-cell office:value-type="float" office:value="0.100083925" calcext:value-type="float">
            <text:p>0.100083925</text:p>
          </table:table-cell>
          <table:table-cell office:value-type="float" office:value="9.991614" calcext:value-type="float">
            <text:p>9.991614</text:p>
          </table:table-cell>
          <table:table-cell table:formula="of:=[.C414]+[.A415]" office:value-type="float" office:value="44.220309913" calcext:value-type="float">
            <text:p>44.220309913</text:p>
          </table:table-cell>
        </table:table-row>
        <table:table-row table:style-name="ro1">
          <table:table-cell office:value-type="float" office:value="0.10057221" calcext:value-type="float">
            <text:p>0.10057221</text:p>
          </table:table-cell>
          <table:table-cell office:value-type="float" office:value="9.943105" calcext:value-type="float">
            <text:p>9.943105</text:p>
          </table:table-cell>
          <table:table-cell table:formula="of:=[.C415]+[.A416]" office:value-type="float" office:value="44.320882123" calcext:value-type="float">
            <text:p>44.320882123</text:p>
          </table:table-cell>
        </table:table-row>
        <table:table-row table:style-name="ro1">
          <table:table-cell office:value-type="float" office:value="0.100892656" calcext:value-type="float">
            <text:p>0.100892656</text:p>
          </table:table-cell>
          <table:table-cell office:value-type="float" office:value="9.911525" calcext:value-type="float">
            <text:p>9.911525</text:p>
          </table:table-cell>
          <table:table-cell table:formula="of:=[.C416]+[.A417]" office:value-type="float" office:value="44.421774779" calcext:value-type="float">
            <text:p>44.421774779</text:p>
          </table:table-cell>
        </table:table-row>
        <table:table-row table:style-name="ro1">
          <table:table-cell office:value-type="float" office:value="0.100907914" calcext:value-type="float">
            <text:p>0.100907914</text:p>
          </table:table-cell>
          <table:table-cell office:value-type="float" office:value="9.910026" calcext:value-type="float">
            <text:p>9.910026</text:p>
          </table:table-cell>
          <table:table-cell table:formula="of:=[.C417]+[.A418]" office:value-type="float" office:value="44.522682693" calcext:value-type="float">
            <text:p>44.522682693</text:p>
          </table:table-cell>
        </table:table-row>
        <table:table-row table:style-name="ro1">
          <table:table-cell office:value-type="float" office:value="0.1007248" calcext:value-type="float">
            <text:p>0.1007248</text:p>
          </table:table-cell>
          <table:table-cell office:value-type="float" office:value="9.928041" calcext:value-type="float">
            <text:p>9.928041</text:p>
          </table:table-cell>
          <table:table-cell table:formula="of:=[.C418]+[.A419]" office:value-type="float" office:value="44.623407493" calcext:value-type="float">
            <text:p>44.623407493</text:p>
          </table:table-cell>
        </table:table-row>
        <table:table-row table:style-name="ro1">
          <table:table-cell office:value-type="float" office:value="0.10063325" calcext:value-type="float">
            <text:p>0.10063325</text:p>
          </table:table-cell>
          <table:table-cell office:value-type="float" office:value="9.937074" calcext:value-type="float">
            <text:p>9.937074</text:p>
          </table:table-cell>
          <table:table-cell table:formula="of:=[.C419]+[.A420]" office:value-type="float" office:value="44.724040743" calcext:value-type="float">
            <text:p>44.724040743</text:p>
          </table:table-cell>
        </table:table-row>
        <table:table-row table:style-name="ro1">
          <table:table-cell office:value-type="float" office:value="0.10019074" calcext:value-type="float">
            <text:p>0.10019074</text:p>
          </table:table-cell>
          <table:table-cell office:value-type="float" office:value="9.980963" calcext:value-type="float">
            <text:p>9.980963</text:p>
          </table:table-cell>
          <table:table-cell table:formula="of:=[.C420]+[.A421]" office:value-type="float" office:value="44.824231483" calcext:value-type="float">
            <text:p>44.824231483</text:p>
          </table:table-cell>
        </table:table-row>
        <table:table-row table:style-name="ro1">
          <table:table-cell office:value-type="float" office:value="0.09956512" calcext:value-type="float">
            <text:p>0.09956512</text:p>
          </table:table-cell>
          <table:table-cell office:value-type="float" office:value="10.043678" calcext:value-type="float">
            <text:p>10.043678</text:p>
          </table:table-cell>
          <table:table-cell table:formula="of:=[.C421]+[.A422]" office:value-type="float" office:value="44.923796603" calcext:value-type="float">
            <text:p>44.923796603</text:p>
          </table:table-cell>
        </table:table-row>
        <table:table-row table:style-name="ro1">
          <table:table-cell office:value-type="float" office:value="0.09916838" calcext:value-type="float">
            <text:p>0.09916838</text:p>
          </table:table-cell>
          <table:table-cell office:value-type="float" office:value="10.083859" calcext:value-type="float">
            <text:p>10.083859</text:p>
          </table:table-cell>
          <table:table-cell table:formula="of:=[.C422]+[.A423]" office:value-type="float" office:value="45.022964983" calcext:value-type="float">
            <text:p>45.022964983</text:p>
          </table:table-cell>
        </table:table-row>
        <table:table-row table:style-name="ro1">
          <table:table-cell office:value-type="float" office:value="0.0989395" calcext:value-type="float">
            <text:p>0.0989395</text:p>
          </table:table-cell>
          <table:table-cell office:value-type="float" office:value="10.107187" calcext:value-type="float">
            <text:p>10.107187</text:p>
          </table:table-cell>
          <table:table-cell table:formula="of:=[.C423]+[.A424]" office:value-type="float" office:value="45.121904483" calcext:value-type="float">
            <text:p>45.121904483</text:p>
          </table:table-cell>
        </table:table-row>
        <table:table-row table:style-name="ro1">
          <table:table-cell office:value-type="float" office:value="0.09825284" calcext:value-type="float">
            <text:p>0.09825284</text:p>
          </table:table-cell>
          <table:table-cell office:value-type="float" office:value="10.177822" calcext:value-type="float">
            <text:p>10.177822</text:p>
          </table:table-cell>
          <table:table-cell table:formula="of:=[.C424]+[.A425]" office:value-type="float" office:value="45.220157323" calcext:value-type="float">
            <text:p>45.220157323</text:p>
          </table:table-cell>
        </table:table-row>
        <table:table-row table:style-name="ro1">
          <table:table-cell office:value-type="float" office:value="0.09730678" calcext:value-type="float">
            <text:p>0.09730678</text:p>
          </table:table-cell>
          <table:table-cell office:value-type="float" office:value="10.276776" calcext:value-type="float">
            <text:p>10.276776</text:p>
          </table:table-cell>
          <table:table-cell table:formula="of:=[.C425]+[.A426]" office:value-type="float" office:value="45.317464103" calcext:value-type="float">
            <text:p>45.317464103</text:p>
          </table:table-cell>
        </table:table-row>
        <table:table-row table:style-name="ro1">
          <table:table-cell office:value-type="float" office:value="0.097261004" calcext:value-type="float">
            <text:p>0.097261004</text:p>
          </table:table-cell>
          <table:table-cell office:value-type="float" office:value="10.281613" calcext:value-type="float">
            <text:p>10.281613</text:p>
          </table:table-cell>
          <table:table-cell table:formula="of:=[.C426]+[.A427]" office:value-type="float" office:value="45.414725107" calcext:value-type="float">
            <text:p>45.414725107</text:p>
          </table:table-cell>
        </table:table-row>
        <table:table-row table:style-name="ro1">
          <table:table-cell office:value-type="float" office:value="0.09753567" calcext:value-type="float">
            <text:p>0.09753567</text:p>
          </table:table-cell>
          <table:table-cell office:value-type="float" office:value="10.25266" calcext:value-type="float">
            <text:p>10.25266</text:p>
          </table:table-cell>
          <table:table-cell table:formula="of:=[.C427]+[.A428]" office:value-type="float" office:value="45.512260777" calcext:value-type="float">
            <text:p>45.512260777</text:p>
          </table:table-cell>
        </table:table-row>
        <table:table-row table:style-name="ro1">
          <table:table-cell office:value-type="float" office:value="0.09739833" calcext:value-type="float">
            <text:p>0.09739833</text:p>
          </table:table-cell>
          <table:table-cell office:value-type="float" office:value="10.267117" calcext:value-type="float">
            <text:p>10.267117</text:p>
          </table:table-cell>
          <table:table-cell table:formula="of:=[.C428]+[.A429]" office:value-type="float" office:value="45.609659107" calcext:value-type="float">
            <text:p>45.609659107</text:p>
          </table:table-cell>
        </table:table-row>
        <table:table-row table:style-name="ro1">
          <table:table-cell office:value-type="float" office:value="0.09719997" calcext:value-type="float">
            <text:p>0.09719997</text:p>
          </table:table-cell>
          <table:table-cell office:value-type="float" office:value="10.28807" calcext:value-type="float">
            <text:p>10.28807</text:p>
          </table:table-cell>
          <table:table-cell table:formula="of:=[.C429]+[.A430]" office:value-type="float" office:value="45.706859077" calcext:value-type="float">
            <text:p>45.706859077</text:p>
          </table:table-cell>
        </table:table-row>
        <table:table-row table:style-name="ro1">
          <table:table-cell office:value-type="float" office:value="0.09752041" calcext:value-type="float">
            <text:p>0.09752041</text:p>
          </table:table-cell>
          <table:table-cell office:value-type="float" office:value="10.254264" calcext:value-type="float">
            <text:p>10.254264</text:p>
          </table:table-cell>
          <table:table-cell table:formula="of:=[.C430]+[.A431]" office:value-type="float" office:value="45.804379487" calcext:value-type="float">
            <text:p>45.804379487</text:p>
          </table:table-cell>
        </table:table-row>
        <table:table-row table:style-name="ro1">
          <table:table-cell office:value-type="float" office:value="0.097947665" calcext:value-type="float">
            <text:p>0.097947665</text:p>
          </table:table-cell>
          <table:table-cell office:value-type="float" office:value="10.209534" calcext:value-type="float">
            <text:p>10.209534</text:p>
          </table:table-cell>
          <table:table-cell table:formula="of:=[.C431]+[.A432]" office:value-type="float" office:value="45.902327152" calcext:value-type="float">
            <text:p>45.902327152</text:p>
          </table:table-cell>
        </table:table-row>
        <table:table-row table:style-name="ro1">
          <table:table-cell office:value-type="float" office:value="0.09822232" calcext:value-type="float">
            <text:p>0.09822232</text:p>
          </table:table-cell>
          <table:table-cell office:value-type="float" office:value="10.1809845" calcext:value-type="float">
            <text:p>10.1809845</text:p>
          </table:table-cell>
          <table:table-cell table:formula="of:=[.C432]+[.A433]" office:value-type="float" office:value="46.000549472" calcext:value-type="float">
            <text:p>46.000549472</text:p>
          </table:table-cell>
        </table:table-row>
        <table:table-row table:style-name="ro1">
          <table:table-cell office:value-type="float" office:value="0.09858854" calcext:value-type="float">
            <text:p>0.09858854</text:p>
          </table:table-cell>
          <table:table-cell office:value-type="float" office:value="10.143167" calcext:value-type="float">
            <text:p>10.143167</text:p>
          </table:table-cell>
          <table:table-cell table:formula="of:=[.C433]+[.A434]" office:value-type="float" office:value="46.099138012" calcext:value-type="float">
            <text:p>46.099138012</text:p>
          </table:table-cell>
        </table:table-row>
        <table:table-row table:style-name="ro1">
          <table:table-cell office:value-type="float" office:value="0.098802164" calcext:value-type="float">
            <text:p>0.098802164</text:p>
          </table:table-cell>
          <table:table-cell office:value-type="float" office:value="10.121235" calcext:value-type="float">
            <text:p>10.121235</text:p>
          </table:table-cell>
          <table:table-cell table:formula="of:=[.C434]+[.A435]" office:value-type="float" office:value="46.197940176" calcext:value-type="float">
            <text:p>46.197940176</text:p>
          </table:table-cell>
        </table:table-row>
        <table:table-row table:style-name="ro1">
          <table:table-cell office:value-type="float" office:value="0.09898528" calcext:value-type="float">
            <text:p>0.09898528</text:p>
          </table:table-cell>
          <table:table-cell office:value-type="float" office:value="10.102512" calcext:value-type="float">
            <text:p>10.102512</text:p>
          </table:table-cell>
          <table:table-cell table:formula="of:=[.C435]+[.A436]" office:value-type="float" office:value="46.296925456" calcext:value-type="float">
            <text:p>46.296925456</text:p>
          </table:table-cell>
        </table:table-row>
        <table:table-row table:style-name="ro1">
          <table:table-cell office:value-type="float" office:value="0.09884794" calcext:value-type="float">
            <text:p>0.09884794</text:p>
          </table:table-cell>
          <table:table-cell office:value-type="float" office:value="10.116549" calcext:value-type="float">
            <text:p>10.116549</text:p>
          </table:table-cell>
          <table:table-cell table:formula="of:=[.C436]+[.A437]" office:value-type="float" office:value="46.395773396" calcext:value-type="float">
            <text:p>46.395773396</text:p>
          </table:table-cell>
        </table:table-row>
        <table:table-row table:style-name="ro1">
          <table:table-cell office:value-type="float" office:value="0.09881742" calcext:value-type="float">
            <text:p>0.09881742</text:p>
          </table:table-cell>
          <table:table-cell office:value-type="float" office:value="10.119673" calcext:value-type="float">
            <text:p>10.119673</text:p>
          </table:table-cell>
          <table:table-cell table:formula="of:=[.C437]+[.A438]" office:value-type="float" office:value="46.494590816" calcext:value-type="float">
            <text:p>46.494590816</text:p>
          </table:table-cell>
        </table:table-row>
        <table:table-row table:style-name="ro1">
          <table:table-cell office:value-type="float" office:value="0.09875639" calcext:value-type="float">
            <text:p>0.09875639</text:p>
          </table:table-cell>
          <table:table-cell office:value-type="float" office:value="10.125927" calcext:value-type="float">
            <text:p>10.125927</text:p>
          </table:table-cell>
          <table:table-cell table:formula="of:=[.C438]+[.A439]" office:value-type="float" office:value="46.593347206" calcext:value-type="float">
            <text:p>46.593347206</text:p>
          </table:table-cell>
        </table:table-row>
        <table:table-row table:style-name="ro1">
          <table:table-cell office:value-type="float" office:value="0.09861906" calcext:value-type="float">
            <text:p>0.09861906</text:p>
          </table:table-cell>
          <table:table-cell office:value-type="float" office:value="10.140027" calcext:value-type="float">
            <text:p>10.140027</text:p>
          </table:table-cell>
          <table:table-cell table:formula="of:=[.C439]+[.A440]" office:value-type="float" office:value="46.691966266" calcext:value-type="float">
            <text:p>46.691966266</text:p>
          </table:table-cell>
        </table:table-row>
        <table:table-row table:style-name="ro1">
          <table:table-cell office:value-type="float" office:value="0.09846647" calcext:value-type="float">
            <text:p>0.09846647</text:p>
          </table:table-cell>
          <table:table-cell office:value-type="float" office:value="10.155741" calcext:value-type="float">
            <text:p>10.155741</text:p>
          </table:table-cell>
          <table:table-cell table:formula="of:=[.C440]+[.A441]" office:value-type="float" office:value="46.790432736" calcext:value-type="float">
            <text:p>46.790432736</text:p>
          </table:table-cell>
        </table:table-row>
        <table:table-row table:style-name="ro1">
          <table:table-cell office:value-type="float" office:value="0.0986038" calcext:value-type="float">
            <text:p>0.0986038</text:p>
          </table:table-cell>
          <table:table-cell office:value-type="float" office:value="10.141597" calcext:value-type="float">
            <text:p>10.141597</text:p>
          </table:table-cell>
          <table:table-cell table:formula="of:=[.C441]+[.A442]" office:value-type="float" office:value="46.889036536" calcext:value-type="float">
            <text:p>46.889036536</text:p>
          </table:table-cell>
        </table:table-row>
        <table:table-row table:style-name="ro1">
          <table:table-cell office:value-type="float" office:value="0.09883268" calcext:value-type="float">
            <text:p>0.09883268</text:p>
          </table:table-cell>
          <table:table-cell office:value-type="float" office:value="10.11811" calcext:value-type="float">
            <text:p>10.11811</text:p>
          </table:table-cell>
          <table:table-cell table:formula="of:=[.C442]+[.A443]" office:value-type="float" office:value="46.987869216" calcext:value-type="float">
            <text:p>46.987869216</text:p>
          </table:table-cell>
        </table:table-row>
        <table:table-row table:style-name="ro1">
          <table:table-cell office:value-type="float" office:value="0.098893724" calcext:value-type="float">
            <text:p>0.098893724</text:p>
          </table:table-cell>
          <table:table-cell office:value-type="float" office:value="10.111865" calcext:value-type="float">
            <text:p>10.111865</text:p>
          </table:table-cell>
          <table:table-cell table:formula="of:=[.C443]+[.A444]" office:value-type="float" office:value="47.08676294" calcext:value-type="float">
            <text:p>47.08676294</text:p>
          </table:table-cell>
        </table:table-row>
        <table:table-row table:style-name="ro1">
          <table:table-cell office:value-type="float" office:value="0.098802164" calcext:value-type="float">
            <text:p>0.098802164</text:p>
          </table:table-cell>
          <table:table-cell office:value-type="float" office:value="10.121235" calcext:value-type="float">
            <text:p>10.121235</text:p>
          </table:table-cell>
          <table:table-cell table:formula="of:=[.C444]+[.A445]" office:value-type="float" office:value="47.185565104" calcext:value-type="float">
            <text:p>47.185565104</text:p>
          </table:table-cell>
        </table:table-row>
        <table:table-row table:style-name="ro1">
          <table:table-cell office:value-type="float" office:value="0.09864958" calcext:value-type="float">
            <text:p>0.09864958</text:p>
          </table:table-cell>
          <table:table-cell office:value-type="float" office:value="10.13689" calcext:value-type="float">
            <text:p>10.13689</text:p>
          </table:table-cell>
          <table:table-cell table:formula="of:=[.C445]+[.A446]" office:value-type="float" office:value="47.284214684" calcext:value-type="float">
            <text:p>47.284214684</text:p>
          </table:table-cell>
        </table:table-row>
        <table:table-row table:style-name="ro1">
          <table:table-cell office:value-type="float" office:value="0.09864958" calcext:value-type="float">
            <text:p>0.09864958</text:p>
          </table:table-cell>
          <table:table-cell office:value-type="float" office:value="10.13689" calcext:value-type="float">
            <text:p>10.13689</text:p>
          </table:table-cell>
          <table:table-cell table:formula="of:=[.C446]+[.A447]" office:value-type="float" office:value="47.382864264" calcext:value-type="float">
            <text:p>47.382864264</text:p>
          </table:table-cell>
        </table:table-row>
        <table:table-row table:style-name="ro1">
          <table:table-cell office:value-type="float" office:value="0.0986038" calcext:value-type="float">
            <text:p>0.0986038</text:p>
          </table:table-cell>
          <table:table-cell office:value-type="float" office:value="10.141597" calcext:value-type="float">
            <text:p>10.141597</text:p>
          </table:table-cell>
          <table:table-cell table:formula="of:=[.C447]+[.A448]" office:value-type="float" office:value="47.481468064" calcext:value-type="float">
            <text:p>47.481468064</text:p>
          </table:table-cell>
        </table:table-row>
        <table:table-row table:style-name="ro1">
          <table:table-cell office:value-type="float" office:value="0.098542765" calcext:value-type="float">
            <text:p>0.098542765</text:p>
          </table:table-cell>
          <table:table-cell office:value-type="float" office:value="10.147878" calcext:value-type="float">
            <text:p>10.147878</text:p>
          </table:table-cell>
          <table:table-cell table:formula="of:=[.C448]+[.A449]" office:value-type="float" office:value="47.580010829" calcext:value-type="float">
            <text:p>47.580010829</text:p>
          </table:table-cell>
        </table:table-row>
        <table:table-row table:style-name="ro1">
          <table:table-cell office:value-type="float" office:value="0.09817655" calcext:value-type="float">
            <text:p>0.09817655</text:p>
          </table:table-cell>
          <table:table-cell office:value-type="float" office:value="10.185732" calcext:value-type="float">
            <text:p>10.185732</text:p>
          </table:table-cell>
          <table:table-cell table:formula="of:=[.C449]+[.A450]" office:value-type="float" office:value="47.678187379" calcext:value-type="float">
            <text:p>47.678187379</text:p>
          </table:table-cell>
        </table:table-row>
        <table:table-row table:style-name="ro1">
          <table:table-cell office:value-type="float" office:value="0.09777981" calcext:value-type="float">
            <text:p>0.09777981</text:p>
          </table:table-cell>
          <table:table-cell office:value-type="float" office:value="10.22706" calcext:value-type="float">
            <text:p>10.22706</text:p>
          </table:table-cell>
          <table:table-cell table:formula="of:=[.C450]+[.A451]" office:value-type="float" office:value="47.775967189" calcext:value-type="float">
            <text:p>47.775967189</text:p>
          </table:table-cell>
        </table:table-row>
        <table:table-row table:style-name="ro1">
          <table:table-cell office:value-type="float" office:value="0.097718775" calcext:value-type="float">
            <text:p>0.097718775</text:p>
          </table:table-cell>
          <table:table-cell office:value-type="float" office:value="10.233448" calcext:value-type="float">
            <text:p>10.233448</text:p>
          </table:table-cell>
          <table:table-cell table:formula="of:=[.C451]+[.A452]" office:value-type="float" office:value="47.873685964" calcext:value-type="float">
            <text:p>47.873685964</text:p>
          </table:table-cell>
        </table:table-row>
        <table:table-row table:style-name="ro1">
          <table:table-cell office:value-type="float" office:value="0.09770352" calcext:value-type="float">
            <text:p>0.09770352</text:p>
          </table:table-cell>
          <table:table-cell office:value-type="float" office:value="10.235046" calcext:value-type="float">
            <text:p>10.235046</text:p>
          </table:table-cell>
          <table:table-cell table:formula="of:=[.C452]+[.A453]" office:value-type="float" office:value="47.971389484" calcext:value-type="float">
            <text:p>47.971389484</text:p>
          </table:table-cell>
        </table:table-row>
        <table:table-row table:style-name="ro1">
          <table:table-cell office:value-type="float" office:value="0.09756619" calcext:value-type="float">
            <text:p>0.09756619</text:p>
          </table:table-cell>
          <table:table-cell office:value-type="float" office:value="10.249453" calcext:value-type="float">
            <text:p>10.249453</text:p>
          </table:table-cell>
          <table:table-cell table:formula="of:=[.C453]+[.A454]" office:value-type="float" office:value="48.068955674" calcext:value-type="float">
            <text:p>48.068955674</text:p>
          </table:table-cell>
        </table:table-row>
        <table:table-row table:style-name="ro1">
          <table:table-cell office:value-type="float" office:value="0.097581446" calcext:value-type="float">
            <text:p>0.097581446</text:p>
          </table:table-cell>
          <table:table-cell office:value-type="float" office:value="10.247849" calcext:value-type="float">
            <text:p>10.247849</text:p>
          </table:table-cell>
          <table:table-cell table:formula="of:=[.C454]+[.A455]" office:value-type="float" office:value="48.16653712" calcext:value-type="float">
            <text:p>48.16653712</text:p>
          </table:table-cell>
        </table:table-row>
        <table:table-row table:style-name="ro1">
          <table:table-cell office:value-type="float" office:value="0.09765774" calcext:value-type="float">
            <text:p>0.09765774</text:p>
          </table:table-cell>
          <table:table-cell office:value-type="float" office:value="10.239843" calcext:value-type="float">
            <text:p>10.239843</text:p>
          </table:table-cell>
          <table:table-cell table:formula="of:=[.C455]+[.A456]" office:value-type="float" office:value="48.26419486" calcext:value-type="float">
            <text:p>48.26419486</text:p>
          </table:table-cell>
        </table:table-row>
        <table:table-row table:style-name="ro1">
          <table:table-cell office:value-type="float" office:value="0.09799344" calcext:value-type="float">
            <text:p>0.09799344</text:p>
          </table:table-cell>
          <table:table-cell office:value-type="float" office:value="10.204764" calcext:value-type="float">
            <text:p>10.204764</text:p>
          </table:table-cell>
          <table:table-cell table:formula="of:=[.C456]+[.A457]" office:value-type="float" office:value="48.3621883" calcext:value-type="float">
            <text:p>48.3621883</text:p>
          </table:table-cell>
        </table:table-row>
        <table:table-row table:style-name="ro1">
          <table:table-cell office:value-type="float" office:value="0.09814603" calcext:value-type="float">
            <text:p>0.09814603</text:p>
          </table:table-cell>
          <table:table-cell office:value-type="float" office:value="10.188899" calcext:value-type="float">
            <text:p>10.188899</text:p>
          </table:table-cell>
          <table:table-cell table:formula="of:=[.C457]+[.A458]" office:value-type="float" office:value="48.46033433" calcext:value-type="float">
            <text:p>48.46033433</text:p>
          </table:table-cell>
        </table:table-row>
        <table:table-row table:style-name="ro1">
          <table:table-cell office:value-type="float" office:value="0.09811551" calcext:value-type="float">
            <text:p>0.09811551</text:p>
          </table:table-cell>
          <table:table-cell office:value-type="float" office:value="10.192068" calcext:value-type="float">
            <text:p>10.192068</text:p>
          </table:table-cell>
          <table:table-cell table:formula="of:=[.C458]+[.A459]" office:value-type="float" office:value="48.55844984" calcext:value-type="float">
            <text:p>48.55844984</text:p>
          </table:table-cell>
        </table:table-row>
        <table:table-row table:style-name="ro1">
          <table:table-cell office:value-type="float" office:value="0.09811551" calcext:value-type="float">
            <text:p>0.09811551</text:p>
          </table:table-cell>
          <table:table-cell office:value-type="float" office:value="10.192068" calcext:value-type="float">
            <text:p>10.192068</text:p>
          </table:table-cell>
          <table:table-cell table:formula="of:=[.C459]+[.A460]" office:value-type="float" office:value="48.65656535" calcext:value-type="float">
            <text:p>48.65656535</text:p>
          </table:table-cell>
        </table:table-row>
        <table:table-row table:style-name="ro1">
          <table:table-cell office:value-type="float" office:value="0.098069735" calcext:value-type="float">
            <text:p>0.098069735</text:p>
          </table:table-cell>
          <table:table-cell office:value-type="float" office:value="10.196826" calcext:value-type="float">
            <text:p>10.196826</text:p>
          </table:table-cell>
          <table:table-cell table:formula="of:=[.C460]+[.A461]" office:value-type="float" office:value="48.754635085" calcext:value-type="float">
            <text:p>48.754635085</text:p>
          </table:table-cell>
        </table:table-row>
        <table:table-row table:style-name="ro1">
          <table:table-cell office:value-type="float" office:value="0.09796292" calcext:value-type="float">
            <text:p>0.09796292</text:p>
          </table:table-cell>
          <table:table-cell office:value-type="float" office:value="10.207943" calcext:value-type="float">
            <text:p>10.207943</text:p>
          </table:table-cell>
          <table:table-cell table:formula="of:=[.C461]+[.A462]" office:value-type="float" office:value="48.852598005" calcext:value-type="float">
            <text:p>48.852598005</text:p>
          </table:table-cell>
        </table:table-row>
        <table:table-row table:style-name="ro1">
          <table:table-cell office:value-type="float" office:value="0.09764248" calcext:value-type="float">
            <text:p>0.09764248</text:p>
          </table:table-cell>
          <table:table-cell office:value-type="float" office:value="10.241444" calcext:value-type="float">
            <text:p>10.241444</text:p>
          </table:table-cell>
          <table:table-cell table:formula="of:=[.C462]+[.A463]" office:value-type="float" office:value="48.950240485" calcext:value-type="float">
            <text:p>48.950240485</text:p>
          </table:table-cell>
        </table:table-row>
        <table:table-row table:style-name="ro1">
          <table:table-cell office:value-type="float" office:value="0.097673" calcext:value-type="float">
            <text:p>0.097673</text:p>
          </table:table-cell>
          <table:table-cell office:value-type="float" office:value="10.238244" calcext:value-type="float">
            <text:p>10.238244</text:p>
          </table:table-cell>
          <table:table-cell table:formula="of:=[.C463]+[.A464]" office:value-type="float" office:value="49.047913485" calcext:value-type="float">
            <text:p>49.047913485</text:p>
          </table:table-cell>
        </table:table-row>
        <table:table-row table:style-name="ro1">
          <table:table-cell office:value-type="float" office:value="0.09803922" calcext:value-type="float">
            <text:p>0.09803922</text:p>
          </table:table-cell>
          <table:table-cell office:value-type="float" office:value="10.2" calcext:value-type="float">
            <text:p>10.2</text:p>
          </table:table-cell>
          <table:table-cell table:formula="of:=[.C464]+[.A465]" office:value-type="float" office:value="49.145952705" calcext:value-type="float">
            <text:p>49.145952705</text:p>
          </table:table-cell>
        </table:table-row>
        <table:table-row table:style-name="ro1">
          <table:table-cell office:value-type="float" office:value="0.098207064" calcext:value-type="float">
            <text:p>0.098207064</text:p>
          </table:table-cell>
          <table:table-cell office:value-type="float" office:value="10.182567" calcext:value-type="float">
            <text:p>10.182567</text:p>
          </table:table-cell>
          <table:table-cell table:formula="of:=[.C465]+[.A466]" office:value-type="float" office:value="49.244159769" calcext:value-type="float">
            <text:p>49.244159769</text:p>
          </table:table-cell>
        </table:table-row>
        <table:table-row table:style-name="ro1">
          <table:table-cell office:value-type="float" office:value="0.09811551" calcext:value-type="float">
            <text:p>0.09811551</text:p>
          </table:table-cell>
          <table:table-cell office:value-type="float" office:value="10.192068" calcext:value-type="float">
            <text:p>10.192068</text:p>
          </table:table-cell>
          <table:table-cell table:formula="of:=[.C466]+[.A467]" office:value-type="float" office:value="49.342275279" calcext:value-type="float">
            <text:p>49.342275279</text:p>
          </table:table-cell>
        </table:table-row>
        <table:table-row table:style-name="ro1">
          <table:table-cell office:value-type="float" office:value="0.09813077" calcext:value-type="float">
            <text:p>0.09813077</text:p>
          </table:table-cell>
          <table:table-cell office:value-type="float" office:value="10.190483" calcext:value-type="float">
            <text:p>10.190483</text:p>
          </table:table-cell>
          <table:table-cell table:formula="of:=[.C467]+[.A468]" office:value-type="float" office:value="49.440406049" calcext:value-type="float">
            <text:p>49.440406049</text:p>
          </table:table-cell>
        </table:table-row>
        <table:table-row table:style-name="ro1">
          <table:table-cell office:value-type="float" office:value="0.098054476" calcext:value-type="float">
            <text:p>0.098054476</text:p>
          </table:table-cell>
          <table:table-cell office:value-type="float" office:value="10.198412" calcext:value-type="float">
            <text:p>10.198412</text:p>
          </table:table-cell>
          <table:table-cell table:formula="of:=[.C468]+[.A469]" office:value-type="float" office:value="49.538460525" calcext:value-type="float">
            <text:p>49.538460525</text:p>
          </table:table-cell>
        </table:table-row>
        <table:table-row table:style-name="ro1">
          <table:table-cell office:value-type="float" office:value="0.09781033" calcext:value-type="float">
            <text:p>0.09781033</text:p>
          </table:table-cell>
          <table:table-cell office:value-type="float" office:value="10.223869" calcext:value-type="float">
            <text:p>10.223869</text:p>
          </table:table-cell>
          <table:table-cell table:formula="of:=[.C469]+[.A470]" office:value-type="float" office:value="49.636270855" calcext:value-type="float">
            <text:p>49.636270855</text:p>
          </table:table-cell>
        </table:table-row>
        <table:table-row table:style-name="ro1">
          <table:table-cell office:value-type="float" office:value="0.09765774" calcext:value-type="float">
            <text:p>0.09765774</text:p>
          </table:table-cell>
          <table:table-cell office:value-type="float" office:value="10.239843" calcext:value-type="float">
            <text:p>10.239843</text:p>
          </table:table-cell>
          <table:table-cell table:formula="of:=[.C470]+[.A471]" office:value-type="float" office:value="49.733928595" calcext:value-type="float">
            <text:p>49.733928595</text:p>
          </table:table-cell>
        </table:table-row>
        <table:table-row table:style-name="ro1">
          <table:table-cell office:value-type="float" office:value="0.09765774" calcext:value-type="float">
            <text:p>0.09765774</text:p>
          </table:table-cell>
          <table:table-cell office:value-type="float" office:value="10.239843" calcext:value-type="float">
            <text:p>10.239843</text:p>
          </table:table-cell>
          <table:table-cell table:formula="of:=[.C471]+[.A472]" office:value-type="float" office:value="49.831586335" calcext:value-type="float">
            <text:p>49.831586335</text:p>
          </table:table-cell>
        </table:table-row>
        <table:table-row table:style-name="ro1">
          <table:table-cell office:value-type="float" office:value="0.097596705" calcext:value-type="float">
            <text:p>0.097596705</text:p>
          </table:table-cell>
          <table:table-cell office:value-type="float" office:value="10.246247" calcext:value-type="float">
            <text:p>10.246247</text:p>
          </table:table-cell>
          <table:table-cell table:formula="of:=[.C472]+[.A473]" office:value-type="float" office:value="49.92918304" calcext:value-type="float">
            <text:p>49.92918304</text:p>
          </table:table-cell>
        </table:table-row>
        <table:table-row table:style-name="ro1">
          <table:table-cell office:value-type="float" office:value="0.09753567" calcext:value-type="float">
            <text:p>0.09753567</text:p>
          </table:table-cell>
          <table:table-cell office:value-type="float" office:value="10.25266" calcext:value-type="float">
            <text:p>10.25266</text:p>
          </table:table-cell>
          <table:table-cell table:formula="of:=[.C473]+[.A474]" office:value-type="float" office:value="50.02671871" calcext:value-type="float">
            <text:p>50.02671871</text:p>
          </table:table-cell>
        </table:table-row>
        <table:table-row table:style-name="ro1">
          <table:table-cell office:value-type="float" office:value="0.09753567" calcext:value-type="float">
            <text:p>0.09753567</text:p>
          </table:table-cell>
          <table:table-cell office:value-type="float" office:value="10.25266" calcext:value-type="float">
            <text:p>10.25266</text:p>
          </table:table-cell>
          <table:table-cell table:formula="of:=[.C474]+[.A475]" office:value-type="float" office:value="50.12425438" calcext:value-type="float">
            <text:p>50.12425438</text:p>
          </table:table-cell>
        </table:table-row>
        <table:table-row table:style-name="ro1">
          <table:table-cell office:value-type="float" office:value="0.09752041" calcext:value-type="float">
            <text:p>0.09752041</text:p>
          </table:table-cell>
          <table:table-cell office:value-type="float" office:value="10.254264" calcext:value-type="float">
            <text:p>10.254264</text:p>
          </table:table-cell>
          <table:table-cell table:formula="of:=[.C475]+[.A476]" office:value-type="float" office:value="50.22177479" calcext:value-type="float">
            <text:p>50.22177479</text:p>
          </table:table-cell>
        </table:table-row>
        <table:table-row table:style-name="ro1">
          <table:table-cell office:value-type="float" office:value="0.097383074" calcext:value-type="float">
            <text:p>0.097383074</text:p>
          </table:table-cell>
          <table:table-cell office:value-type="float" office:value="10.268725" calcext:value-type="float">
            <text:p>10.268725</text:p>
          </table:table-cell>
          <table:table-cell table:formula="of:=[.C476]+[.A477]" office:value-type="float" office:value="50.319157864" calcext:value-type="float">
            <text:p>50.319157864</text:p>
          </table:table-cell>
        </table:table-row>
        <table:table-row table:style-name="ro1">
          <table:table-cell office:value-type="float" office:value="0.09730678" calcext:value-type="float">
            <text:p>0.09730678</text:p>
          </table:table-cell>
          <table:table-cell office:value-type="float" office:value="10.276776" calcext:value-type="float">
            <text:p>10.276776</text:p>
          </table:table-cell>
          <table:table-cell table:formula="of:=[.C477]+[.A478]" office:value-type="float" office:value="50.416464644" calcext:value-type="float">
            <text:p>50.416464644</text:p>
          </table:table-cell>
        </table:table-row>
        <table:table-row table:style-name="ro1">
          <table:table-cell office:value-type="float" office:value="0.09753567" calcext:value-type="float">
            <text:p>0.09753567</text:p>
          </table:table-cell>
          <table:table-cell office:value-type="float" office:value="10.25266" calcext:value-type="float">
            <text:p>10.25266</text:p>
          </table:table-cell>
          <table:table-cell table:formula="of:=[.C478]+[.A479]" office:value-type="float" office:value="50.514000314" calcext:value-type="float">
            <text:p>50.514000314</text:p>
          </table:table-cell>
        </table:table-row>
        <table:table-row table:style-name="ro1">
          <table:table-cell office:value-type="float" office:value="0.097596705" calcext:value-type="float">
            <text:p>0.097596705</text:p>
          </table:table-cell>
          <table:table-cell office:value-type="float" office:value="10.246247" calcext:value-type="float">
            <text:p>10.246247</text:p>
          </table:table-cell>
          <table:table-cell table:formula="of:=[.C479]+[.A480]" office:value-type="float" office:value="50.611597019" calcext:value-type="float">
            <text:p>50.611597019</text:p>
          </table:table-cell>
        </table:table-row>
        <table:table-row table:style-name="ro1">
          <table:table-cell office:value-type="float" office:value="0.09750515" calcext:value-type="float">
            <text:p>0.09750515</text:p>
          </table:table-cell>
          <table:table-cell office:value-type="float" office:value="10.255868" calcext:value-type="float">
            <text:p>10.255868</text:p>
          </table:table-cell>
          <table:table-cell table:formula="of:=[.C480]+[.A481]" office:value-type="float" office:value="50.709102169" calcext:value-type="float">
            <text:p>50.709102169</text:p>
          </table:table-cell>
        </table:table-row>
        <table:table-row table:style-name="ro1">
          <table:table-cell office:value-type="float" office:value="0.09755093" calcext:value-type="float">
            <text:p>0.09755093</text:p>
          </table:table-cell>
          <table:table-cell office:value-type="float" office:value="10.251056" calcext:value-type="float">
            <text:p>10.251056</text:p>
          </table:table-cell>
          <table:table-cell table:formula="of:=[.C481]+[.A482]" office:value-type="float" office:value="50.806653099" calcext:value-type="float">
            <text:p>50.806653099</text:p>
          </table:table-cell>
        </table:table-row>
        <table:table-row table:style-name="ro1">
          <table:table-cell office:value-type="float" office:value="0.09791715" calcext:value-type="float">
            <text:p>0.09791715</text:p>
          </table:table-cell>
          <table:table-cell office:value-type="float" office:value="10.212715" calcext:value-type="float">
            <text:p>10.212715</text:p>
          </table:table-cell>
          <table:table-cell table:formula="of:=[.C482]+[.A483]" office:value-type="float" office:value="50.904570249" calcext:value-type="float">
            <text:p>50.904570249</text:p>
          </table:table-cell>
        </table:table-row>
        <table:table-row table:style-name="ro1">
          <table:table-cell office:value-type="float" office:value="0.09811551" calcext:value-type="float">
            <text:p>0.09811551</text:p>
          </table:table-cell>
          <table:table-cell office:value-type="float" office:value="10.192068" calcext:value-type="float">
            <text:p>10.192068</text:p>
          </table:table-cell>
          <table:table-cell table:formula="of:=[.C483]+[.A484]" office:value-type="float" office:value="51.002685759" calcext:value-type="float">
            <text:p>51.002685759</text:p>
          </table:table-cell>
        </table:table-row>
        <table:table-row table:style-name="ro1">
          <table:table-cell office:value-type="float" office:value="0.09837491" calcext:value-type="float">
            <text:p>0.09837491</text:p>
          </table:table-cell>
          <table:table-cell office:value-type="float" office:value="10.165194" calcext:value-type="float">
            <text:p>10.165194</text:p>
          </table:table-cell>
          <table:table-cell table:formula="of:=[.C484]+[.A485]" office:value-type="float" office:value="51.101060669" calcext:value-type="float">
            <text:p>51.101060669</text:p>
          </table:table-cell>
        </table:table-row>
        <table:table-row table:style-name="ro1">
          <table:table-cell office:value-type="float" office:value="0.09872587" calcext:value-type="float">
            <text:p>0.09872587</text:p>
          </table:table-cell>
          <table:table-cell office:value-type="float" office:value="10.129057" calcext:value-type="float">
            <text:p>10.129057</text:p>
          </table:table-cell>
          <table:table-cell table:formula="of:=[.C485]+[.A486]" office:value-type="float" office:value="51.199786539" calcext:value-type="float">
            <text:p>51.199786539</text:p>
          </table:table-cell>
        </table:table-row>
        <table:table-row table:style-name="ro1">
          <table:table-cell office:value-type="float" office:value="0.099275194" calcext:value-type="float">
            <text:p>0.099275194</text:p>
          </table:table-cell>
          <table:table-cell office:value-type="float" office:value="10.07301" calcext:value-type="float">
            <text:p>10.07301</text:p>
          </table:table-cell>
          <table:table-cell table:formula="of:=[.C486]+[.A487]" office:value-type="float" office:value="51.299061733" calcext:value-type="float">
            <text:p>51.299061733</text:p>
          </table:table-cell>
        </table:table-row>
        <table:table-row table:style-name="ro1">
          <table:table-cell office:value-type="float" office:value="0.099595636" calcext:value-type="float">
            <text:p>0.099595636</text:p>
          </table:table-cell>
          <table:table-cell office:value-type="float" office:value="10.040601" calcext:value-type="float">
            <text:p>10.040601</text:p>
          </table:table-cell>
          <table:table-cell table:formula="of:=[.C487]+[.A488]" office:value-type="float" office:value="51.398657369" calcext:value-type="float">
            <text:p>51.398657369</text:p>
          </table:table-cell>
        </table:table-row>
        <table:table-row table:style-name="ro1">
          <table:table-cell office:value-type="float" office:value="0.0998703" calcext:value-type="float">
            <text:p>0.0998703</text:p>
          </table:table-cell>
          <table:table-cell office:value-type="float" office:value="10.012986" calcext:value-type="float">
            <text:p>10.012986</text:p>
          </table:table-cell>
          <table:table-cell table:formula="of:=[.C488]+[.A489]" office:value-type="float" office:value="51.498527669" calcext:value-type="float">
            <text:p>51.498527669</text:p>
          </table:table-cell>
        </table:table-row>
        <table:table-row table:style-name="ro1">
          <table:table-cell office:value-type="float" office:value="0.10014496" calcext:value-type="float">
            <text:p>0.10014496</text:p>
          </table:table-cell>
          <table:table-cell office:value-type="float" office:value="9.985525" calcext:value-type="float">
            <text:p>9.985525</text:p>
          </table:table-cell>
          <table:table-cell table:formula="of:=[.C489]+[.A490]" office:value-type="float" office:value="51.598672629" calcext:value-type="float">
            <text:p>51.598672629</text:p>
          </table:table-cell>
        </table:table-row>
        <table:table-row table:style-name="ro1">
          <table:table-cell office:value-type="float" office:value="0.1007248" calcext:value-type="float">
            <text:p>0.1007248</text:p>
          </table:table-cell>
          <table:table-cell office:value-type="float" office:value="9.928041" calcext:value-type="float">
            <text:p>9.928041</text:p>
          </table:table-cell>
          <table:table-cell table:formula="of:=[.C490]+[.A491]" office:value-type="float" office:value="51.699397429" calcext:value-type="float">
            <text:p>51.699397429</text:p>
          </table:table-cell>
        </table:table-row>
        <table:table-row table:style-name="ro1">
          <table:table-cell office:value-type="float" office:value="0.10124361" calcext:value-type="float">
            <text:p>0.10124361</text:p>
          </table:table-cell>
          <table:table-cell office:value-type="float" office:value="9.877167" calcext:value-type="float">
            <text:p>9.877167</text:p>
          </table:table-cell>
          <table:table-cell table:formula="of:=[.C491]+[.A492]" office:value-type="float" office:value="51.800641039" calcext:value-type="float">
            <text:p>51.800641039</text:p>
          </table:table-cell>
        </table:table-row>
        <table:table-row table:style-name="ro1">
          <table:table-cell office:value-type="float" office:value="0.10151827" calcext:value-type="float">
            <text:p>0.10151827</text:p>
          </table:table-cell>
          <table:table-cell office:value-type="float" office:value="9.850443" calcext:value-type="float">
            <text:p>9.850443</text:p>
          </table:table-cell>
          <table:table-cell table:formula="of:=[.C492]+[.A493]" office:value-type="float" office:value="51.902159309" calcext:value-type="float">
            <text:p>51.902159309</text:p>
          </table:table-cell>
        </table:table-row>
        <table:table-row table:style-name="ro1">
          <table:table-cell office:value-type="float" office:value="0.10159457" calcext:value-type="float">
            <text:p>0.10159457</text:p>
          </table:table-cell>
          <table:table-cell office:value-type="float" office:value="9.843046" calcext:value-type="float">
            <text:p>9.843046</text:p>
          </table:table-cell>
          <table:table-cell table:formula="of:=[.C493]+[.A494]" office:value-type="float" office:value="52.003753879" calcext:value-type="float">
            <text:p>52.003753879</text:p>
          </table:table-cell>
        </table:table-row>
        <table:table-row table:style-name="ro1">
          <table:table-cell office:value-type="float" office:value="0.1016556" calcext:value-type="float">
            <text:p>0.1016556</text:p>
          </table:table-cell>
          <table:table-cell office:value-type="float" office:value="9.837136" calcext:value-type="float">
            <text:p>9.837136</text:p>
          </table:table-cell>
          <table:table-cell table:formula="of:=[.C494]+[.A495]" office:value-type="float" office:value="52.105409479" calcext:value-type="float">
            <text:p>52.105409479</text:p>
          </table:table-cell>
        </table:table-row>
        <table:table-row table:style-name="ro1">
          <table:table-cell office:value-type="float" office:value="0.101747155" calcext:value-type="float">
            <text:p>0.101747155</text:p>
          </table:table-cell>
          <table:table-cell office:value-type="float" office:value="9.828284" calcext:value-type="float">
            <text:p>9.828284</text:p>
          </table:table-cell>
          <table:table-cell table:formula="of:=[.C495]+[.A496]" office:value-type="float" office:value="52.207156634" calcext:value-type="float">
            <text:p>52.207156634</text:p>
          </table:table-cell>
        </table:table-row>
        <table:table-row table:style-name="ro1">
          <table:table-cell office:value-type="float" office:value="0.10170138" calcext:value-type="float">
            <text:p>0.10170138</text:p>
          </table:table-cell>
          <table:table-cell office:value-type="float" office:value="9.832708" calcext:value-type="float">
            <text:p>9.832708</text:p>
          </table:table-cell>
          <table:table-cell table:formula="of:=[.C496]+[.A497]" office:value-type="float" office:value="52.308858014" calcext:value-type="float">
            <text:p>52.308858014</text:p>
          </table:table-cell>
        </table:table-row>
        <table:table-row table:style-name="ro1">
          <table:table-cell office:value-type="float" office:value="0.10157931" calcext:value-type="float">
            <text:p>0.10157931</text:p>
          </table:table-cell>
          <table:table-cell office:value-type="float" office:value="9.844524" calcext:value-type="float">
            <text:p>9.844524</text:p>
          </table:table-cell>
          <table:table-cell table:formula="of:=[.C497]+[.A498]" office:value-type="float" office:value="52.410437324" calcext:value-type="float">
            <text:p>52.410437324</text:p>
          </table:table-cell>
        </table:table-row>
        <table:table-row table:style-name="ro1">
          <table:table-cell office:value-type="float" office:value="0.10141146" calcext:value-type="float">
            <text:p>0.10141146</text:p>
          </table:table-cell>
          <table:table-cell office:value-type="float" office:value="9.860818" calcext:value-type="float">
            <text:p>9.860818</text:p>
          </table:table-cell>
          <table:table-cell table:formula="of:=[.C498]+[.A499]" office:value-type="float" office:value="52.511848784" calcext:value-type="float">
            <text:p>52.511848784</text:p>
          </table:table-cell>
        </table:table-row>
        <table:table-row table:style-name="ro1">
          <table:table-cell office:value-type="float" office:value="0.10112154" calcext:value-type="float">
            <text:p>0.10112154</text:p>
          </table:table-cell>
          <table:table-cell office:value-type="float" office:value="9.889091" calcext:value-type="float">
            <text:p>9.889091</text:p>
          </table:table-cell>
          <table:table-cell table:formula="of:=[.C499]+[.A500]" office:value-type="float" office:value="52.612970324" calcext:value-type="float">
            <text:p>52.6129703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09T07:53:46.531157825</dc:date>
    <meta:editing-duration>PT5M58S</meta:editing-duration>
    <meta:editing-cycles>1</meta:editing-cycles>
    <meta:document-statistic meta:table-count="1" meta:cell-count="1500" meta:object-count="1"/>
    <meta:generator>LibreOffice/6.3.1.2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3.148cm" svg:y="4.201cm" style:legend-expansion="high" chart:style-name="ch2"/>
        <chart:plot-area chart:style-name="ch3" table:cell-range-address="data.B1:data.C300" svg:x="0.32cm" svg:y="0.18cm" svg:width="12.508cm" svg:height="8.64cm">
          <chartooo:coordinate-region svg:x="0.756cm" svg:y="0.379cm" svg:width="11.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B1:data.B300" chart:class="chart:scatter">
            <chart:domain table:cell-range-address="data.C1:data.C300"/>
            <chart:data-point chart:repeated="3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5111">
                <text:p>2.55111</text:p>
                <draw:g>
                  <svg:desc>data.C1:data.C300</svg:desc>
                </draw:g>
              </table:table-cell>
              <table:table-cell office:value-type="float" office:value="0.39198625">
                <text:p>0.39198625</text:p>
                <draw:g>
                  <svg:desc>data.B1:data.B3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766155">
                <text:p>3.2766155</text:p>
              </table:table-cell>
              <table:table-cell office:value-type="float" office:value="1.3783493">
                <text:p>1.37834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63056377">
                <text:p>3.63056377</text:p>
              </table:table-cell>
              <table:table-cell office:value-type="float" office:value="2.8252716">
                <text:p>2.82527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3796439">
                <text:p>3.83796439</text:p>
              </table:table-cell>
              <table:table-cell office:value-type="float" office:value="4.821586">
                <text:p>4.8215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8916604">
                <text:p>3.98916604</text:p>
              </table:table-cell>
              <table:table-cell office:value-type="float" office:value="6.6136847">
                <text:p>6.61368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112794634">
                <text:p>4.112794634</text:p>
              </table:table-cell>
              <table:table-cell office:value-type="float" office:value="8.088743">
                <text:p>8.0887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221072654">
                <text:p>4.221072654</text:p>
              </table:table-cell>
              <table:table-cell office:value-type="float" office:value="9.235485">
                <text:p>9.2354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32101925">
                <text:p>4.32101925</text:p>
              </table:table-cell>
              <table:table-cell office:value-type="float" office:value="10.005343">
                <text:p>10.0053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416250805">
                <text:p>4.416250805</text:p>
              </table:table-cell>
              <table:table-cell office:value-type="float" office:value="10.500721">
                <text:p>10.5007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06950435">
                <text:p>4.506950435</text:p>
              </table:table-cell>
              <table:table-cell office:value-type="float" office:value="11.025403">
                <text:p>11.0254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595910531">
                <text:p>4.595910531</text:p>
              </table:table-cell>
              <table:table-cell office:value-type="float" office:value="11.240995">
                <text:p>11.2409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685664101">
                <text:p>4.685664101</text:p>
              </table:table-cell>
              <table:table-cell office:value-type="float" office:value="11.141619">
                <text:p>11.1416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776272176">
                <text:p>4.776272176</text:p>
              </table:table-cell>
              <table:table-cell office:value-type="float" office:value="11.036543">
                <text:p>11.0365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867719492">
                <text:p>4.867719492</text:p>
              </table:table-cell>
              <table:table-cell office:value-type="float" office:value="10.935258">
                <text:p>10.9352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959990798">
                <text:p>4.959990798</text:p>
              </table:table-cell>
              <table:table-cell office:value-type="float" office:value="10.837605">
                <text:p>10.8376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053131868">
                <text:p>5.053131868</text:p>
              </table:table-cell>
              <table:table-cell office:value-type="float" office:value="10.7364025">
                <text:p>10.73640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147157964">
                <text:p>5.147157964</text:p>
              </table:table-cell>
              <table:table-cell office:value-type="float" office:value="10.635345">
                <text:p>10.6353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242008044">
                <text:p>5.242008044</text:p>
              </table:table-cell>
              <table:table-cell office:value-type="float" office:value="10.5429535">
                <text:p>10.54295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337758404">
                <text:p>5.337758404</text:p>
              </table:table-cell>
              <table:table-cell office:value-type="float" office:value="10.443825">
                <text:p>10.4438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43427172">
                <text:p>5.43427172</text:p>
              </table:table-cell>
              <table:table-cell office:value-type="float" office:value="10.361265">
                <text:p>10.3612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53147169">
                <text:p>5.53147169</text:p>
              </table:table-cell>
              <table:table-cell office:value-type="float" office:value="10.28807">
                <text:p>10.288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62868692">
                <text:p>5.62868692</text:p>
              </table:table-cell>
              <table:table-cell office:value-type="float" office:value="10.286454">
                <text:p>10.2864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72512394">
                <text:p>5.72512394</text:p>
              </table:table-cell>
              <table:table-cell office:value-type="float" office:value="10.369462">
                <text:p>10.3694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82064542">
                <text:p>5.82064542</text:p>
              </table:table-cell>
              <table:table-cell office:value-type="float" office:value="10.468849">
                <text:p>10.4688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91618216">
                <text:p>5.91618216</text:p>
              </table:table-cell>
              <table:table-cell office:value-type="float" office:value="10.467177">
                <text:p>10.4671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01217667">
                <text:p>6.01217667</text:p>
              </table:table-cell>
              <table:table-cell office:value-type="float" office:value="10.417262">
                <text:p>10.4172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108476356">
                <text:p>6.108476356</text:p>
              </table:table-cell>
              <table:table-cell office:value-type="float" office:value="10.38425">
                <text:p>10.384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204501386">
                <text:p>6.204501386</text:p>
              </table:table-cell>
              <table:table-cell office:value-type="float" office:value="10.413952">
                <text:p>10.4139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300312786">
                <text:p>6.300312786</text:p>
              </table:table-cell>
              <table:table-cell office:value-type="float" office:value="10.437172">
                <text:p>10.4371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396368331">
                <text:p>6.396368331</text:p>
              </table:table-cell>
              <table:table-cell office:value-type="float" office:value="10.410643">
                <text:p>10.4106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492759571">
                <text:p>6.492759571</text:p>
              </table:table-cell>
              <table:table-cell office:value-type="float" office:value="10.374387">
                <text:p>10.3743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589028741">
                <text:p>6.589028741</text:p>
              </table:table-cell>
              <table:table-cell office:value-type="float" office:value="10.387542">
                <text:p>10.3875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684733326">
                <text:p>6.684733326</text:p>
              </table:table-cell>
              <table:table-cell office:value-type="float" office:value="10.44882">
                <text:p>10.448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780376876">
                <text:p>6.780376876</text:p>
              </table:table-cell>
              <table:table-cell office:value-type="float" office:value="10.455488">
                <text:p>10.4554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876203532">
                <text:p>6.876203532</text:p>
              </table:table-cell>
              <table:table-cell office:value-type="float" office:value="10.43551">
                <text:p>10.435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971618192">
                <text:p>6.971618192</text:p>
              </table:table-cell>
              <table:table-cell office:value-type="float" office:value="10.48057">
                <text:p>10.480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066422492">
                <text:p>7.066422492</text:p>
              </table:table-cell>
              <table:table-cell office:value-type="float" office:value="10.548044">
                <text:p>10.5480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161165762">
                <text:p>7.161165762</text:p>
              </table:table-cell>
              <table:table-cell office:value-type="float" office:value="10.554839">
                <text:p>10.5548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256244732">
                <text:p>7.256244732</text:p>
              </table:table-cell>
              <table:table-cell office:value-type="float" office:value="10.517573">
                <text:p>10.5175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351323702">
                <text:p>7.351323702</text:p>
              </table:table-cell>
              <table:table-cell office:value-type="float" office:value="10.517573">
                <text:p>10.5175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445944902">
                <text:p>7.445944902</text:p>
              </table:table-cell>
              <table:table-cell office:value-type="float" office:value="10.568456">
                <text:p>10.5684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540474542">
                <text:p>7.540474542</text:p>
              </table:table-cell>
              <table:table-cell office:value-type="float" office:value="10.5786915">
                <text:p>10.57869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635187292">
                <text:p>7.635187292</text:p>
              </table:table-cell>
              <table:table-cell office:value-type="float" office:value="10.55824">
                <text:p>10.558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729747452">
                <text:p>7.729747452</text:p>
              </table:table-cell>
              <table:table-cell office:value-type="float" office:value="10.575277">
                <text:p>10.5752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824048206">
                <text:p>7.824048206</text:p>
              </table:table-cell>
              <table:table-cell office:value-type="float" office:value="10.604369">
                <text:p>10.6043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918364216">
                <text:p>7.918364216</text:p>
              </table:table-cell>
              <table:table-cell office:value-type="float" office:value="10.6026535">
                <text:p>10.60265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012863342">
                <text:p>8.012863342</text:p>
              </table:table-cell>
              <table:table-cell office:value-type="float" office:value="10.582108">
                <text:p>10.5821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107347212">
                <text:p>8.107347212</text:p>
              </table:table-cell>
              <table:table-cell office:value-type="float" office:value="10.583817">
                <text:p>10.5838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201754778">
                <text:p>8.201754778</text:p>
              </table:table-cell>
              <table:table-cell office:value-type="float" office:value="10.592371">
                <text:p>10.5923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296238648">
                <text:p>8.296238648</text:p>
              </table:table-cell>
              <table:table-cell office:value-type="float" office:value="10.583817">
                <text:p>10.5838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390768288">
                <text:p>8.390768288</text:p>
              </table:table-cell>
              <table:table-cell office:value-type="float" office:value="10.5786915">
                <text:p>10.57869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485206368">
                <text:p>8.485206368</text:p>
              </table:table-cell>
              <table:table-cell office:value-type="float" office:value="10.588948">
                <text:p>10.5889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579736008">
                <text:p>8.579736008</text:p>
              </table:table-cell>
              <table:table-cell office:value-type="float" office:value="10.5786915">
                <text:p>10.57869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674341948">
                <text:p>8.674341948</text:p>
              </table:table-cell>
              <table:table-cell office:value-type="float" office:value="10.570161">
                <text:p>10.5701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76893262799999">
                <text:p>8.76893262799999</text:p>
              </table:table-cell>
              <table:table-cell office:value-type="float" office:value="10.571866">
                <text:p>10.5718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86350804799999">
                <text:p>8.86350804799999</text:p>
              </table:table-cell>
              <table:table-cell office:value-type="float" office:value="10.573571">
                <text:p>10.5735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.958190278">
                <text:p>8.958190278</text:p>
              </table:table-cell>
              <table:table-cell office:value-type="float" office:value="10.561644">
                <text:p>10.5616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05310138799999">
                <text:p>9.05310138799999</text:p>
              </table:table-cell>
              <table:table-cell office:value-type="float" office:value="10.536174">
                <text:p>10.5361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.14830242799999">
                <text:p>9.14830242799999</text:p>
              </table:table-cell>
              <table:table-cell office:value-type="float" office:value="10.504087">
                <text:p>10.5040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24368656799999">
                <text:p>9.24368656799999</text:p>
              </table:table-cell>
              <table:table-cell office:value-type="float" office:value="10.483923">
                <text:p>10.4839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33936063799999">
                <text:p>9.33936063799999</text:p>
              </table:table-cell>
              <table:table-cell office:value-type="float" office:value="10.452153">
                <text:p>10.4521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43514151799999">
                <text:p>9.43514151799999</text:p>
              </table:table-cell>
              <table:table-cell office:value-type="float" office:value="10.440497">
                <text:p>10.4404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53112076799999">
                <text:p>9.53112076799999</text:p>
              </table:table-cell>
              <table:table-cell office:value-type="float" office:value="10.418919">
                <text:p>10.4189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.62737467799999">
                <text:p>9.62737467799999</text:p>
              </table:table-cell>
              <table:table-cell office:value-type="float" office:value="10.389188">
                <text:p>10.3891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72376591799999">
                <text:p>9.72376591799999</text:p>
              </table:table-cell>
              <table:table-cell office:value-type="float" office:value="10.374387">
                <text:p>10.3743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82026397799999">
                <text:p>9.82026397799999</text:p>
              </table:table-cell>
              <table:table-cell office:value-type="float" office:value="10.362904">
                <text:p>10.3629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.91667047799999">
                <text:p>9.91667047799999</text:p>
              </table:table-cell>
              <table:table-cell office:value-type="float" office:value="10.372745">
                <text:p>10.3727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.013138018">
                <text:p>10.013138018</text:p>
              </table:table-cell>
              <table:table-cell office:value-type="float" office:value="10.366181">
                <text:p>10.3661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.109742888">
                <text:p>10.109742888</text:p>
              </table:table-cell>
              <table:table-cell office:value-type="float" office:value="10.351446">
                <text:p>10.3514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.206576638">
                <text:p>10.206576638</text:p>
              </table:table-cell>
              <table:table-cell office:value-type="float" office:value="10.326979">
                <text:p>10.3269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.303471424">
                <text:p>10.303471424</text:p>
              </table:table-cell>
              <table:table-cell office:value-type="float" office:value="10.320474">
                <text:p>10.3204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.400503544">
                <text:p>10.400503544</text:p>
              </table:table-cell>
              <table:table-cell office:value-type="float" office:value="10.305865">
                <text:p>10.3058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.497734034">
                <text:p>10.497734034</text:p>
              </table:table-cell>
              <table:table-cell office:value-type="float" office:value="10.284841">
                <text:p>10.2848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.595132364">
                <text:p>10.595132364</text:p>
              </table:table-cell>
              <table:table-cell office:value-type="float" office:value="10.267117">
                <text:p>10.2671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.692530694">
                <text:p>10.692530694</text:p>
              </table:table-cell>
              <table:table-cell office:value-type="float" office:value="10.267117">
                <text:p>10.2671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790020584">
                <text:p>10.790020584</text:p>
              </table:table-cell>
              <table:table-cell office:value-type="float" office:value="10.257474">
                <text:p>10.2574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887754618">
                <text:p>10.887754618</text:p>
              </table:table-cell>
              <table:table-cell office:value-type="float" office:value="10.231851">
                <text:p>10.2318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.985671768">
                <text:p>10.985671768</text:p>
              </table:table-cell>
              <table:table-cell office:value-type="float" office:value="10.212715">
                <text:p>10.2127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.083405802">
                <text:p>11.083405802</text:p>
              </table:table-cell>
              <table:table-cell office:value-type="float" office:value="10.231851">
                <text:p>10.2318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.181078802">
                <text:p>11.181078802</text:p>
              </table:table-cell>
              <table:table-cell office:value-type="float" office:value="10.238244">
                <text:p>10.2382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.279072242">
                <text:p>11.279072242</text:p>
              </table:table-cell>
              <table:table-cell office:value-type="float" office:value="10.204764">
                <text:p>10.2047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.377355602">
                <text:p>11.377355602</text:p>
              </table:table-cell>
              <table:table-cell office:value-type="float" office:value="10.174663">
                <text:p>10.1746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.475226962">
                <text:p>11.475226962</text:p>
              </table:table-cell>
              <table:table-cell office:value-type="float" office:value="10.217493">
                <text:p>10.2174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.572198052">
                <text:p>11.572198052</text:p>
              </table:table-cell>
              <table:table-cell office:value-type="float" office:value="10.312352">
                <text:p>10.3123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.669214912">
                <text:p>11.669214912</text:p>
              </table:table-cell>
              <table:table-cell office:value-type="float" office:value="10.307487">
                <text:p>10.3074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.766704802">
                <text:p>11.766704802</text:p>
              </table:table-cell>
              <table:table-cell office:value-type="float" office:value="10.257474">
                <text:p>10.2574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.864164178">
                <text:p>11.864164178</text:p>
              </table:table-cell>
              <table:table-cell office:value-type="float" office:value="10.260686">
                <text:p>10.2606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.961211558">
                <text:p>11.961211558</text:p>
              </table:table-cell>
              <table:table-cell office:value-type="float" office:value="10.304245">
                <text:p>10.3042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.058289458">
                <text:p>12.058289458</text:p>
              </table:table-cell>
              <table:table-cell office:value-type="float" office:value="10.301006">
                <text:p>10.3010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.155672532">
                <text:p>12.155672532</text:p>
              </table:table-cell>
              <table:table-cell office:value-type="float" office:value="10.268725">
                <text:p>10.2687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.253208202">
                <text:p>12.253208202</text:p>
              </table:table-cell>
              <table:table-cell office:value-type="float" office:value="10.25266">
                <text:p>10.252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.350499722">
                <text:p>12.350499722</text:p>
              </table:table-cell>
              <table:table-cell office:value-type="float" office:value="10.278388">
                <text:p>10.2783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.447638656">
                <text:p>12.447638656</text:p>
              </table:table-cell>
              <table:table-cell office:value-type="float" office:value="10.294534">
                <text:p>10.2945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.545082776">
                <text:p>12.545082776</text:p>
              </table:table-cell>
              <table:table-cell office:value-type="float" office:value="10.262292">
                <text:p>10.2622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.642755776">
                <text:p>12.642755776</text:p>
              </table:table-cell>
              <table:table-cell office:value-type="float" office:value="10.238244">
                <text:p>10.2382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.740413516">
                <text:p>12.740413516</text:p>
              </table:table-cell>
              <table:table-cell office:value-type="float" office:value="10.239843">
                <text:p>10.2398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838071256">
                <text:p>12.838071256</text:p>
              </table:table-cell>
              <table:table-cell office:value-type="float" office:value="10.239843">
                <text:p>10.2398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935835806">
                <text:p>12.935835806</text:p>
              </table:table-cell>
              <table:table-cell office:value-type="float" office:value="10.228657">
                <text:p>10.2286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.033722426">
                <text:p>13.033722426</text:p>
              </table:table-cell>
              <table:table-cell office:value-type="float" office:value="10.2159">
                <text:p>10.21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.131410686">
                <text:p>13.131410686</text:p>
              </table:table-cell>
              <table:table-cell office:value-type="float" office:value="10.236645">
                <text:p>10.2366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.228747986">
                <text:p>13.228747986</text:p>
              </table:table-cell>
              <table:table-cell office:value-type="float" office:value="10.273555">
                <text:p>10.2735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.326024246">
                <text:p>13.326024246</text:p>
              </table:table-cell>
              <table:table-cell office:value-type="float" office:value="10.280001">
                <text:p>10.2800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.423468366">
                <text:p>13.423468366</text:p>
              </table:table-cell>
              <table:table-cell office:value-type="float" office:value="10.262292">
                <text:p>10.2622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.520958256">
                <text:p>13.520958256</text:p>
              </table:table-cell>
              <table:table-cell office:value-type="float" office:value="10.257474">
                <text:p>10.2574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.618448146">
                <text:p>13.618448146</text:p>
              </table:table-cell>
              <table:table-cell office:value-type="float" office:value="10.257474">
                <text:p>10.2574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.716014336">
                <text:p>13.716014336</text:p>
              </table:table-cell>
              <table:table-cell office:value-type="float" office:value="10.249453">
                <text:p>10.2494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.813824666">
                <text:p>13.813824666</text:p>
              </table:table-cell>
              <table:table-cell office:value-type="float" office:value="10.223869">
                <text:p>10.2238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.911879142">
                <text:p>13.911879142</text:p>
              </table:table-cell>
              <table:table-cell office:value-type="float" office:value="10.198412">
                <text:p>10.1984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.009994652">
                <text:p>14.009994652</text:p>
              </table:table-cell>
              <table:table-cell office:value-type="float" office:value="10.192068">
                <text:p>10.1920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.108216972">
                <text:p>14.108216972</text:p>
              </table:table-cell>
              <table:table-cell office:value-type="float" office:value="10.1809845">
                <text:p>10.18098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.206607152">
                <text:p>14.206607152</text:p>
              </table:table-cell>
              <table:table-cell office:value-type="float" office:value="10.163616">
                <text:p>10.1636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.305256732">
                <text:p>14.305256732</text:p>
              </table:table-cell>
              <table:table-cell office:value-type="float" office:value="10.13689">
                <text:p>10.136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.404180972">
                <text:p>14.404180972</text:p>
              </table:table-cell>
              <table:table-cell office:value-type="float" office:value="10.108746">
                <text:p>10.10874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.503044172">
                <text:p>14.503044172</text:p>
              </table:table-cell>
              <table:table-cell office:value-type="float" office:value="10.114986">
                <text:p>10.11498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.602044708">
                <text:p>14.602044708</text:p>
              </table:table-cell>
              <table:table-cell office:value-type="float" office:value="10.100956">
                <text:p>10.1009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.701472498">
                <text:p>14.701472498</text:p>
              </table:table-cell>
              <table:table-cell office:value-type="float" office:value="10.05755">
                <text:p>10.057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.801113908">
                <text:p>14.801113908</text:p>
              </table:table-cell>
              <table:table-cell office:value-type="float" office:value="10.035988">
                <text:p>10.0359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.900587474">
                <text:p>14.900587474</text:p>
              </table:table-cell>
              <table:table-cell office:value-type="float" office:value="10.052922">
                <text:p>10.0529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.00006104">
                <text:p>15.00006104</text:p>
              </table:table-cell>
              <table:table-cell office:value-type="float" office:value="10.052922">
                <text:p>10.0529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.09974823">
                <text:p>15.09974823</text:p>
              </table:table-cell>
              <table:table-cell office:value-type="float" office:value="10.03138">
                <text:p>10.031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.19943542">
                <text:p>15.19943542</text:p>
              </table:table-cell>
              <table:table-cell office:value-type="float" office:value="10.03138">
                <text:p>10.031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5.29872587">
                <text:p>15.29872587</text:p>
              </table:table-cell>
              <table:table-cell office:value-type="float" office:value="10.071462">
                <text:p>10.0714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5.397604336">
                <text:p>15.397604336</text:p>
              </table:table-cell>
              <table:table-cell office:value-type="float" office:value="10.113426">
                <text:p>10.1134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5.496116586">
                <text:p>15.496116586</text:p>
              </table:table-cell>
              <table:table-cell office:value-type="float" office:value="10.151022">
                <text:p>10.1510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.594460976">
                <text:p>15.594460976</text:p>
              </table:table-cell>
              <table:table-cell office:value-type="float" office:value="10.168347">
                <text:p>10.1683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.692622266">
                <text:p>15.692622266</text:p>
              </table:table-cell>
              <table:table-cell office:value-type="float" office:value="10.187315">
                <text:p>10.1873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.790386816">
                <text:p>15.790386816</text:p>
              </table:table-cell>
              <table:table-cell office:value-type="float" office:value="10.228657">
                <text:p>10.22865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.887541006">
                <text:p>15.887541006</text:p>
              </table:table-cell>
              <table:table-cell office:value-type="float" office:value="10.292917">
                <text:p>10.2929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.984176396">
                <text:p>15.984176396</text:p>
              </table:table-cell>
              <table:table-cell office:value-type="float" office:value="10.348177">
                <text:p>10.3481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.080689712">
                <text:p>16.080689712</text:p>
              </table:table-cell>
              <table:table-cell office:value-type="float" office:value="10.361265">
                <text:p>10.3612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.177233542">
                <text:p>16.177233542</text:p>
              </table:table-cell>
              <table:table-cell office:value-type="float" office:value="10.35799">
                <text:p>10.357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.273716342">
                <text:p>16.273716342</text:p>
              </table:table-cell>
              <table:table-cell office:value-type="float" office:value="10.364542">
                <text:p>10.3645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.369771887">
                <text:p>16.369771887</text:p>
              </table:table-cell>
              <table:table-cell office:value-type="float" office:value="10.410643">
                <text:p>10.4106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.465690097">
                <text:p>16.465690097</text:p>
              </table:table-cell>
              <table:table-cell office:value-type="float" office:value="10.4255495">
                <text:p>10.42554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.561760897">
                <text:p>16.561760897</text:p>
              </table:table-cell>
              <table:table-cell office:value-type="float" office:value="10.408989">
                <text:p>10.4089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.658030067">
                <text:p>16.658030067</text:p>
              </table:table-cell>
              <table:table-cell office:value-type="float" office:value="10.387542">
                <text:p>10.3875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.754253457">
                <text:p>16.754253457</text:p>
              </table:table-cell>
              <table:table-cell office:value-type="float" office:value="10.392483">
                <text:p>10.39248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.850370037">
                <text:p>16.850370037</text:p>
              </table:table-cell>
              <table:table-cell office:value-type="float" office:value="10.404032">
                <text:p>10.4040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.946501877">
                <text:p>16.946501877</text:p>
              </table:table-cell>
              <table:table-cell office:value-type="float" office:value="10.402381">
                <text:p>10.4023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.042801563">
                <text:p>17.042801563</text:p>
              </table:table-cell>
              <table:table-cell office:value-type="float" office:value="10.38425">
                <text:p>10.384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.139009693">
                <text:p>17.139009693</text:p>
              </table:table-cell>
              <table:table-cell office:value-type="float" office:value="10.394132">
                <text:p>10.3941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.234805833">
                <text:p>17.234805833</text:p>
              </table:table-cell>
              <table:table-cell office:value-type="float" office:value="10.438834">
                <text:p>10.4388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.330571453">
                <text:p>17.330571453</text:p>
              </table:table-cell>
              <table:table-cell office:value-type="float" office:value="10.442161">
                <text:p>10.4421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.426398109">
                <text:p>17.426398109</text:p>
              </table:table-cell>
              <table:table-cell office:value-type="float" office:value="10.43551">
                <text:p>10.435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.522056919">
                <text:p>17.522056919</text:p>
              </table:table-cell>
              <table:table-cell office:value-type="float" office:value="10.45382">
                <text:p>10.453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.617868319">
                <text:p>17.617868319</text:p>
              </table:table-cell>
              <table:table-cell office:value-type="float" office:value="10.437172">
                <text:p>10.4371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.713893349">
                <text:p>17.713893349</text:p>
              </table:table-cell>
              <table:table-cell office:value-type="float" office:value="10.413952">
                <text:p>10.4139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.809933635">
                <text:p>17.809933635</text:p>
              </table:table-cell>
              <table:table-cell office:value-type="float" office:value="10.412297">
                <text:p>10.4122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.905790805">
                <text:p>17.905790805</text:p>
              </table:table-cell>
              <table:table-cell office:value-type="float" office:value="10.432187">
                <text:p>10.4321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.001678495">
                <text:p>18.001678495</text:p>
              </table:table-cell>
              <table:table-cell office:value-type="float" office:value="10.428867">
                <text:p>10.4288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.097764555">
                <text:p>18.097764555</text:p>
              </table:table-cell>
              <table:table-cell office:value-type="float" office:value="10.407336">
                <text:p>10.4073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.193896395">
                <text:p>18.193896395</text:p>
              </table:table-cell>
              <table:table-cell office:value-type="float" office:value="10.402381">
                <text:p>10.4023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.289921425">
                <text:p>18.289921425</text:p>
              </table:table-cell>
              <table:table-cell office:value-type="float" office:value="10.413952">
                <text:p>10.4139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.385931195">
                <text:p>18.385931195</text:p>
              </table:table-cell>
              <table:table-cell office:value-type="float" office:value="10.4156065">
                <text:p>10.41560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.482063035">
                <text:p>18.482063035</text:p>
              </table:table-cell>
              <table:table-cell office:value-type="float" office:value="10.402381">
                <text:p>10.4023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.578332205">
                <text:p>18.578332205</text:p>
              </table:table-cell>
              <table:table-cell office:value-type="float" office:value="10.387542">
                <text:p>10.3875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.674403005">
                <text:p>18.674403005</text:p>
              </table:table-cell>
              <table:table-cell office:value-type="float" office:value="10.408989">
                <text:p>10.4089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.770351735">
                <text:p>18.770351735</text:p>
              </table:table-cell>
              <table:table-cell office:value-type="float" office:value="10.422233">
                <text:p>10.4222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.86652935">
                <text:p>18.86652935</text:p>
              </table:table-cell>
              <table:table-cell office:value-type="float" office:value="10.397429">
                <text:p>10.3974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.962829036">
                <text:p>18.962829036</text:p>
              </table:table-cell>
              <table:table-cell office:value-type="float" office:value="10.38425">
                <text:p>10.384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.058899836">
                <text:p>19.058899836</text:p>
              </table:table-cell>
              <table:table-cell office:value-type="float" office:value="10.408989">
                <text:p>10.4089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.154772266">
                <text:p>19.154772266</text:p>
              </table:table-cell>
              <table:table-cell office:value-type="float" office:value="10.430527">
                <text:p>10.4305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.250766776">
                <text:p>19.250766776</text:p>
              </table:table-cell>
              <table:table-cell office:value-type="float" office:value="10.417262">
                <text:p>10.4172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.346868096">
                <text:p>19.346868096</text:p>
              </table:table-cell>
              <table:table-cell office:value-type="float" office:value="10.4056835">
                <text:p>10.40568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.442893126">
                <text:p>19.442893126</text:p>
              </table:table-cell>
              <table:table-cell office:value-type="float" office:value="10.413952">
                <text:p>10.4139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.538750296">
                <text:p>19.538750296</text:p>
              </table:table-cell>
              <table:table-cell office:value-type="float" office:value="10.432187">
                <text:p>10.4321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.634699026">
                <text:p>19.634699026</text:p>
              </table:table-cell>
              <table:table-cell office:value-type="float" office:value="10.422233">
                <text:p>10.4222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.730815606">
                <text:p>19.730815606</text:p>
              </table:table-cell>
              <table:table-cell office:value-type="float" office:value="10.404032">
                <text:p>10.40403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.826855892">
                <text:p>19.826855892</text:p>
              </table:table-cell>
              <table:table-cell office:value-type="float" office:value="10.412297">
                <text:p>10.4122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.922880922">
                <text:p>19.922880922</text:p>
              </table:table-cell>
              <table:table-cell office:value-type="float" office:value="10.413952">
                <text:p>10.41395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.019058537">
                <text:p>20.019058537</text:p>
              </table:table-cell>
              <table:table-cell office:value-type="float" office:value="10.397429">
                <text:p>10.3974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.115205637">
                <text:p>20.115205637</text:p>
              </table:table-cell>
              <table:table-cell office:value-type="float" office:value="10.40073">
                <text:p>10.400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.211291697">
                <text:p>20.211291697</text:p>
              </table:table-cell>
              <table:table-cell office:value-type="float" office:value="10.407336">
                <text:p>10.4073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.307515087">
                <text:p>20.307515087</text:p>
              </table:table-cell>
              <table:table-cell office:value-type="float" office:value="10.392483">
                <text:p>10.39248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.403906327">
                <text:p>20.403906327</text:p>
              </table:table-cell>
              <table:table-cell office:value-type="float" office:value="10.374387">
                <text:p>10.3743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.500358607">
                <text:p>20.500358607</text:p>
              </table:table-cell>
              <table:table-cell office:value-type="float" office:value="10.367822">
                <text:p>10.3678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.596856667">
                <text:p>20.596856667</text:p>
              </table:table-cell>
              <table:table-cell office:value-type="float" office:value="10.362904">
                <text:p>10.3629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.693354727">
                <text:p>20.693354727</text:p>
              </table:table-cell>
              <table:table-cell office:value-type="float" office:value="10.362904">
                <text:p>10.3629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.789868043">
                <text:p>20.789868043</text:p>
              </table:table-cell>
              <table:table-cell office:value-type="float" office:value="10.361265">
                <text:p>10.3612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.886472913">
                <text:p>20.886472913</text:p>
              </table:table-cell>
              <table:table-cell office:value-type="float" office:value="10.351446">
                <text:p>10.3514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.983016743">
                <text:p>20.983016743</text:p>
              </table:table-cell>
              <table:table-cell office:value-type="float" office:value="10.35799">
                <text:p>10.357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.079301173">
                <text:p>21.079301173</text:p>
              </table:table-cell>
              <table:table-cell office:value-type="float" office:value="10.385896">
                <text:p>10.3858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.175555083">
                <text:p>21.175555083</text:p>
              </table:table-cell>
              <table:table-cell office:value-type="float" office:value="10.389188">
                <text:p>10.3891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.272022623">
                <text:p>21.272022623</text:p>
              </table:table-cell>
              <table:table-cell office:value-type="float" office:value="10.366181">
                <text:p>10.36618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.368749563">
                <text:p>21.368749563</text:p>
              </table:table-cell>
              <table:table-cell office:value-type="float" office:value="10.338382">
                <text:p>10.3383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.465476503">
                <text:p>21.465476503</text:p>
              </table:table-cell>
              <table:table-cell office:value-type="float" office:value="10.338382">
                <text:p>10.3383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.562310253">
                <text:p>21.562310253</text:p>
              </table:table-cell>
              <table:table-cell office:value-type="float" office:value="10.326979">
                <text:p>10.3269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.659540743">
                <text:p>21.659540743</text:p>
              </table:table-cell>
              <table:table-cell office:value-type="float" office:value="10.284841">
                <text:p>10.2848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.757183223">
                <text:p>21.757183223</text:p>
              </table:table-cell>
              <table:table-cell office:value-type="float" office:value="10.241444">
                <text:p>10.24144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.855115629">
                <text:p>21.855115629</text:p>
              </table:table-cell>
              <table:table-cell office:value-type="float" office:value="10.211124">
                <text:p>10.21112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.953215879">
                <text:p>21.953215879</text:p>
              </table:table-cell>
              <table:table-cell office:value-type="float" office:value="10.193653">
                <text:p>10.1936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2.051590789">
                <text:p>22.051590789</text:p>
              </table:table-cell>
              <table:table-cell office:value-type="float" office:value="10.165194">
                <text:p>10.1651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2.150255624">
                <text:p>22.150255624</text:p>
              </table:table-cell>
              <table:table-cell office:value-type="float" office:value="10.135323">
                <text:p>10.1353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.24913409">
                <text:p>22.24913409</text:p>
              </table:table-cell>
              <table:table-cell office:value-type="float" office:value="10.113426">
                <text:p>10.11342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2.34807359">
                <text:p>22.34807359</text:p>
              </table:table-cell>
              <table:table-cell office:value-type="float" office:value="10.107187">
                <text:p>10.1071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2.44702835">
                <text:p>22.44702835</text:p>
              </table:table-cell>
              <table:table-cell office:value-type="float" office:value="10.105628">
                <text:p>10.10562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2.546150956">
                <text:p>22.546150956</text:p>
              </table:table-cell>
              <table:table-cell office:value-type="float" office:value="10.088516">
                <text:p>10.0885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2.645700816">
                <text:p>22.645700816</text:p>
              </table:table-cell>
              <table:table-cell office:value-type="float" office:value="10.0452175">
                <text:p>10.04521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2.745586376">
                <text:p>22.745586376</text:p>
              </table:table-cell>
              <table:table-cell office:value-type="float" office:value="10.0114565">
                <text:p>10.01145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.845441416">
                <text:p>22.845441416</text:p>
              </table:table-cell>
              <table:table-cell office:value-type="float" office:value="10.014517">
                <text:p>10.01451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.945220156">
                <text:p>22.945220156</text:p>
              </table:table-cell>
              <table:table-cell office:value-type="float" office:value="10.022175">
                <text:p>10.0221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.045410896">
                <text:p>23.045410896</text:p>
              </table:table-cell>
              <table:table-cell office:value-type="float" office:value="9.980963">
                <text:p>9.98096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3.14584578">
                <text:p>23.14584578</text:p>
              </table:table-cell>
              <table:table-cell office:value-type="float" office:value="9.9567">
                <text:p>9.95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.24589919">
                <text:p>23.24589919</text:p>
              </table:table-cell>
              <table:table-cell office:value-type="float" office:value="9.994662">
                <text:p>9.99466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.34569319">
                <text:p>23.34569319</text:p>
              </table:table-cell>
              <table:table-cell office:value-type="float" office:value="10.020642">
                <text:p>10.02064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3.44594496">
                <text:p>23.44594496</text:p>
              </table:table-cell>
              <table:table-cell office:value-type="float" office:value="9.974886">
                <text:p>9.97488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3.546746055">
                <text:p>23.546746055</text:p>
              </table:table-cell>
              <table:table-cell office:value-type="float" office:value="9.920527">
                <text:p>9.92052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3.647562409">
                <text:p>23.647562409</text:p>
              </table:table-cell>
              <table:table-cell office:value-type="float" office:value="9.919026">
                <text:p>9.91902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3.747951519">
                <text:p>23.747951519</text:p>
              </table:table-cell>
              <table:table-cell office:value-type="float" office:value="9.961241">
                <text:p>9.9612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3.848584769">
                <text:p>23.848584769</text:p>
              </table:table-cell>
              <table:table-cell office:value-type="float" office:value="9.937074">
                <text:p>9.9370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3.949462169">
                <text:p>23.949462169</text:p>
              </table:table-cell>
              <table:table-cell office:value-type="float" office:value="9.913024">
                <text:p>9.9130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4.050278523">
                <text:p>24.050278523</text:p>
              </table:table-cell>
              <table:table-cell office:value-type="float" office:value="9.919026">
                <text:p>9.9190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4.150942289">
                <text:p>24.150942289</text:p>
              </table:table-cell>
              <table:table-cell office:value-type="float" office:value="9.934062">
                <text:p>9.93406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4.251682349">
                <text:p>24.251682349</text:p>
              </table:table-cell>
              <table:table-cell office:value-type="float" office:value="9.926538">
                <text:p>9.92653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4.352559749">
                <text:p>24.352559749</text:p>
              </table:table-cell>
              <table:table-cell office:value-type="float" office:value="9.913024">
                <text:p>9.9130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4.453421889">
                <text:p>24.453421889</text:p>
              </table:table-cell>
              <table:table-cell office:value-type="float" office:value="9.914523">
                <text:p>9.91452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4.554238243">
                <text:p>24.554238243</text:p>
              </table:table-cell>
              <table:table-cell office:value-type="float" office:value="9.919026">
                <text:p>9.9190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.655115643">
                <text:p>24.655115643</text:p>
              </table:table-cell>
              <table:table-cell office:value-type="float" office:value="9.913024">
                <text:p>9.91302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4.756023557">
                <text:p>24.756023557</text:p>
              </table:table-cell>
              <table:table-cell office:value-type="float" office:value="9.910026">
                <text:p>9.91002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.856931471">
                <text:p>24.856931471</text:p>
              </table:table-cell>
              <table:table-cell office:value-type="float" office:value="9.910026">
                <text:p>9.9100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4.957778351">
                <text:p>24.957778351</text:p>
              </table:table-cell>
              <table:table-cell office:value-type="float" office:value="9.916023">
                <text:p>9.91602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5.058655751">
                <text:p>25.058655751</text:p>
              </table:table-cell>
              <table:table-cell office:value-type="float" office:value="9.913024">
                <text:p>9.91302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.159609441">
                <text:p>25.159609441</text:p>
              </table:table-cell>
              <table:table-cell office:value-type="float" office:value="9.905532">
                <text:p>9.9055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5.260456321">
                <text:p>25.260456321</text:p>
              </table:table-cell>
              <table:table-cell office:value-type="float" office:value="9.916023">
                <text:p>9.9160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5.361348977">
                <text:p>25.361348977</text:p>
              </table:table-cell>
              <table:table-cell office:value-type="float" office:value="9.911525">
                <text:p>9.9115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5.462287407">
                <text:p>25.462287407</text:p>
              </table:table-cell>
              <table:table-cell office:value-type="float" office:value="9.907029">
                <text:p>9.90702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5.563134287">
                <text:p>25.563134287</text:p>
              </table:table-cell>
              <table:table-cell office:value-type="float" office:value="9.916023">
                <text:p>9.91602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5.663874347">
                <text:p>25.663874347</text:p>
              </table:table-cell>
              <table:table-cell office:value-type="float" office:value="9.926538">
                <text:p>9.9265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5.764446557">
                <text:p>25.764446557</text:p>
              </table:table-cell>
              <table:table-cell office:value-type="float" office:value="9.943105">
                <text:p>9.9431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5.864713587">
                <text:p>25.864713587</text:p>
              </table:table-cell>
              <table:table-cell office:value-type="float" office:value="9.973368">
                <text:p>9.97336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5.964950097">
                <text:p>25.964950097</text:p>
              </table:table-cell>
              <table:table-cell office:value-type="float" office:value="9.976404">
                <text:p>9.9764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6.065354467">
                <text:p>26.065354467</text:p>
              </table:table-cell>
              <table:table-cell office:value-type="float" office:value="9.959726">
                <text:p>9.9597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6.165819867">
                <text:p>26.165819867</text:p>
              </table:table-cell>
              <table:table-cell office:value-type="float" office:value="9.953676">
                <text:p>9.95367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6.266453117">
                <text:p>26.266453117</text:p>
              </table:table-cell>
              <table:table-cell office:value-type="float" office:value="9.937074">
                <text:p>9.93707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6.367147401">
                <text:p>26.367147401</text:p>
              </table:table-cell>
              <table:table-cell office:value-type="float" office:value="9.931051">
                <text:p>9.93105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.467933241">
                <text:p>26.467933241</text:p>
              </table:table-cell>
              <table:table-cell office:value-type="float" office:value="9.9220295">
                <text:p>9.922029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6.568719081">
                <text:p>26.568719081</text:p>
              </table:table-cell>
              <table:table-cell office:value-type="float" office:value="9.9220295">
                <text:p>9.922029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6.669535435">
                <text:p>26.669535435</text:p>
              </table:table-cell>
              <table:table-cell office:value-type="float" office:value="9.919026">
                <text:p>9.9190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6.770351789">
                <text:p>26.770351789</text:p>
              </table:table-cell>
              <table:table-cell office:value-type="float" office:value="9.919026">
                <text:p>9.9190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6.871000299">
                <text:p>26.871000299</text:p>
              </table:table-cell>
              <table:table-cell office:value-type="float" office:value="9.935568">
                <text:p>9.93556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6.971511479">
                <text:p>26.971511479</text:p>
              </table:table-cell>
              <table:table-cell office:value-type="float" office:value="9.949142">
                <text:p>9.94914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7.072114209">
                <text:p>27.072114209</text:p>
              </table:table-cell>
              <table:table-cell office:value-type="float" office:value="9.940088">
                <text:p>9.94008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7.172488059">
                <text:p>27.172488059</text:p>
              </table:table-cell>
              <table:table-cell office:value-type="float" office:value="9.962755">
                <text:p>9.96275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7.272327839">
                <text:p>27.272327839</text:p>
              </table:table-cell>
              <table:table-cell office:value-type="float" office:value="10.016048">
                <text:p>10.01604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7.371999769">
                <text:p>27.371999769</text:p>
              </table:table-cell>
              <table:table-cell office:value-type="float" office:value="10.032915">
                <text:p>10.03291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7.471824289">
                <text:p>27.471824289</text:p>
              </table:table-cell>
              <table:table-cell office:value-type="float" office:value="10.017579">
                <text:p>10.01757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7.571450439">
                <text:p>27.571450439</text:p>
              </table:table-cell>
              <table:table-cell office:value-type="float" office:value="10.037525">
                <text:p>10.0375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7.670466234">
                <text:p>27.670466234</text:p>
              </table:table-cell>
              <table:table-cell office:value-type="float" office:value="10.099399">
                <text:p>10.09939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7.769451514">
                <text:p>27.769451514</text:p>
              </table:table-cell>
              <table:table-cell office:value-type="float" office:value="10.102512">
                <text:p>10.1025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7.868558864">
                <text:p>27.868558864</text:p>
              </table:table-cell>
              <table:table-cell office:value-type="float" office:value="10.09007">
                <text:p>10.0900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7.967544144">
                <text:p>27.967544144</text:p>
              </table:table-cell>
              <table:table-cell office:value-type="float" office:value="10.102512">
                <text:p>10.1025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8.066193724">
                <text:p>28.066193724</text:p>
              </table:table-cell>
              <table:table-cell office:value-type="float" office:value="10.13689">
                <text:p>10.1368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8.164950114">
                <text:p>28.164950114</text:p>
              </table:table-cell>
              <table:table-cell office:value-type="float" office:value="10.125927">
                <text:p>10.1259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8.263859094">
                <text:p>28.263859094</text:p>
              </table:table-cell>
              <table:table-cell office:value-type="float" office:value="10.110306">
                <text:p>10.11030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.362432374">
                <text:p>28.362432374</text:p>
              </table:table-cell>
              <table:table-cell office:value-type="float" office:value="10.144736">
                <text:p>10.14473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8.460303734">
                <text:p>28.460303734</text:p>
              </table:table-cell>
              <table:table-cell office:value-type="float" office:value="10.217493">
                <text:p>10.21749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8.558175094">
                <text:p>28.558175094</text:p>
              </table:table-cell>
              <table:table-cell office:value-type="float" office:value="10.217493">
                <text:p>10.21749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8.65622957">
                <text:p>28.65622957</text:p>
              </table:table-cell>
              <table:table-cell office:value-type="float" office:value="10.198412">
                <text:p>10.1984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8.753948345">
                <text:p>28.753948345</text:p>
              </table:table-cell>
              <table:table-cell office:value-type="float" office:value="10.233448">
                <text:p>10.23344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8.850904175">
                <text:p>28.850904175</text:p>
              </table:table-cell>
              <table:table-cell office:value-type="float" office:value="10.313975">
                <text:p>10.3139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8.947783705">
                <text:p>28.947783705</text:p>
              </table:table-cell>
              <table:table-cell office:value-type="float" office:value="10.322099">
                <text:p>10.32209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9.04490738">
                <text:p>29.04490738</text:p>
              </table:table-cell>
              <table:table-cell office:value-type="float" office:value="10.296151">
                <text:p>10.29615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9.14178691">
                <text:p>29.14178691</text:p>
              </table:table-cell>
              <table:table-cell office:value-type="float" office:value="10.322099">
                <text:p>10.32209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9.23794927">
                <text:p>29.23794927</text:p>
              </table:table-cell>
              <table:table-cell office:value-type="float" office:value="10.399079">
                <text:p>10.39907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9.33411163">
                <text:p>29.33411163</text:p>
              </table:table-cell>
              <table:table-cell office:value-type="float" office:value="10.399079">
                <text:p>10.39907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9.43067072">
                <text:p>29.43067072</text:p>
              </table:table-cell>
              <table:table-cell office:value-type="float" office:value="10.356353">
                <text:p>10.35635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9.52755025">
                <text:p>29.52755025</text:p>
              </table:table-cell>
              <table:table-cell office:value-type="float" office:value="10.322099">
                <text:p>10.32209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9.62449082">
                <text:p>29.62449082</text:p>
              </table:table-cell>
              <table:table-cell office:value-type="float" office:value="10.3155985">
                <text:p>10.315598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9.721599236">
                <text:p>29.721599236</text:p>
              </table:table-cell>
              <table:table-cell office:value-type="float" office:value="10.297769">
                <text:p>10.29776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9.819012836">
                <text:p>29.819012836</text:p>
              </table:table-cell>
              <table:table-cell office:value-type="float" office:value="10.265507">
                <text:p>10.26550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9.916670576">
                <text:p>29.916670576</text:p>
              </table:table-cell>
              <table:table-cell office:value-type="float" office:value="10.239843">
                <text:p>10.23984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0.014587726">
                <text:p>30.014587726</text:p>
              </table:table-cell>
              <table:table-cell office:value-type="float" office:value="10.212715">
                <text:p>10.21271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0.112764276">
                <text:p>30.112764276</text:p>
              </table:table-cell>
              <table:table-cell office:value-type="float" office:value="10.185732">
                <text:p>10.18573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0.211215486">
                <text:p>30.211215486</text:p>
              </table:table-cell>
              <table:table-cell office:value-type="float" office:value="10.157314">
                <text:p>10.15731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0.309880321">
                <text:p>30.309880321</text:p>
              </table:table-cell>
              <table:table-cell office:value-type="float" office:value="10.135323">
                <text:p>10.13532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0.408865601">
                <text:p>30.408865601</text:p>
              </table:table-cell>
              <table:table-cell office:value-type="float" office:value="10.102512">
                <text:p>10.1025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0.508171311">
                <text:p>30.508171311</text:p>
              </table:table-cell>
              <table:table-cell office:value-type="float" office:value="10.069915">
                <text:p>10.06991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0.607751691">
                <text:p>30.607751691</text:p>
              </table:table-cell>
              <table:table-cell office:value-type="float" office:value="10.042139">
                <text:p>10.04213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0.707637251">
                <text:p>30.707637251</text:p>
              </table:table-cell>
              <table:table-cell office:value-type="float" office:value="10.0114565">
                <text:p>10.011456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0.807873761">
                <text:p>30.807873761</text:p>
              </table:table-cell>
              <table:table-cell office:value-type="float" office:value="9.976404">
                <text:p>9.97640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0.908415457">
                <text:p>30.908415457</text:p>
              </table:table-cell>
              <table:table-cell office:value-type="float" office:value="9.946123">
                <text:p>9.94612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1.009155517">
                <text:p>31.009155517</text:p>
              </table:table-cell>
              <table:table-cell office:value-type="float" office:value="9.926538">
                <text:p>9.92653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1.109956612">
                <text:p>31.109956612</text:p>
              </table:table-cell>
              <table:table-cell office:value-type="float" office:value="9.920527">
                <text:p>9.92052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1.210711932">
                <text:p>31.210711932</text:p>
              </table:table-cell>
              <table:table-cell office:value-type="float" office:value="9.9250345">
                <text:p>9.925034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1.311482512">
                <text:p>31.311482512</text:p>
              </table:table-cell>
              <table:table-cell office:value-type="float" office:value="9.923532">
                <text:p>9.92353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1.412268352">
                <text:p>31.412268352</text:p>
              </table:table-cell>
              <table:table-cell office:value-type="float" office:value="9.9220295">
                <text:p>9.922029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1.512825307">
                <text:p>31.512825307</text:p>
              </table:table-cell>
              <table:table-cell office:value-type="float" office:value="9.944613">
                <text:p>9.94461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1.613153372">
                <text:p>31.613153372</text:p>
              </table:table-cell>
              <table:table-cell office:value-type="float" office:value="9.9673">
                <text:p>9.967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1.713115227">
                <text:p>31.713115227</text:p>
              </table:table-cell>
              <table:table-cell office:value-type="float" office:value="10.003816">
                <text:p>10.0038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1.812695607">
                <text:p>31.812695607</text:p>
              </table:table-cell>
              <table:table-cell office:value-type="float" office:value="10.042139">
                <text:p>10.04213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1.911955542">
                <text:p>31.911955542</text:p>
              </table:table-cell>
              <table:table-cell office:value-type="float" office:value="10.074558">
                <text:p>10.07455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2.010940822">
                <text:p>32.010940822</text:p>
              </table:table-cell>
              <table:table-cell office:value-type="float" office:value="10.102512">
                <text:p>10.1025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2.109468328">
                <text:p>32.109468328</text:p>
              </table:table-cell>
              <table:table-cell office:value-type="float" office:value="10.149449">
                <text:p>10.14944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2.207736428">
                <text:p>32.207736428</text:p>
              </table:table-cell>
              <table:table-cell office:value-type="float" office:value="10.176242">
                <text:p>10.17624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2.306111338">
                <text:p>32.306111338</text:p>
              </table:table-cell>
              <table:table-cell office:value-type="float" office:value="10.165194">
                <text:p>10.16519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2.404501518">
                <text:p>32.404501518</text:p>
              </table:table-cell>
              <table:table-cell office:value-type="float" office:value="10.163616">
                <text:p>10.1636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2.502739098">
                <text:p>32.502739098</text:p>
              </table:table-cell>
              <table:table-cell office:value-type="float" office:value="10.179403">
                <text:p>10.17940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2.600976678">
                <text:p>32.600976678</text:p>
              </table:table-cell>
              <table:table-cell office:value-type="float" office:value="10.179403">
                <text:p>10.1794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2.699244778">
                <text:p>32.699244778</text:p>
              </table:table-cell>
              <table:table-cell office:value-type="float" office:value="10.176242">
                <text:p>10.17624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2.797512878">
                <text:p>32.797512878</text:p>
              </table:table-cell>
              <table:table-cell office:value-type="float" office:value="10.176242">
                <text:p>10.1762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1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